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1970-&gt;2020:FIFO, 2021:LIFO, 2022:HIFO, 2023: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36:z36&quot;; 2021)" table:style-name="transparent_default"/>
          <table:table-cell table:formula="=HYPERLINK(&quot;#B1 Tax.a36:z36&quot;; &quot;B1&quot;)" table:style-name="transparent_default"/>
          <table:table-cell table:formula="=HYPERLINK(&quot;#B1 Tax.a36:z36&quot;; 115820.000000000000000)" table:style-name="transparent_fiat"/>
          <table:table-cell table:formula="=HYPERLINK(&quot;#B1 Tax.a36:z36&quot;; &quot;LONG&quot;)" table:style-name="transparent_default"/>
          <table:table-cell table:formula="=HYPERLINK(&quot;#B1 Tax.a36:z36&quot;; &quot;SELL&quot;)" table:style-name="transparent_default"/>
          <table:table-cell table:formula="=HYPERLINK(&quot;#B1 Tax.a36:z36&quot;; 11.80000000000)" table:style-name="transparent_crypto"/>
          <table:table-cell table:formula="=HYPERLINK(&quot;#B1 Tax.a36:z36&quot;; 270000.000000000000000)" table:style-name="transparent_fiat"/>
          <table:table-cell table:formula="=HYPERLINK(&quot;#B1 Tax.a36:z36&quot;; 154180.000000000000000)" table:style-name="transparent_fiat"/>
          <table:table-cell/>
        </table:table-row>
        <table:table-row>
          <table:table-cell table:formula="=HYPERLINK(&quot;#B1 Tax.a36:z36&quot;; 2021)" table:style-name="transparent_default"/>
          <table:table-cell table:formula="=HYPERLINK(&quot;#B1 Tax.a36:z36&quot;; &quot;B1&quot;)" table:style-name="transparent_default"/>
          <table:table-cell table:formula="=HYPERLINK(&quot;#B1 Tax.a36:z36&quot;; 30300.000000000000000)" table:style-name="transparent_fiat"/>
          <table:table-cell table:formula="=HYPERLINK(&quot;#B1 Tax.a36:z36&quot;; &quot;LONG&quot;)" table:style-name="transparent_default"/>
          <table:table-cell table:formula="=HYPERLINK(&quot;#B1 Tax.a36:z36&quot;; &quot;GIFT&quot;)" table:style-name="transparent_default"/>
          <table:table-cell table:formula="=HYPERLINK(&quot;#B1 Tax.a36:z36&quot;; 3.00000000000)" table:style-name="transparent_crypto"/>
          <table:table-cell table:formula="=HYPERLINK(&quot;#B1 Tax.a36:z36&quot;; 69000.000000000000000)" table:style-name="transparent_fiat"/>
          <table:table-cell table:formula="=HYPERLINK(&quot;#B1 Tax.a36:z36&quot;; 38700.000000000000000)" table:style-name="transparent_fiat"/>
          <table:table-cell/>
        </table:table-row>
        <table:table-row>
          <table:table-cell table:formula="=HYPERLINK(&quot;#B1 Tax.a27:z27&quot;; 2020)" table:style-name="transparent_default"/>
          <table:table-cell table:formula="=HYPERLINK(&quot;#B1 Tax.a27:z27&quot;; &quot;B1&quot;)" table:style-name="transparent_default"/>
          <table:table-cell table:formula="=HYPERLINK(&quot;#B1 Tax.a27:z27&quot;; 112000.0000000000000000)" table:style-name="transparent_fiat"/>
          <table:table-cell table:formula="=HYPERLINK(&quot;#B1 Tax.a27:z27&quot;; &quot;LONG&quot;)" table:style-name="transparent_default"/>
          <table:table-cell table:formula="=HYPERLINK(&quot;#B1 Tax.a27:z27&quot;; &quot;SELL&quot;)" table:style-name="transparent_default"/>
          <table:table-cell table:formula="=HYPERLINK(&quot;#B1 Tax.a27:z27&quot;; 11.80000000000)" table:style-name="transparent_crypto"/>
          <table:table-cell table:formula="=HYPERLINK(&quot;#B1 Tax.a27:z27&quot;; 270000.0000000000000000)" table:style-name="transparent_fiat"/>
          <table:table-cell table:formula="=HYPERLINK(&quot;#B1 Tax.a27:z27&quot;; 158000.0000000000000000)" table:style-name="transparent_fiat"/>
          <table:table-cell/>
        </table:table-row>
        <table:table-row>
          <table:table-cell table:formula="=HYPERLINK(&quot;#B1 Tax.a27:z27&quot;; 2020)" table:style-name="transparent_default"/>
          <table:table-cell table:formula="=HYPERLINK(&quot;#B1 Tax.a27:z27&quot;; &quot;B1&quot;)" table:style-name="transparent_default"/>
          <table:table-cell table:formula="=HYPERLINK(&quot;#B1 Tax.a27:z27&quot;; 35400.0000000000000000)" table:style-name="transparent_fiat"/>
          <table:table-cell table:formula="=HYPERLINK(&quot;#B1 Tax.a27:z27&quot;; &quot;LONG&quot;)" table:style-name="transparent_default"/>
          <table:table-cell table:formula="=HYPERLINK(&quot;#B1 Tax.a27:z27&quot;; &quot;GIFT&quot;)" table:style-name="transparent_default"/>
          <table:table-cell table:formula="=HYPERLINK(&quot;#B1 Tax.a27:z27&quot;; 3.00000000000)" table:style-name="transparent_crypto"/>
          <table:table-cell table:formula="=HYPERLINK(&quot;#B1 Tax.a27:z27&quot;; 69000.000000000000000)" table:style-name="transparent_fiat"/>
          <table:table-cell table:formula="=HYPERLINK(&quot;#B1 Tax.a27:z27&quot;; 33600.0000000000000000)" table:style-name="transparent_fiat"/>
          <table:table-cell/>
        </table:table-row>
        <table:table-row>
          <table:table-cell table:formula="=HYPERLINK(&quot;#B2 Tax.a71:z71&quot;; 2024)" table:style-name="transparent_default"/>
          <table:table-cell table:formula="=HYPERLINK(&quot;#B2 Tax.a71:z71&quot;; &quot;B2&quot;)" table:style-name="transparent_default"/>
          <table:table-cell table:formula="=HYPERLINK(&quot;#B2 Tax.a71:z71&quot;; 7200.0000000000000000)" table:style-name="transparent_fiat"/>
          <table:table-cell table:formula="=HYPERLINK(&quot;#B2 Tax.a71:z71&quot;; &quot;LONG&quot;)" table:style-name="transparent_default"/>
          <table:table-cell table:formula="=HYPERLINK(&quot;#B2 Tax.a71:z71&quot;; &quot;SELL&quot;)" table:style-name="transparent_default"/>
          <table:table-cell table:formula="=HYPERLINK(&quot;#B2 Tax.a71:z71&quot;; 0.40000000000)" table:style-name="transparent_crypto"/>
          <table:table-cell table:formula="=HYPERLINK(&quot;#B2 Tax.a71:z71&quot;; 12000.0000000000000000)" table:style-name="transparent_fiat"/>
          <table:table-cell table:formula="=HYPERLINK(&quot;#B2 Tax.a71:z71&quot;; 4800.000000000000000)" table:style-name="transparent_fiat"/>
          <table:table-cell/>
        </table:table-row>
        <table:table-row>
          <table:table-cell table:formula="=HYPERLINK(&quot;#B2 Tax.a63:z63&quot;; 2023)" table:style-name="transparent_default"/>
          <table:table-cell table:formula="=HYPERLINK(&quot;#B2 Tax.a63:z63&quot;; &quot;B2&quot;)" table:style-name="transparent_default"/>
          <table:table-cell table:formula="=HYPERLINK(&quot;#B2 Tax.a63:z63&quot;; 135600.000000000000000)" table:style-name="transparent_fiat"/>
          <table:table-cell table:formula="=HYPERLINK(&quot;#B2 Tax.a63:z63&quot;; &quot;LONG&quot;)" table:style-name="transparent_default"/>
          <table:table-cell table:formula="=HYPERLINK(&quot;#B2 Tax.a63:z63&quot;; &quot;SELL&quot;)" table:style-name="transparent_default"/>
          <table:table-cell table:formula="=HYPERLINK(&quot;#B2 Tax.a63:z63&quot;; 11.90000000000)" table:style-name="transparent_crypto"/>
          <table:table-cell table:formula="=HYPERLINK(&quot;#B2 Tax.a63:z63&quot;; 272500.000000000000000)" table:style-name="transparent_fiat"/>
          <table:table-cell table:formula="=HYPERLINK(&quot;#B2 Tax.a63:z63&quot;; 136900.000000000000000)" table:style-name="transparent_fiat"/>
          <table:table-cell/>
        </table:table-row>
        <table:table-row>
          <table:table-cell table:formula="=HYPERLINK(&quot;#B2 Tax.a63:z63&quot;; 2023)" table:style-name="transparent_default"/>
          <table:table-cell table:formula="=HYPERLINK(&quot;#B2 Tax.a63:z63&quot;; &quot;B2&quot;)" table:style-name="transparent_default"/>
          <table:table-cell table:formula="=HYPERLINK(&quot;#B2 Tax.a63:z63&quot;; 33100.0000000000000000)" table:style-name="transparent_fiat"/>
          <table:table-cell table:formula="=HYPERLINK(&quot;#B2 Tax.a63:z63&quot;; &quot;LONG&quot;)" table:style-name="transparent_default"/>
          <table:table-cell table:formula="=HYPERLINK(&quot;#B2 Tax.a63:z63&quot;; &quot;GIFT&quot;)" table:style-name="transparent_default"/>
          <table:table-cell table:formula="=HYPERLINK(&quot;#B2 Tax.a63:z63&quot;; 3.00000000000)" table:style-name="transparent_crypto"/>
          <table:table-cell table:formula="=HYPERLINK(&quot;#B2 Tax.a63:z63&quot;; 69000.0000000000000000)" table:style-name="transparent_fiat"/>
          <table:table-cell table:formula="=HYPERLINK(&quot;#B2 Tax.a63:z63&quot;; 35900.0000000000000000)" table:style-name="transparent_fiat"/>
          <table:table-cell/>
        </table:table-row>
        <table:table-row>
          <table:table-cell table:formula="=HYPERLINK(&quot;#B2 Tax.a50:z50&quot;; 2022)" table:style-name="transparent_default"/>
          <table:table-cell table:formula="=HYPERLINK(&quot;#B2 Tax.a50:z50&quot;; &quot;B2&quot;)" table:style-name="transparent_default"/>
          <table:table-cell table:formula="=HYPERLINK(&quot;#B2 Tax.a50:z50&quot;; 104600.0000000000000000)" table:style-name="transparent_fiat"/>
          <table:table-cell table:formula="=HYPERLINK(&quot;#B2 Tax.a50:z50&quot;; &quot;LONG&quot;)" table:style-name="transparent_default"/>
          <table:table-cell table:formula="=HYPERLINK(&quot;#B2 Tax.a50:z50&quot;; &quot;SELL&quot;)" table:style-name="transparent_default"/>
          <table:table-cell table:formula="=HYPERLINK(&quot;#B2 Tax.a50:z50&quot;; 11.90000000000)" table:style-name="transparent_crypto"/>
          <table:table-cell table:formula="=HYPERLINK(&quot;#B2 Tax.a50:z50&quot;; 272500.000000000000000)" table:style-name="transparent_fiat"/>
          <table:table-cell table:formula="=HYPERLINK(&quot;#B2 Tax.a50:z50&quot;; 167900.0000000000000000)" table:style-name="transparent_fiat"/>
          <table:table-cell/>
        </table:table-row>
        <table:table-row>
          <table:table-cell table:formula="=HYPERLINK(&quot;#B2 Tax.a50:z50&quot;; 2022)" table:style-name="transparent_default"/>
          <table:table-cell table:formula="=HYPERLINK(&quot;#B2 Tax.a50:z50&quot;; &quot;B2&quot;)" table:style-name="transparent_default"/>
          <table:table-cell table:formula="=HYPERLINK(&quot;#B2 Tax.a50:z50&quot;; 24000.000000000000000)" table:style-name="transparent_fiat"/>
          <table:table-cell table:formula="=HYPERLINK(&quot;#B2 Tax.a50:z50&quot;; &quot;LONG&quot;)" table:style-name="transparent_default"/>
          <table:table-cell table:formula="=HYPERLINK(&quot;#B2 Tax.a50:z50&quot;; &quot;GIFT&quot;)" table:style-name="transparent_default"/>
          <table:table-cell table:formula="=HYPERLINK(&quot;#B2 Tax.a50:z50&quot;; 3.00000000000)" table:style-name="transparent_crypto"/>
          <table:table-cell table:formula="=HYPERLINK(&quot;#B2 Tax.a50:z50&quot;; 69000.000000000000000)" table:style-name="transparent_fiat"/>
          <table:table-cell table:formula="=HYPERLINK(&quot;#B2 Tax.a50:z50&quot;; 45000.00000000000000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18500.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11.90000000000)" table:style-name="transparent_crypto"/>
          <table:table-cell table:formula="=HYPERLINK(&quot;#B2 Tax.a41:z41&quot;; 272500.000000000000000)" table:style-name="transparent_fiat"/>
          <table:table-cell table:formula="=HYPERLINK(&quot;#B2 Tax.a41:z41&quot;; 154000.00000000000000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30300.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GIFT&quot;)" table:style-name="transparent_default"/>
          <table:table-cell table:formula="=HYPERLINK(&quot;#B2 Tax.a41:z41&quot;; 3.00000000000)" table:style-name="transparent_crypto"/>
          <table:table-cell table:formula="=HYPERLINK(&quot;#B2 Tax.a41:z41&quot;; 69000.000000000000000)" table:style-name="transparent_fiat"/>
          <table:table-cell table:formula="=HYPERLINK(&quot;#B2 Tax.a41:z41&quot;; 38700.000000000000000)" table:style-name="transparent_fiat"/>
          <table:table-cell/>
        </table:table-row>
        <table:table-row>
          <table:table-cell table:formula="=HYPERLINK(&quot;#B2 Tax.a32:z32&quot;; 2020)" table:style-name="transparent_default"/>
          <table:table-cell table:formula="=HYPERLINK(&quot;#B2 Tax.a32:z32&quot;; &quot;B2&quot;)" table:style-name="transparent_default"/>
          <table:table-cell table:formula="=HYPERLINK(&quot;#B2 Tax.a32:z32&quot;; 11300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11.90000000000)" table:style-name="transparent_crypto"/>
          <table:table-cell table:formula="=HYPERLINK(&quot;#B2 Tax.a32:z32&quot;; 272500.0000000000000000)" table:style-name="transparent_fiat"/>
          <table:table-cell table:formula="=HYPERLINK(&quot;#B2 Tax.a32:z32&quot;; 159500.0000000000000000)" table:style-name="transparent_fiat"/>
          <table:table-cell/>
        </table:table-row>
        <table:table-row>
          <table:table-cell table:formula="=HYPERLINK(&quot;#B2 Tax.a32:z32&quot;; 2020)" table:style-name="transparent_default"/>
          <table:table-cell table:formula="=HYPERLINK(&quot;#B2 Tax.a32:z32&quot;; &quot;B2&quot;)" table:style-name="transparent_default"/>
          <table:table-cell table:formula="=HYPERLINK(&quot;#B2 Tax.a32:z32&quot;; 3570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GIFT&quot;)" table:style-name="transparent_default"/>
          <table:table-cell table:formula="=HYPERLINK(&quot;#B2 Tax.a32:z32&quot;; 3.00000000000)" table:style-name="transparent_crypto"/>
          <table:table-cell table:formula="=HYPERLINK(&quot;#B2 Tax.a32:z32&quot;; 69000.0000000000000000)" table:style-name="transparent_fiat"/>
          <table:table-cell table:formula="=HYPERLINK(&quot;#B2 Tax.a32:z32&quot;; 33300.0000000000000000)" table:style-name="transparent_fiat"/>
          <table:table-cell/>
        </table:table-row>
        <table:table-row>
          <table:table-cell table:formula="=HYPERLINK(&quot;#B3 Tax.a70:z70&quot;; 2024)" table:style-name="transparent_default"/>
          <table:table-cell table:formula="=HYPERLINK(&quot;#B3 Tax.a70:z70&quot;; &quot;B3&quot;)" table:style-name="transparent_default"/>
          <table:table-cell table:formula="=HYPERLINK(&quot;#B3 Tax.a70:z70&quot;; 7200.0000000000000000)" table:style-name="transparent_fiat"/>
          <table:table-cell table:formula="=HYPERLINK(&quot;#B3 Tax.a70:z70&quot;; &quot;SHORT&quot;)" table:style-name="transparent_default"/>
          <table:table-cell table:formula="=HYPERLINK(&quot;#B3 Tax.a70:z70&quot;; &quot;SELL&quot;)" table:style-name="transparent_default"/>
          <table:table-cell table:formula="=HYPERLINK(&quot;#B3 Tax.a70:z70&quot;; 0.40000000000)" table:style-name="transparent_crypto"/>
          <table:table-cell table:formula="=HYPERLINK(&quot;#B3 Tax.a70:z70&quot;; 12000.0000000000000000)" table:style-name="transparent_fiat"/>
          <table:table-cell table:formula="=HYPERLINK(&quot;#B3 Tax.a70:z70&quot;; 4800.000000000000000)" table:style-name="transparent_fiat"/>
          <table:table-cell/>
        </table:table-row>
        <table:table-row>
          <table:table-cell table:formula="=HYPERLINK(&quot;#B3 Tax.a60:z60&quot;; 2023)" table:style-name="transparent_default"/>
          <table:table-cell table:formula="=HYPERLINK(&quot;#B3 Tax.a60:z60&quot;; &quot;B3&quot;)" table:style-name="transparent_default"/>
          <table:table-cell table:formula="=HYPERLINK(&quot;#B3 Tax.a60:z60&quot;; 114200.0000000000000000)" table:style-name="transparent_fiat"/>
          <table:table-cell table:formula="=HYPERLINK(&quot;#B3 Tax.a60:z60&quot;; &quot;SHORT&quot;)" table:style-name="transparent_default"/>
          <table:table-cell table:formula="=HYPERLINK(&quot;#B3 Tax.a60:z60&quot;; &quot;SELL&quot;)" table:style-name="transparent_default"/>
          <table:table-cell table:formula="=HYPERLINK(&quot;#B3 Tax.a60:z60&quot;; 11.90000000000)" table:style-name="transparent_crypto"/>
          <table:table-cell table:formula="=HYPERLINK(&quot;#B3 Tax.a60:z60&quot;; 272500.0000000000000000)" table:style-name="transparent_fiat"/>
          <table:table-cell table:formula="=HYPERLINK(&quot;#B3 Tax.a60:z60&quot;; 158300.0000000000000000)" table:style-name="transparent_fiat"/>
          <table:table-cell/>
        </table:table-row>
        <table:table-row>
          <table:table-cell table:formula="=HYPERLINK(&quot;#B3 Tax.a60:z60&quot;; 2023)" table:style-name="transparent_default"/>
          <table:table-cell table:formula="=HYPERLINK(&quot;#B3 Tax.a60:z60&quot;; &quot;B3&quot;)" table:style-name="transparent_default"/>
          <table:table-cell table:formula="=HYPERLINK(&quot;#B3 Tax.a60:z60&quot;; 34800.000000000000000)" table:style-name="transparent_fiat"/>
          <table:table-cell table:formula="=HYPERLINK(&quot;#B3 Tax.a60:z60&quot;; &quot;SHORT&quot;)" table:style-name="transparent_default"/>
          <table:table-cell table:formula="=HYPERLINK(&quot;#B3 Tax.a60:z60&quot;; &quot;GIFT&quot;)" table:style-name="transparent_default"/>
          <table:table-cell table:formula="=HYPERLINK(&quot;#B3 Tax.a60:z60&quot;; 3.00000000000)" table:style-name="transparent_crypto"/>
          <table:table-cell table:formula="=HYPERLINK(&quot;#B3 Tax.a60:z60&quot;; 69000.000000000000000)" table:style-name="transparent_fiat"/>
          <table:table-cell table:formula="=HYPERLINK(&quot;#B3 Tax.a60:z60&quot;; 34200.000000000000000)" table:style-name="transparent_fiat"/>
          <table:table-cell/>
        </table:table-row>
        <table:table-row>
          <table:table-cell table:formula="=HYPERLINK(&quot;#B3 Tax.a50:z50&quot;; 2022)" table:style-name="transparent_default"/>
          <table:table-cell table:formula="=HYPERLINK(&quot;#B3 Tax.a50:z50&quot;; &quot;B3&quot;)" table:style-name="transparent_default"/>
          <table:table-cell table:formula="=HYPERLINK(&quot;#B3 Tax.a50:z50&quot;; 122100.0000000000000000)" table:style-name="transparent_fiat"/>
          <table:table-cell table:formula="=HYPERLINK(&quot;#B3 Tax.a50:z50&quot;; &quot;SHORT&quot;)" table:style-name="transparent_default"/>
          <table:table-cell table:formula="=HYPERLINK(&quot;#B3 Tax.a50:z50&quot;; &quot;SELL&quot;)" table:style-name="transparent_default"/>
          <table:table-cell table:formula="=HYPERLINK(&quot;#B3 Tax.a50:z50&quot;; 11.70000000000)" table:style-name="transparent_crypto"/>
          <table:table-cell table:formula="=HYPERLINK(&quot;#B3 Tax.a50:z50&quot;; 267800.000000000000000)" table:style-name="transparent_fiat"/>
          <table:table-cell table:formula="=HYPERLINK(&quot;#B3 Tax.a50:z50&quot;; 145700.0000000000000000)" table:style-name="transparent_fiat"/>
          <table:table-cell/>
        </table:table-row>
        <table:table-row>
          <table:table-cell table:formula="=HYPERLINK(&quot;#B3 Tax.a50:z50&quot;; 2022)" table:style-name="transparent_default"/>
          <table:table-cell table:formula="=HYPERLINK(&quot;#B3 Tax.a50:z50&quot;; &quot;B3&quot;)" table:style-name="transparent_default"/>
          <table:table-cell table:formula="=HYPERLINK(&quot;#B3 Tax.a50:z50&quot;; 24000.00000000000000)" table:style-name="transparent_fiat"/>
          <table:table-cell table:formula="=HYPERLINK(&quot;#B3 Tax.a50:z50&quot;; &quot;SHORT&quot;)" table:style-name="transparent_default"/>
          <table:table-cell table:formula="=HYPERLINK(&quot;#B3 Tax.a50:z50&quot;; &quot;GIFT&quot;)" table:style-name="transparent_default"/>
          <table:table-cell table:formula="=HYPERLINK(&quot;#B3 Tax.a50:z50&quot;; 3.00000000000)" table:style-name="transparent_crypto"/>
          <table:table-cell table:formula="=HYPERLINK(&quot;#B3 Tax.a50:z50&quot;; 69000.00000000000000)" table:style-name="transparent_fiat"/>
          <table:table-cell table:formula="=HYPERLINK(&quot;#B3 Tax.a50:z50&quot;; 45000.00000000000000)" table:style-name="transparent_fiat"/>
          <table:table-cell/>
        </table:table-row>
        <table:table-row>
          <table:table-cell table:formula="=HYPERLINK(&quot;#B3 Tax.a50:z50&quot;; 2022)" table:style-name="transparent_default"/>
          <table:table-cell table:formula="=HYPERLINK(&quot;#B3 Tax.a50:z50&quot;; &quot;B3&quot;)" table:style-name="transparent_default"/>
          <table:table-cell table:formula="=HYPERLINK(&quot;#B3 Tax.a50:z50&quot;; 2200.0000000000000000)" table:style-name="transparent_fiat"/>
          <table:table-cell table:formula="=HYPERLINK(&quot;#B3 Tax.a50:z50&quot;; &quot;LONG&quot;)" table:style-name="transparent_default"/>
          <table:table-cell table:formula="=HYPERLINK(&quot;#B3 Tax.a50:z50&quot;; &quot;SELL&quot;)" table:style-name="transparent_default"/>
          <table:table-cell table:formula="=HYPERLINK(&quot;#B3 Tax.a50:z50&quot;; 0.20000000000)" table:style-name="transparent_crypto"/>
          <table:table-cell table:formula="=HYPERLINK(&quot;#B3 Tax.a50:z50&quot;; 4700.0000000000000000)" table:style-name="transparent_fiat"/>
          <table:table-cell table:formula="=HYPERLINK(&quot;#B3 Tax.a50:z50&quot;; 2500.0000000000000000)" table:style-name="transparent_fiat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124800.000000000000000)" table:style-name="transparent_fiat"/>
          <table:table-cell table:formula="=HYPERLINK(&quot;#B3 Tax.a42:z42&quot;; &quot;SHORT&quot;)" table:style-name="transparent_default"/>
          <table:table-cell table:formula="=HYPERLINK(&quot;#B3 Tax.a42:z42&quot;; &quot;SELL&quot;)" table:style-name="transparent_default"/>
          <table:table-cell table:formula="=HYPERLINK(&quot;#B3 Tax.a42:z42&quot;; 11.90000000000)" table:style-name="transparent_crypto"/>
          <table:table-cell table:formula="=HYPERLINK(&quot;#B3 Tax.a42:z42&quot;; 272500.000000000000000)" table:style-name="transparent_fiat"/>
          <table:table-cell table:formula="=HYPERLINK(&quot;#B3 Tax.a42:z42&quot;; 147700.000000000000000)" table:style-name="transparent_fiat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24000.00000000000000)" table:style-name="transparent_fiat"/>
          <table:table-cell table:formula="=HYPERLINK(&quot;#B3 Tax.a42:z42&quot;; &quot;SHORT&quot;)" table:style-name="transparent_default"/>
          <table:table-cell table:formula="=HYPERLINK(&quot;#B3 Tax.a42:z42&quot;; &quot;GIFT&quot;)" table:style-name="transparent_default"/>
          <table:table-cell table:formula="=HYPERLINK(&quot;#B3 Tax.a42:z42&quot;; 3.00000000000)" table:style-name="transparent_crypto"/>
          <table:table-cell table:formula="=HYPERLINK(&quot;#B3 Tax.a42:z42&quot;; 69000.00000000000000)" table:style-name="transparent_fiat"/>
          <table:table-cell table:formula="=HYPERLINK(&quot;#B3 Tax.a42:z42&quot;; 45000.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13000.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11.90000000000)" table:style-name="transparent_crypto"/>
          <table:table-cell table:formula="=HYPERLINK(&quot;#B3 Tax.a33:z33&quot;; 272500.0000000000000000)" table:style-name="transparent_fiat"/>
          <table:table-cell table:formula="=HYPERLINK(&quot;#B3 Tax.a33:z33&quot;; 159500.0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35700.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GIFT&quot;)" table:style-name="transparent_default"/>
          <table:table-cell table:formula="=HYPERLINK(&quot;#B3 Tax.a33:z33&quot;; 3.00000000000)" table:style-name="transparent_crypto"/>
          <table:table-cell table:formula="=HYPERLINK(&quot;#B3 Tax.a33:z33&quot;; 69000.0000000000000000)" table:style-name="transparent_fiat"/>
          <table:table-cell table:formula="=HYPERLINK(&quot;#B3 Tax.a33:z33&quot;; 33300.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3000.0" office:value-type="float" table:style-name="transparent_fiat"/>
          <table:table-cell office:value="1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3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5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border_default">
            <text:p>2016-01-01 08:41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100.0" office:value-type="float" table:style-name="transparent_border_fiat"/>
          <table:table-cell office:value="1.0" office:value-type="float" table:style-name="transparent_border_crypto"/>
          <table:table-cell office:value="16.0" office:value-type="float" table:style-name="transparent_border_crypto"/>
          <table:table-cell office:value="0.0" office:value-type="float" table:style-name="transparent_border_fiat"/>
          <table:table-cell office:value="13100.0" office:value-type="float" table:style-name="transparent_border_fiat"/>
          <table:table-cell office:value="131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100.0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28200.0" office:value-type="float" table:style-name="transparent_fiat"/>
          <table:table-cell office:value="28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100.0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33300.0" office:value-type="float" table:style-name="transparent_fiat"/>
          <table:table-cell office:value="333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3-01 11:18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100.0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60400.0" office:value-type="float" table:style-name="transparent_fiat"/>
          <table:table-cell office:value="60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100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60500.0" office:value-type="float" table:style-name="transparent_fiat"/>
          <table:table-cell office:value="60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0.0" office:value-type="float" table:style-name="taxable_event_fiat"/>
          <table:table-cell office:value="0.8" office:value-type="float" table:style-name="taxable_event_crypto"/>
          <table:table-cell office:value="0.0" office:value-type="float" table:style-name="taxable_event_crypto"/>
          <table:table-cell office:value="0.8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9.8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11 11:1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8" office:value-type="float" table:style-name="taxable_event_border_crypto"/>
          <table:table-cell office:value="0.0" office:value-type="float" table:style-name="taxable_event_border_crypto"/>
          <table:table-cell office:value="15.6" office:value-type="float" table:style-name="taxable_event_border_crypto"/>
          <table:table-cell office:value="0.0" office:value-type="float" table:style-name="taxable_event_border_crypto"/>
          <table:table-cell office:value="20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17.6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20.6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24.6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29.6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1582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1.8" office:value-type="float" table:style-name="transparent_crypto"/>
          <table:table-cell office:value="270000.0" office:value-type="float" table:style-name="taxable_event_fiat"/>
          <table:table-cell office:value="1541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303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87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112000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SELL</text:p>
          </table:table-cell>
          <table:table-cell office:value="11.8" office:value-type="float" table:style-name="transparent_border_crypto"/>
          <table:table-cell office:value="270000.0" office:value-type="float" table:style-name="taxable_event_border_fiat"/>
          <table:table-cell office:value="158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54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3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4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23.6" office:value-type="float" table:style-name="transparent_crypto"/>
          <table:table-cell office:value="0.0" office:value-type="float" table:style-name="transparent_crypto"/>
          <table:table-cell office:value="-7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98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0.8" office:value-type="float" table:style-name="transparent_crypto"/>
          <table:table-cell office:value="9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19:z19&quot;; &quot;2020-01-11 11:15:00+00:00&quot;)" table:style-name="taxable_event_default"/>
          <table:table-cell table:formula="=HYPERLINK(&quot;#B1 In-Out.a19:z19&quot;; &quot;OUT / SELL&quot;)" table:style-name="taxable_event_default"/>
          <table:table-cell table:formula="=HYPERLINK(&quot;#B1 In-Out.a19:z19&quot;; 1)" table:style-name="taxable_event_percent"/>
          <table:table-cell table:formula="=HYPERLINK(&quot;#B1 In-Out.a19:z19&quot;; 20000.000000000000000)" table:style-name="highlighted_fiat"/>
          <table:table-cell table:formula="=HYPERLINK(&quot;#B1 In-Out.a19:z19&quot;; 25000.00000000000)" table:style-name="taxable_event_fiat"/>
          <table:table-cell table:formula="=HYPERLINK(&quot;#B1 In-Out.a19:z19&quot;; &quot;&quot;)" table:style-name="taxable_event_fiat"/>
          <table:table-cell table:formula="=HYPERLINK(&quot;#B1 In-Out.a19:z19&quot;; &quot;1/1: 0.80000000 of 0.80000000 B1&quot;)" table:style-name="taxable_event_note_default"/>
          <table:table-cell table:formula="=HYPERLINK(&quot;#B1 In-Out.a4:z4&quot;; &quot;2015-01-01 08:41:00+00:00&quot;)" table:style-name="acquired_lot_default"/>
          <table:table-cell table:formula="=HYPERLINK(&quot;#B1 In-Out.a4:z4&quot;; 0.8)" table:style-name="acquired_lot_percent"/>
          <table:table-cell table:formula="=HYPERLINK(&quot;#B1 In-Out.a4:z4&quot;; 10400.000000000000000)" table:style-name="acquired_lot_fiat"/>
          <table:table-cell table:formula="=HYPERLINK(&quot;#B1 In-Out.a4:z4&quot;; 0.0)" table:style-name="acquired_lot_fiat"/>
          <table:table-cell table:formula="=HYPERLINK(&quot;#B1 In-Out.a4:z4&quot;; 10400.000000000000000)" table:style-name="highlighted_fiat"/>
          <table:table-cell table:formula="=HYPERLINK(&quot;#B1 In-Out.a4:z4&quot;; 13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8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1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0:z20&quot;; &quot;2020-02-11 19:58:00+00:00&quot;)" table:style-name="taxable_event_alt_default"/>
          <table:table-cell table:formula="=HYPERLINK(&quot;#B1 In-Out.a20:z20&quot;; &quot;OUT / SELL&quot;)" table:style-name="taxable_event_alt_default"/>
          <table:table-cell table:formula="=HYPERLINK(&quot;#B1 In-Out.a20:z20&quot;; 0.1)" table:style-name="taxable_event_alt_percent"/>
          <table:table-cell table:formula="=HYPERLINK(&quot;#B1 In-Out.a20:z20&quot;; 4200.0000000000000000)" table:style-name="highlighted_fiat"/>
          <table:table-cell table:formula="=HYPERLINK(&quot;#B1 In-Out.a20:z20&quot;; 21000.00000000000)" table:style-name="taxable_event_alt_fiat"/>
          <table:table-cell table:formula="=HYPERLINK(&quot;#B1 In-Out.a20:z20&quot;; &quot;&quot;)" table:style-name="taxable_event_alt_fiat"/>
          <table:table-cell table:formula="=HYPERLINK(&quot;#B1 In-Out.a20:z20&quot;; &quot;1/2: 0.20000000 of 2.00000000 B1&quot;)" table:style-name="taxable_event_note_default"/>
          <table:table-cell table:formula="=HYPERLINK(&quot;#B1 In-Out.a4:z4&quot;; &quot;2015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600.0000000000000000)" table:style-name="acquired_lot_fiat"/>
          <table:table-cell table:formula="=HYPERLINK(&quot;#B1 In-Out.a4:z4&quot;; 0.0)" table:style-name="acquired_lot_fiat"/>
          <table:table-cell table:formula="=HYPERLINK(&quot;#B1 In-Out.a4:z4&quot;; 2600.0000000000000000)" table:style-name="highlighted_fiat"/>
          <table:table-cell table:formula="=HYPERLINK(&quot;#B1 In-Out.a4:z4&quot;; 13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1</text:p>
          </table:table-cell>
          <table:table-cell office:value="2.8" office:value-type="float" table:style-name="transparent_crypto"/>
          <table:table-cell office:value="12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0:z20&quot;; &quot;2020-02-11 19:58:00+00:00&quot;)" table:style-name="taxable_event_alt_default"/>
          <table:table-cell table:formula="=HYPERLINK(&quot;#B1 In-Out.a20:z20&quot;; &quot;OUT / SELL&quot;)" table:style-name="taxable_event_alt_default"/>
          <table:table-cell table:formula="=HYPERLINK(&quot;#B1 In-Out.a20:z20&quot;; 0.9)" table:style-name="taxable_event_alt_percent"/>
          <table:table-cell table:formula="=HYPERLINK(&quot;#B1 In-Out.a20:z20&quot;; 37800.000000000000000)" table:style-name="highlighted_fiat"/>
          <table:table-cell table:formula="=HYPERLINK(&quot;#B1 In-Out.a20:z20&quot;; 21000.00000000000)" table:style-name="taxable_event_alt_fiat"/>
          <table:table-cell table:formula="=HYPERLINK(&quot;#B1 In-Out.a20:z20&quot;; &quot;&quot;)" table:style-name="taxable_event_alt_fiat"/>
          <table:table-cell table:formula="=HYPERLINK(&quot;#B1 In-Out.a20:z20&quot;; &quot;2/2: 1.80000000 of 2.00000000 B1&quot;)" table:style-name="taxable_event_note_default"/>
          <table:table-cell table:formula="=HYPERLINK(&quot;#B1 In-Out.a5:z5&quot;; &quot;2015-02-01 11:18:00+00:00&quot;)" table:style-name="acquired_lot_alt_default"/>
          <table:table-cell table:formula="=HYPERLINK(&quot;#B1 In-Out.a5:z5&quot;; 0.9)" table:style-name="acquired_lot_alt_percent"/>
          <table:table-cell table:formula="=HYPERLINK(&quot;#B1 In-Out.a5:z5&quot;; 25200.000000000000000)" table:style-name="acquired_lot_alt_fiat"/>
          <table:table-cell table:formula="=HYPERLINK(&quot;#B1 In-Out.a5:z5&quot;; 0.0)" table:style-name="acquired_lot_alt_fiat"/>
          <table:table-cell table:formula="=HYPERLINK(&quot;#B1 In-Out.a5:z5&quot;; 25200.000000000000000)" table:style-name="highlighted_fiat"/>
          <table:table-cell table:formula="=HYPERLINK(&quot;#B1 In-Out.a5:z5&quot;; 14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8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1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1:z21&quot;; &quot;2020-04-11 07:10:00+00:00&quot;)" table:style-name="taxable_event_default"/>
          <table:table-cell table:formula="=HYPERLINK(&quot;#B1 In-Out.a21:z21&quot;; &quot;OUT / GIFT&quot;)" table:style-name="taxable_event_default"/>
          <table:table-cell table:formula="=HYPERLINK(&quot;#B1 In-Out.a21:z21&quot;; 0.06666666666666666666666666666667)" table:style-name="taxable_event_percent"/>
          <table:table-cell table:formula="=HYPERLINK(&quot;#B1 In-Out.a21:z21&quot;; 4600.000000000000000)" table:style-name="highlighted_fiat"/>
          <table:table-cell table:formula="=HYPERLINK(&quot;#B1 In-Out.a21:z21&quot;; 23000.00000000000)" table:style-name="taxable_event_fiat"/>
          <table:table-cell table:formula="=HYPERLINK(&quot;#B1 In-Out.a21:z21&quot;; &quot;&quot;)" table:style-name="taxable_event_fiat"/>
          <table:table-cell table:formula="=HYPERLINK(&quot;#B1 In-Out.a21:z21&quot;; &quot;1/2: 0.20000000 of 3.00000000 B1&quot;)" table:style-name="taxable_event_note_default"/>
          <table:table-cell table:formula="=HYPERLINK(&quot;#B1 In-Out.a5:z5&quot;; &quot;2015-02-01 11:18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2800.0000000000000000)" table:style-name="acquired_lot_alt_fiat"/>
          <table:table-cell table:formula="=HYPERLINK(&quot;#B1 In-Out.a5:z5&quot;; 0.0)" table:style-name="acquired_lot_alt_fiat"/>
          <table:table-cell table:formula="=HYPERLINK(&quot;#B1 In-Out.a5:z5&quot;; 2800.0000000000000000)" table:style-name="highlighted_fiat"/>
          <table:table-cell table:formula="=HYPERLINK(&quot;#B1 In-Out.a5:z5&quot;; 14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8" office:value-type="float" table:style-name="transparent_crypto"/>
          <table:table-cell office:value-type="string" table:style-name="transparent_default">
            <text:p>B1</text:p>
          </table:table-cell>
          <table:table-cell office:value="5.8" office:value-type="float" table:style-name="transparent_crypto"/>
          <table:table-cell office:value="3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1:z21&quot;; &quot;2020-04-11 07:10:00+00:00&quot;)" table:style-name="taxable_event_default"/>
          <table:table-cell table:formula="=HYPERLINK(&quot;#B1 In-Out.a21:z21&quot;; &quot;OUT / GIFT&quot;)" table:style-name="taxable_event_default"/>
          <table:table-cell table:formula="=HYPERLINK(&quot;#B1 In-Out.a21:z21&quot;; 0.9333333333333333333333333333333)" table:style-name="taxable_event_percent"/>
          <table:table-cell table:formula="=HYPERLINK(&quot;#B1 In-Out.a21:z21&quot;; 64400.00000000000000)" table:style-name="highlighted_fiat"/>
          <table:table-cell table:formula="=HYPERLINK(&quot;#B1 In-Out.a21:z21&quot;; 23000.00000000000)" table:style-name="taxable_event_fiat"/>
          <table:table-cell table:formula="=HYPERLINK(&quot;#B1 In-Out.a21:z21&quot;; &quot;&quot;)" table:style-name="taxable_event_fiat"/>
          <table:table-cell table:formula="=HYPERLINK(&quot;#B1 In-Out.a21:z21&quot;; &quot;2/2: 2.80000000 of 3.00000000 B1&quot;)" table:style-name="taxable_event_note_default"/>
          <table:table-cell table:formula="=HYPERLINK(&quot;#B1 In-Out.a6:z6&quot;; &quot;2015-02-01 11:18:00+00:00&quot;)" table:style-name="acquired_lot_default"/>
          <table:table-cell table:formula="=HYPERLINK(&quot;#B1 In-Out.a6:z6&quot;; 0.9333333333333333333333333333333)" table:style-name="acquired_lot_percent"/>
          <table:table-cell table:formula="=HYPERLINK(&quot;#B1 In-Out.a6:z6&quot;; 30800.000000000000000)" table:style-name="acquired_lot_fiat"/>
          <table:table-cell table:formula="=HYPERLINK(&quot;#B1 In-Out.a6:z6&quot;; 0E-31)" table:style-name="acquired_lot_fiat"/>
          <table:table-cell table:formula="=HYPERLINK(&quot;#B1 In-Out.a6:z6&quot;; 30800.000000000000000)" table:style-name="highlighted_fiat"/>
          <table:table-cell table:formula="=HYPERLINK(&quot;#B1 In-Out.a6:z6&quot;; 11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2.8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2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2:z22&quot;; &quot;2020-06-11 05:31:00+00:00&quot;)" table:style-name="taxable_event_alt_default"/>
          <table:table-cell table:formula="=HYPERLINK(&quot;#B1 In-Out.a22:z22&quot;; &quot;OUT / SELL&quot;)" table:style-name="taxable_event_alt_default"/>
          <table:table-cell table:formula="=HYPERLINK(&quot;#B1 In-Out.a22:z22&quot;; 0.05)" table:style-name="taxable_event_alt_percent"/>
          <table:table-cell table:formula="=HYPERLINK(&quot;#B1 In-Out.a22:z22&quot;; 4400.000000000000000)" table:style-name="highlighted_fiat"/>
          <table:table-cell table:formula="=HYPERLINK(&quot;#B1 In-Out.a22:z22&quot;; 22000.00000000000)" table:style-name="taxable_event_alt_fiat"/>
          <table:table-cell table:formula="=HYPERLINK(&quot;#B1 In-Out.a22:z22&quot;; &quot;&quot;)" table:style-name="taxable_event_alt_fiat"/>
          <table:table-cell table:formula="=HYPERLINK(&quot;#B1 In-Out.a22:z22&quot;; &quot;1/2: 0.20000000 of 4.00000000 B1&quot;)" table:style-name="taxable_event_note_default"/>
          <table:table-cell table:formula="=HYPERLINK(&quot;#B1 In-Out.a6:z6&quot;; &quot;2015-02-01 11:18:00+00:00&quot;)" table:style-name="acquired_lot_default"/>
          <table:table-cell table:formula="=HYPERLINK(&quot;#B1 In-Out.a6:z6&quot;; 0.06666666666666666666666666666667)" table:style-name="acquired_lot_percent"/>
          <table:table-cell table:formula="=HYPERLINK(&quot;#B1 In-Out.a6:z6&quot;; 2200.0000000000000000)" table:style-name="acquired_lot_fiat"/>
          <table:table-cell table:formula="=HYPERLINK(&quot;#B1 In-Out.a6:z6&quot;; 0E-32)" table:style-name="acquired_lot_fiat"/>
          <table:table-cell table:formula="=HYPERLINK(&quot;#B1 In-Out.a6:z6&quot;; 2200.0000000000000000)" table:style-name="highlighted_fiat"/>
          <table:table-cell table:formula="=HYPERLINK(&quot;#B1 In-Out.a6:z6&quot;; 11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8" office:value-type="float" table:style-name="transparent_crypto"/>
          <table:table-cell office:value-type="string" table:style-name="transparent_default">
            <text:p>B1</text:p>
          </table:table-cell>
          <table:table-cell office:value="9.8" office:value-type="float" table:style-name="transparent_crypto"/>
          <table:table-cell office:value="26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2:z22&quot;; &quot;2020-06-11 05:31:00+00:00&quot;)" table:style-name="taxable_event_alt_default"/>
          <table:table-cell table:formula="=HYPERLINK(&quot;#B1 In-Out.a22:z22&quot;; &quot;OUT / SELL&quot;)" table:style-name="taxable_event_alt_default"/>
          <table:table-cell table:formula="=HYPERLINK(&quot;#B1 In-Out.a22:z22&quot;; 0.95)" table:style-name="taxable_event_alt_percent"/>
          <table:table-cell table:formula="=HYPERLINK(&quot;#B1 In-Out.a22:z22&quot;; 83600.00000000000000)" table:style-name="highlighted_fiat"/>
          <table:table-cell table:formula="=HYPERLINK(&quot;#B1 In-Out.a22:z22&quot;; 22000.00000000000)" table:style-name="taxable_event_alt_fiat"/>
          <table:table-cell table:formula="=HYPERLINK(&quot;#B1 In-Out.a22:z22&quot;; &quot;&quot;)" table:style-name="taxable_event_alt_fiat"/>
          <table:table-cell table:formula="=HYPERLINK(&quot;#B1 In-Out.a22:z22&quot;; &quot;2/2: 3.80000000 of 4.00000000 B1&quot;)" table:style-name="taxable_event_note_default"/>
          <table:table-cell table:formula="=HYPERLINK(&quot;#B1 In-Out.a7:z7&quot;; &quot;2015-03-01 11:18:00+00:00&quot;)" table:style-name="acquired_lot_alt_default"/>
          <table:table-cell table:formula="=HYPERLINK(&quot;#B1 In-Out.a7:z7&quot;; 0.95)" table:style-name="acquired_lot_alt_percent"/>
          <table:table-cell table:formula="=HYPERLINK(&quot;#B1 In-Out.a7:z7&quot;; 57000.00000000000000)" table:style-name="acquired_lot_alt_fiat"/>
          <table:table-cell table:formula="=HYPERLINK(&quot;#B1 In-Out.a7:z7&quot;; 0.00)" table:style-name="acquired_lot_alt_fiat"/>
          <table:table-cell table:formula="=HYPERLINK(&quot;#B1 In-Out.a7:z7&quot;; 57000.00000000000000)" table:style-name="highlighted_fiat"/>
          <table:table-cell table:formula="=HYPERLINK(&quot;#B1 In-Out.a7:z7&quot;; 15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2: 3.8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3:z23&quot;; &quot;2020-06-11 05:31:00+00:00&quot;)" table:style-name="taxable_event_default"/>
          <table:table-cell table:formula="=HYPERLINK(&quot;#B1 In-Out.a23:z23&quot;; &quot;OUT / SELL&quot;)" table:style-name="taxable_event_default"/>
          <table:table-cell table:formula="=HYPERLINK(&quot;#B1 In-Out.a23:z23&quot;; 0.04)" table:style-name="taxable_event_percent"/>
          <table:table-cell table:formula="=HYPERLINK(&quot;#B1 In-Out.a23:z23&quot;; 4800.000000000000000)" table:style-name="highlighted_fiat"/>
          <table:table-cell table:formula="=HYPERLINK(&quot;#B1 In-Out.a23:z23&quot;; 24000.00000000000)" table:style-name="taxable_event_fiat"/>
          <table:table-cell table:formula="=HYPERLINK(&quot;#B1 In-Out.a23:z23&quot;; &quot;&quot;)" table:style-name="taxable_event_fiat"/>
          <table:table-cell table:formula="=HYPERLINK(&quot;#B1 In-Out.a23:z23&quot;; &quot;1/2: 0.20000000 of 5.00000000 B1&quot;)" table:style-name="taxable_event_note_default"/>
          <table:table-cell table:formula="=HYPERLINK(&quot;#B1 In-Out.a7:z7&quot;; &quot;2015-03-01 11:18:00+00:00&quot;)" table:style-name="acquired_lot_alt_default"/>
          <table:table-cell table:formula="=HYPERLINK(&quot;#B1 In-Out.a7:z7&quot;; 0.05)" table:style-name="acquired_lot_alt_percent"/>
          <table:table-cell table:formula="=HYPERLINK(&quot;#B1 In-Out.a7:z7&quot;; 3000.000000000000000)" table:style-name="acquired_lot_alt_fiat"/>
          <table:table-cell table:formula="=HYPERLINK(&quot;#B1 In-Out.a7:z7&quot;; 0.00)" table:style-name="acquired_lot_alt_fiat"/>
          <table:table-cell table:formula="=HYPERLINK(&quot;#B1 In-Out.a7:z7&quot;; 3000.000000000000000)" table:style-name="highlighted_fiat"/>
          <table:table-cell table:formula="=HYPERLINK(&quot;#B1 In-Out.a7:z7&quot;; 15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2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8" office:value-type="float" table:style-name="transparent_crypto"/>
          <table:table-cell office:value-type="string" table:style-name="transparent_default">
            <text:p>B1</text:p>
          </table:table-cell>
          <table:table-cell office:value="14.8" office:value-type="float" table:style-name="transparent_crypto"/>
          <table:table-cell office:value="57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3:z23&quot;; &quot;2020-06-11 05:31:00+00:00&quot;)" table:style-name="taxable_event_default"/>
          <table:table-cell table:formula="=HYPERLINK(&quot;#B1 In-Out.a23:z23&quot;; &quot;OUT / SELL&quot;)" table:style-name="taxable_event_default"/>
          <table:table-cell table:formula="=HYPERLINK(&quot;#B1 In-Out.a23:z23&quot;; 0.96)" table:style-name="taxable_event_percent"/>
          <table:table-cell table:formula="=HYPERLINK(&quot;#B1 In-Out.a23:z23&quot;; 115200.00000000000000)" table:style-name="highlighted_fiat"/>
          <table:table-cell table:formula="=HYPERLINK(&quot;#B1 In-Out.a23:z23&quot;; 24000.00000000000)" table:style-name="taxable_event_fiat"/>
          <table:table-cell table:formula="=HYPERLINK(&quot;#B1 In-Out.a23:z23&quot;; &quot;&quot;)" table:style-name="taxable_event_fiat"/>
          <table:table-cell table:formula="=HYPERLINK(&quot;#B1 In-Out.a23:z23&quot;; &quot;2/2: 4.80000000 of 5.00000000 B1&quot;)" table:style-name="taxable_event_note_default"/>
          <table:table-cell table:formula="=HYPERLINK(&quot;#B1 In-Out.a8:z8&quot;; &quot;2015-05-01 14:03:00+00:00&quot;)" table:style-name="acquired_lot_default"/>
          <table:table-cell table:formula="=HYPERLINK(&quot;#B1 In-Out.a8:z8&quot;; 0.96)" table:style-name="acquired_lot_percent"/>
          <table:table-cell table:formula="=HYPERLINK(&quot;#B1 In-Out.a8:z8&quot;; 57600.00000000000000)" table:style-name="acquired_lot_fiat"/>
          <table:table-cell table:formula="=HYPERLINK(&quot;#B1 In-Out.a8:z8&quot;; 0.00)" table:style-name="acquired_lot_fiat"/>
          <table:table-cell table:formula="=HYPERLINK(&quot;#B1 In-Out.a8:z8&quot;; 57600.00000000000000)" table:style-name="highlighted_fiat"/>
          <table:table-cell table:formula="=HYPERLINK(&quot;#B1 In-Out.a8:z8&quot;; 12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1: 4.8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5.6" office:value-type="float" table:style-name="transparent_border_crypto"/>
          <table:table-cell office:value="1032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24:z24&quot;; &quot;2021-01-11 11:15:00+00:00&quot;)" table:style-name="taxable_event_alt_border_default"/>
          <table:table-cell table:formula="=HYPERLINK(&quot;#B1 In-Out.a24:z24&quot;; &quot;OUT / SELL&quot;)" table:style-name="taxable_event_alt_border_default"/>
          <table:table-cell table:formula="=HYPERLINK(&quot;#B1 In-Out.a24:z24&quot;; 1)" table:style-name="taxable_event_alt_border_percent"/>
          <table:table-cell table:formula="=HYPERLINK(&quot;#B1 In-Out.a24:z24&quot;; 20000.000000000000000)" table:style-name="highlighted_border_fiat"/>
          <table:table-cell table:formula="=HYPERLINK(&quot;#B1 In-Out.a24:z24&quot;; 25000.00000000000)" table:style-name="taxable_event_alt_border_fiat"/>
          <table:table-cell table:formula="=HYPERLINK(&quot;#B1 In-Out.a24:z24&quot;; &quot;&quot;)" table:style-name="taxable_event_alt_border_fiat"/>
          <table:table-cell table:formula="=HYPERLINK(&quot;#B1 In-Out.a24:z24&quot;; &quot;1/1: 0.80000000 of 0.80000000 B1&quot;)" table:style-name="taxable_event_note_border_default"/>
          <table:table-cell table:formula="=HYPERLINK(&quot;#B1 In-Out.a13:z13&quot;; &quot;2016-05-01 14:03:00+00:00&quot;)" table:style-name="acquired_lot_alt_border_default"/>
          <table:table-cell table:formula="=HYPERLINK(&quot;#B1 In-Out.a13:z13&quot;; 0.16)" table:style-name="acquired_lot_alt_border_percent"/>
          <table:table-cell table:formula="=HYPERLINK(&quot;#B1 In-Out.a13:z13&quot;; 9680.000000000000000)" table:style-name="acquired_lot_alt_border_fiat"/>
          <table:table-cell table:formula="=HYPERLINK(&quot;#B1 In-Out.a13:z13&quot;; 0.00)" table:style-name="acquired_lot_alt_border_fiat"/>
          <table:table-cell table:formula="=HYPERLINK(&quot;#B1 In-Out.a13:z13&quot;; 9680.000000000000000)" table:style-name="highlighted_border_fiat"/>
          <table:table-cell table:formula="=HYPERLINK(&quot;#B1 In-Out.a13:z13&quot;; 12100.00000000000)" table:style-name="acquired_lot_alt_border_fiat"/>
          <table:table-cell table:formula="=HYPERLINK(&quot;#B1 In-Out.a13:z13&quot;; &quot;&quot;)" table:style-name="acquired_lot_alt_border_fiat"/>
          <table:table-cell table:formula="=HYPERLINK(&quot;#B1 In-Out.a13:z13&quot;; &quot;1/3: 0.80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7.6" office:value-type="float" table:style-name="transparent_crypto"/>
          <table:table-cell office:value="17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5:z25&quot;; &quot;2021-02-11 19:58:00+00:00&quot;)" table:style-name="taxable_event_default"/>
          <table:table-cell table:formula="=HYPERLINK(&quot;#B1 In-Out.a25:z25&quot;; &quot;OUT / SELL&quot;)" table:style-name="taxable_event_default"/>
          <table:table-cell table:formula="=HYPERLINK(&quot;#B1 In-Out.a25:z25&quot;; 1)" table:style-name="taxable_event_percent"/>
          <table:table-cell table:formula="=HYPERLINK(&quot;#B1 In-Out.a25:z25&quot;; 42000.000000000000000)" table:style-name="highlighted_fiat"/>
          <table:table-cell table:formula="=HYPERLINK(&quot;#B1 In-Out.a25:z25&quot;; 21000.00000000000)" table:style-name="taxable_event_fiat"/>
          <table:table-cell table:formula="=HYPERLINK(&quot;#B1 In-Out.a25:z25&quot;; &quot;&quot;)" table:style-name="taxable_event_fiat"/>
          <table:table-cell table:formula="=HYPERLINK(&quot;#B1 In-Out.a25:z25&quot;; &quot;1/1: 2.00000000 of 2.00000000 B1&quot;)" table:style-name="taxable_event_note_default"/>
          <table:table-cell table:formula="=HYPERLINK(&quot;#B1 In-Out.a13:z13&quot;; &quot;2016-05-01 14:03:00+00:00&quot;)" table:style-name="acquired_lot_alt_default"/>
          <table:table-cell table:formula="=HYPERLINK(&quot;#B1 In-Out.a13:z13&quot;; 0.4)" table:style-name="acquired_lot_alt_percent"/>
          <table:table-cell table:formula="=HYPERLINK(&quot;#B1 In-Out.a13:z13&quot;; 24200.00000000000000)" table:style-name="acquired_lot_alt_fiat"/>
          <table:table-cell table:formula="=HYPERLINK(&quot;#B1 In-Out.a13:z13&quot;; 0.0)" table:style-name="acquired_lot_alt_fiat"/>
          <table:table-cell table:formula="=HYPERLINK(&quot;#B1 In-Out.a13:z13&quot;; 24200.00000000000000)" table:style-name="highlighted_fiat"/>
          <table:table-cell table:formula="=HYPERLINK(&quot;#B1 In-Out.a13:z13&quot;; 12100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2/3: 2.0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19.8" office:value-type="float" table:style-name="transparent_crypto"/>
          <table:table-cell office:value="239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6:z26&quot;; &quot;2021-04-11 07:10:00+00:00&quot;)" table:style-name="taxable_event_alt_default"/>
          <table:table-cell table:formula="=HYPERLINK(&quot;#B1 In-Out.a26:z26&quot;; &quot;OUT / GIFT&quot;)" table:style-name="taxable_event_alt_default"/>
          <table:table-cell table:formula="=HYPERLINK(&quot;#B1 In-Out.a26:z26&quot;; 0.7333333333333333333333333333333)" table:style-name="taxable_event_alt_percent"/>
          <table:table-cell table:formula="=HYPERLINK(&quot;#B1 In-Out.a26:z26&quot;; 50600.00000000000000)" table:style-name="highlighted_fiat"/>
          <table:table-cell table:formula="=HYPERLINK(&quot;#B1 In-Out.a26:z26&quot;; 230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2: 2.20000000 of 3.00000000 B1&quot;)" table:style-name="taxable_event_note_default"/>
          <table:table-cell table:formula="=HYPERLINK(&quot;#B1 In-Out.a13:z13&quot;; &quot;2016-05-01 14:03:00+00:00&quot;)" table:style-name="acquired_lot_alt_default"/>
          <table:table-cell table:formula="=HYPERLINK(&quot;#B1 In-Out.a13:z13&quot;; 0.44)" table:style-name="acquired_lot_alt_percent"/>
          <table:table-cell table:formula="=HYPERLINK(&quot;#B1 In-Out.a13:z13&quot;; 26620.00000000000000)" table:style-name="acquired_lot_alt_fiat"/>
          <table:table-cell table:formula="=HYPERLINK(&quot;#B1 In-Out.a13:z13&quot;; 0.00)" table:style-name="acquired_lot_alt_fiat"/>
          <table:table-cell table:formula="=HYPERLINK(&quot;#B1 In-Out.a13:z13&quot;; 26620.00000000000000)" table:style-name="highlighted_fiat"/>
          <table:table-cell table:formula="=HYPERLINK(&quot;#B1 In-Out.a13:z13&quot;; 12100.00000000000)" table:style-name="acquired_lot_alt_fiat"/>
          <table:table-cell table:formula="=HYPERLINK(&quot;#B1 In-Out.a13:z13&quot;; &quot;&quot;)" table:style-name="acquired_lot_alt_fiat"/>
          <table:table-cell table:formula="=HYPERLINK(&quot;#B1 In-Out.a13:z13&quot;; &quot;3/3: 2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20.6" office:value-type="float" table:style-name="transparent_crypto"/>
          <table:table-cell office:value="63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6:z26&quot;; &quot;2021-04-11 07:10:00+00:00&quot;)" table:style-name="taxable_event_alt_default"/>
          <table:table-cell table:formula="=HYPERLINK(&quot;#B1 In-Out.a26:z26&quot;; &quot;OUT / GIFT&quot;)" table:style-name="taxable_event_alt_default"/>
          <table:table-cell table:formula="=HYPERLINK(&quot;#B1 In-Out.a26:z26&quot;; 0.2666666666666666666666666666667)" table:style-name="taxable_event_alt_percent"/>
          <table:table-cell table:formula="=HYPERLINK(&quot;#B1 In-Out.a26:z26&quot;; 18400.000000000000000)" table:style-name="highlighted_fiat"/>
          <table:table-cell table:formula="=HYPERLINK(&quot;#B1 In-Out.a26:z26&quot;; 230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2/2: 0.80000000 of 3.00000000 B1&quot;)" table:style-name="taxable_event_note_default"/>
          <table:table-cell table:formula="=HYPERLINK(&quot;#B1 In-Out.a12:z12&quot;; &quot;2016-03-01 11:18:00+00:00&quot;)" table:style-name="acquired_lot_default"/>
          <table:table-cell table:formula="=HYPERLINK(&quot;#B1 In-Out.a12:z12&quot;; 0.2)" table:style-name="acquired_lot_percent"/>
          <table:table-cell table:formula="=HYPERLINK(&quot;#B1 In-Out.a12:z12&quot;; 12080.000000000000000)" table:style-name="acquired_lot_fiat"/>
          <table:table-cell table:formula="=HYPERLINK(&quot;#B1 In-Out.a12:z12&quot;; 0.0)" table:style-name="acquired_lot_fiat"/>
          <table:table-cell table:formula="=HYPERLINK(&quot;#B1 In-Out.a12:z12&quot;; 12080.000000000000000)" table:style-name="highlighted_fiat"/>
          <table:table-cell table:formula="=HYPERLINK(&quot;#B1 In-Out.a12:z12&quot;; 15100.0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1/2: 0.8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2" office:value-type="float" table:style-name="transparent_crypto"/>
          <table:table-cell office:value-type="string" table:style-name="transparent_default">
            <text:p>B1</text:p>
          </table:table-cell>
          <table:table-cell office:value="23.8" office:value-type="float" table:style-name="transparent_crypto"/>
          <table:table-cell office:value="220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6-11 05:31:00+00:00&quot;)" table:style-name="taxable_event_default"/>
          <table:table-cell table:formula="=HYPERLINK(&quot;#B1 In-Out.a27:z27&quot;; &quot;OUT / SELL&quot;)" table:style-name="taxable_event_default"/>
          <table:table-cell table:formula="=HYPERLINK(&quot;#B1 In-Out.a27:z27&quot;; 0.8)" table:style-name="taxable_event_percent"/>
          <table:table-cell table:formula="=HYPERLINK(&quot;#B1 In-Out.a27:z27&quot;; 70400.00000000000000)" table:style-name="highlighted_fiat"/>
          <table:table-cell table:formula="=HYPERLINK(&quot;#B1 In-Out.a27:z27&quot;; 22000.00000000000)" table:style-name="taxable_event_fiat"/>
          <table:table-cell table:formula="=HYPERLINK(&quot;#B1 In-Out.a27:z27&quot;; &quot;&quot;)" table:style-name="taxable_event_fiat"/>
          <table:table-cell table:formula="=HYPERLINK(&quot;#B1 In-Out.a27:z27&quot;; &quot;1/2: 3.20000000 of 4.00000000 B1&quot;)" table:style-name="taxable_event_note_default"/>
          <table:table-cell table:formula="=HYPERLINK(&quot;#B1 In-Out.a12:z12&quot;; &quot;2016-03-01 11:18:00+00:00&quot;)" table:style-name="acquired_lot_default"/>
          <table:table-cell table:formula="=HYPERLINK(&quot;#B1 In-Out.a12:z12&quot;; 0.8)" table:style-name="acquired_lot_percent"/>
          <table:table-cell table:formula="=HYPERLINK(&quot;#B1 In-Out.a12:z12&quot;; 48320.00000000000000)" table:style-name="acquired_lot_fiat"/>
          <table:table-cell table:formula="=HYPERLINK(&quot;#B1 In-Out.a12:z12&quot;; 0.0)" table:style-name="acquired_lot_fiat"/>
          <table:table-cell table:formula="=HYPERLINK(&quot;#B1 In-Out.a12:z12&quot;; 48320.00000000000000)" table:style-name="highlighted_fiat"/>
          <table:table-cell table:formula="=HYPERLINK(&quot;#B1 In-Out.a12:z12&quot;; 15100.00000000000)" table:style-name="acquired_lot_fiat"/>
          <table:table-cell table:formula="=HYPERLINK(&quot;#B1 In-Out.a12:z12&quot;; &quot;&quot;)" table:style-name="acquired_lot_fiat"/>
          <table:table-cell table:formula="=HYPERLINK(&quot;#B1 In-Out.a12:z12&quot;; &quot;2/2: 3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24.6" office:value-type="float" table:style-name="transparent_crypto"/>
          <table:table-cell office:value="87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6-11 05:31:00+00:00&quot;)" table:style-name="taxable_event_default"/>
          <table:table-cell table:formula="=HYPERLINK(&quot;#B1 In-Out.a27:z27&quot;; &quot;OUT / SELL&quot;)" table:style-name="taxable_event_default"/>
          <table:table-cell table:formula="=HYPERLINK(&quot;#B1 In-Out.a27:z27&quot;; 0.2)" table:style-name="taxable_event_percent"/>
          <table:table-cell table:formula="=HYPERLINK(&quot;#B1 In-Out.a27:z27&quot;; 17600.000000000000000)" table:style-name="highlighted_fiat"/>
          <table:table-cell table:formula="=HYPERLINK(&quot;#B1 In-Out.a27:z27&quot;; 22000.00000000000)" table:style-name="taxable_event_fiat"/>
          <table:table-cell table:formula="=HYPERLINK(&quot;#B1 In-Out.a27:z27&quot;; &quot;&quot;)" table:style-name="taxable_event_fiat"/>
          <table:table-cell table:formula="=HYPERLINK(&quot;#B1 In-Out.a27:z27&quot;; &quot;2/2: 0.80000000 of 4.00000000 B1&quot;)" table:style-name="taxable_event_note_default"/>
          <table:table-cell table:formula="=HYPERLINK(&quot;#B1 In-Out.a11:z11&quot;; &quot;2016-02-01 11:18:00+00:00&quot;)" table:style-name="acquired_lot_alt_default"/>
          <table:table-cell table:formula="=HYPERLINK(&quot;#B1 In-Out.a11:z11&quot;; 0.2666666666666666666666666666667)" table:style-name="acquired_lot_alt_percent"/>
          <table:table-cell table:formula="=HYPERLINK(&quot;#B1 In-Out.a11:z11&quot;; 8880.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8880.000000000000000)" table:style-name="highlighted_fiat"/>
          <table:table-cell table:formula="=HYPERLINK(&quot;#B1 In-Out.a11:z11&quot;; 11100.0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1/2: 0.8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6.8" office:value-type="float" table:style-name="transparent_crypto"/>
          <table:table-cell office:value="283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8:z28&quot;; &quot;2021-06-11 05:31:00+00:00&quot;)" table:style-name="taxable_event_alt_default"/>
          <table:table-cell table:formula="=HYPERLINK(&quot;#B1 In-Out.a28:z28&quot;; &quot;OUT / SELL&quot;)" table:style-name="taxable_event_alt_default"/>
          <table:table-cell table:formula="=HYPERLINK(&quot;#B1 In-Out.a28:z28&quot;; 0.44)" table:style-name="taxable_event_alt_percent"/>
          <table:table-cell table:formula="=HYPERLINK(&quot;#B1 In-Out.a28:z28&quot;; 52800.00000000000000)" table:style-name="highlighted_fiat"/>
          <table:table-cell table:formula="=HYPERLINK(&quot;#B1 In-Out.a28:z28&quot;; 24000.00000000000)" table:style-name="taxable_event_alt_fiat"/>
          <table:table-cell table:formula="=HYPERLINK(&quot;#B1 In-Out.a28:z28&quot;; &quot;&quot;)" table:style-name="taxable_event_alt_fiat"/>
          <table:table-cell table:formula="=HYPERLINK(&quot;#B1 In-Out.a28:z28&quot;; &quot;1/3: 2.20000000 of 5.00000000 B1&quot;)" table:style-name="taxable_event_note_default"/>
          <table:table-cell table:formula="=HYPERLINK(&quot;#B1 In-Out.a11:z11&quot;; &quot;2016-02-01 11:18:00+00:00&quot;)" table:style-name="acquired_lot_alt_default"/>
          <table:table-cell table:formula="=HYPERLINK(&quot;#B1 In-Out.a11:z11&quot;; 0.7333333333333333333333333333333)" table:style-name="acquired_lot_alt_percent"/>
          <table:table-cell table:formula="=HYPERLINK(&quot;#B1 In-Out.a11:z11&quot;; 24420.000000000000000)" table:style-name="acquired_lot_alt_fiat"/>
          <table:table-cell table:formula="=HYPERLINK(&quot;#B1 In-Out.a11:z11&quot;; 0E-31)" table:style-name="acquired_lot_alt_fiat"/>
          <table:table-cell table:formula="=HYPERLINK(&quot;#B1 In-Out.a11:z11&quot;; 24420.000000000000000)" table:style-name="highlighted_fiat"/>
          <table:table-cell table:formula="=HYPERLINK(&quot;#B1 In-Out.a11:z11&quot;; 11100.00000000000)" table:style-name="acquired_lot_alt_fiat"/>
          <table:table-cell table:formula="=HYPERLINK(&quot;#B1 In-Out.a11:z11&quot;; &quot;&quot;)" table:style-name="acquired_lot_alt_fiat"/>
          <table:table-cell table:formula="=HYPERLINK(&quot;#B1 In-Out.a11:z11&quot;; &quot;2/2: 2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.8" office:value-type="float" table:style-name="transparent_crypto"/>
          <table:table-cell office:value="19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8:z28&quot;; &quot;2021-06-11 05:31:00+00:00&quot;)" table:style-name="taxable_event_alt_default"/>
          <table:table-cell table:formula="=HYPERLINK(&quot;#B1 In-Out.a28:z28&quot;; &quot;OUT / SELL&quot;)" table:style-name="taxable_event_alt_default"/>
          <table:table-cell table:formula="=HYPERLINK(&quot;#B1 In-Out.a28:z28&quot;; 0.4)" table:style-name="taxable_event_alt_percent"/>
          <table:table-cell table:formula="=HYPERLINK(&quot;#B1 In-Out.a28:z28&quot;; 48000.00000000000000)" table:style-name="highlighted_fiat"/>
          <table:table-cell table:formula="=HYPERLINK(&quot;#B1 In-Out.a28:z28&quot;; 24000.00000000000)" table:style-name="taxable_event_alt_fiat"/>
          <table:table-cell table:formula="=HYPERLINK(&quot;#B1 In-Out.a28:z28&quot;; &quot;&quot;)" table:style-name="taxable_event_alt_fiat"/>
          <table:table-cell table:formula="=HYPERLINK(&quot;#B1 In-Out.a28:z28&quot;; &quot;2/3: 2.00000000 of 5.00000000 B1&quot;)" table:style-name="taxable_event_note_default"/>
          <table:table-cell table:formula="=HYPERLINK(&quot;#B1 In-Out.a10:z10&quot;; &quot;2016-02-01 11:18:00+00:00&quot;)" table:style-name="acquired_lot_default"/>
          <table:table-cell table:formula="=HYPERLINK(&quot;#B1 In-Out.a10:z10&quot;; 1)" table:style-name="acquired_lot_percent"/>
          <table:table-cell table:formula="=HYPERLINK(&quot;#B1 In-Out.a10:z10&quot;; 28200.000000000000000)" table:style-name="acquired_lot_fiat"/>
          <table:table-cell table:formula="=HYPERLINK(&quot;#B1 In-Out.a10:z10&quot;; 0)" table:style-name="acquired_lot_fiat"/>
          <table:table-cell table:formula="=HYPERLINK(&quot;#B1 In-Out.a10:z10&quot;; 28200.000000000000000)" table:style-name="highlighted_fiat"/>
          <table:table-cell table:formula="=HYPERLINK(&quot;#B1 In-Out.a10:z10&quot;; 14100.00000000000)" table:style-name="acquired_lot_fiat"/>
          <table:table-cell table:formula="=HYPERLINK(&quot;#B1 In-Out.a10:z10&quot;; &quot;&quot;)" table:style-name="acquired_lot_fiat"/>
          <table:table-cell table:formula="=HYPERLINK(&quot;#B1 In-Out.a10:z10&quot;; &quot;1/1: 2.0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1</text:p>
          </table:table-cell>
          <table:table-cell office:value="29.6" office:value-type="float" table:style-name="transparent_crypto"/>
          <table:table-cell office:value="87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8:z28&quot;; &quot;2021-06-11 05:31:00+00:00&quot;)" table:style-name="taxable_event_alt_default"/>
          <table:table-cell table:formula="=HYPERLINK(&quot;#B1 In-Out.a28:z28&quot;; &quot;OUT / SELL&quot;)" table:style-name="taxable_event_alt_default"/>
          <table:table-cell table:formula="=HYPERLINK(&quot;#B1 In-Out.a28:z28&quot;; 0.16)" table:style-name="taxable_event_alt_percent"/>
          <table:table-cell table:formula="=HYPERLINK(&quot;#B1 In-Out.a28:z28&quot;; 19200.000000000000000)" table:style-name="highlighted_fiat"/>
          <table:table-cell table:formula="=HYPERLINK(&quot;#B1 In-Out.a28:z28&quot;; 24000.00000000000)" table:style-name="taxable_event_alt_fiat"/>
          <table:table-cell table:formula="=HYPERLINK(&quot;#B1 In-Out.a28:z28&quot;; &quot;&quot;)" table:style-name="taxable_event_alt_fiat"/>
          <table:table-cell table:formula="=HYPERLINK(&quot;#B1 In-Out.a28:z28&quot;; &quot;3/3: 0.80000000 of 5.00000000 B1&quot;)" table:style-name="taxable_event_note_default"/>
          <table:table-cell table:formula="=HYPERLINK(&quot;#B1 In-Out.a9:z9&quot;; &quot;2016-01-01 08:41:00+00:00&quot;)" table:style-name="acquired_lot_alt_default"/>
          <table:table-cell table:formula="=HYPERLINK(&quot;#B1 In-Out.a9:z9&quot;; 0.8)" table:style-name="acquired_lot_alt_percent"/>
          <table:table-cell table:formula="=HYPERLINK(&quot;#B1 In-Out.a9:z9&quot;; 10480.000000000000000)" table:style-name="acquired_lot_alt_fiat"/>
          <table:table-cell table:formula="=HYPERLINK(&quot;#B1 In-Out.a9:z9&quot;; 0.0)" table:style-name="acquired_lot_alt_fiat"/>
          <table:table-cell table:formula="=HYPERLINK(&quot;#B1 In-Out.a9:z9&quot;; 10480.000000000000000)" table:style-name="highlighted_fiat"/>
          <table:table-cell table:formula="=HYPERLINK(&quot;#B1 In-Out.a9:z9&quot;; 13100.00000000000)" table:style-name="acquired_lot_alt_fiat"/>
          <table:table-cell table:formula="=HYPERLINK(&quot;#B1 In-Out.a9:z9&quot;; &quot;&quot;)" table:style-name="acquired_lot_alt_fiat"/>
          <table:table-cell table:formula="=HYPERLINK(&quot;#B1 In-Out.a9:z9&quot;; &quot;1/1: 0.8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3000.0" office:value-type="float" table:style-name="transparent_fiat"/>
          <table:table-cell office:value="1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6-01-01 08:41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1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7-01-01 08:41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31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4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7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4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8-01-01 08:41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4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5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5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6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0.0" office:value-type="float" table:style-name="taxable_event_fiat"/>
          <table:table-cell office:value="0.9" office:value-type="float" table:style-name="taxable_event_crypto"/>
          <table:table-cell office:value="0.0" office:value-type="float" table:style-name="taxable_event_crypto"/>
          <table:table-cell office:value="0.9" office:value-type="float" table:style-name="taxable_event_crypto"/>
          <table:table-cell office:value="0.0" office:value-type="float" table:style-name="taxable_event_crypto"/>
          <table:table-cell office:value="2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.9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9.9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4.9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11 11:1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15.8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17.8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20.8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29.8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2-01-11 11:1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30.7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2.7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35.7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39.7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44.7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3-01-11 11:1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45.6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47.6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0.6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54.6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9.6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4-03-11 10:49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30000.0" office:value-type="float" table:style-name="taxable_event_border_fiat"/>
          <table:table-cell office:value="0.4" office:value-type="float" table:style-name="taxable_event_border_crypto"/>
          <table:table-cell office:value="0.0" office:value-type="float" table:style-name="taxable_event_border_crypto"/>
          <table:table-cell office:value="60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4" office:value-type="float" table:style-name="transparent_default"/>
          <table:table-cell office:value-type="string" table:style-name="transparent_default">
            <text:p>B2</text:p>
          </table:table-cell>
          <table:table-cell office:value="7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4" office:value-type="float" table:style-name="transparent_crypto"/>
          <table:table-cell office:value="12000.0" office:value-type="float" table:style-name="taxable_event_fiat"/>
          <table:table-cell office:value="48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35600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369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default"/>
          <table:table-cell office:value-type="string" table:style-name="transparent_default">
            <text:p>B2</text:p>
          </table:table-cell>
          <table:table-cell office:value="331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59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04600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679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4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18500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4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303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87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13000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9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357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3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8.0" office:value-type="float" table:style-name="transparent_crypto"/>
          <table:table-cell office:value="12.0" office:value-type="float" table:style-name="transparent_crypto"/>
          <table:table-cell office:value="0.0" office:value-type="float" table:style-name="transparent_crypto"/>
          <table:table-cell office:value="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crypto"/>
          <table:table-cell office:value="-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9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0.9" office:value-type="float" table:style-name="transparent_crypto"/>
          <table:table-cell office:value="10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9:z29&quot;; &quot;2020-01-11 11:15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1)" table:style-name="taxable_event_percent"/>
          <table:table-cell table:formula="=HYPERLINK(&quot;#B2 In-Out.a29:z29&quot;; 22500.000000000000000)" table:style-name="highlighted_fiat"/>
          <table:table-cell table:formula="=HYPERLINK(&quot;#B2 In-Out.a29:z29&quot;; 25000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1: 0.90000000 of 0.90000000 B2&quot;)" table:style-name="taxable_event_note_default"/>
          <table:table-cell table:formula="=HYPERLINK(&quot;#B2 In-Out.a4:z4&quot;; &quot;2015-01-01 08:41:00+00:00&quot;)" table:style-name="acquired_lot_default"/>
          <table:table-cell table:formula="=HYPERLINK(&quot;#B2 In-Out.a4:z4&quot;; 0.9)" table:style-name="acquired_lot_percent"/>
          <table:table-cell table:formula="=HYPERLINK(&quot;#B2 In-Out.a4:z4&quot;; 11700.000000000000000)" table:style-name="acquired_lot_fiat"/>
          <table:table-cell table:formula="=HYPERLINK(&quot;#B2 In-Out.a4:z4&quot;; 0.0)" table:style-name="acquired_lot_fiat"/>
          <table:table-cell table:formula="=HYPERLINK(&quot;#B2 In-Out.a4:z4&quot;; 11700.000000000000000)" table:style-name="highlighted_fiat"/>
          <table:table-cell table:formula="=HYPERLINK(&quot;#B2 In-Out.a4:z4&quot;; 13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9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0:z30&quot;; &quot;2020-02-11 19:58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0.05)" table:style-name="taxable_event_alt_percent"/>
          <table:table-cell table:formula="=HYPERLINK(&quot;#B2 In-Out.a30:z30&quot;; 2100.0000000000000000)" table:style-name="highlighted_fiat"/>
          <table:table-cell table:formula="=HYPERLINK(&quot;#B2 In-Out.a30:z30&quot;; 21000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2: 0.10000000 of 2.00000000 B2&quot;)" table:style-name="taxable_event_note_default"/>
          <table:table-cell table:formula="=HYPERLINK(&quot;#B2 In-Out.a4:z4&quot;; &quot;2015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300.0000000000000000)" table:style-name="acquired_lot_fiat"/>
          <table:table-cell table:formula="=HYPERLINK(&quot;#B2 In-Out.a4:z4&quot;; 0.0)" table:style-name="acquired_lot_fiat"/>
          <table:table-cell table:formula="=HYPERLINK(&quot;#B2 In-Out.a4:z4&quot;; 1300.0000000000000000)" table:style-name="highlighted_fiat"/>
          <table:table-cell table:formula="=HYPERLINK(&quot;#B2 In-Out.a4:z4&quot;; 13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1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13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0:z30&quot;; &quot;2020-02-11 19:58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0.95)" table:style-name="taxable_event_alt_percent"/>
          <table:table-cell table:formula="=HYPERLINK(&quot;#B2 In-Out.a30:z30&quot;; 39900.000000000000000)" table:style-name="highlighted_fiat"/>
          <table:table-cell table:formula="=HYPERLINK(&quot;#B2 In-Out.a30:z30&quot;; 21000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2/2: 1.90000000 of 2.00000000 B2&quot;)" table:style-name="taxable_event_note_default"/>
          <table:table-cell table:formula="=HYPERLINK(&quot;#B2 In-Out.a5:z5&quot;; &quot;2015-02-01 11:18:00+00:00&quot;)" table:style-name="acquired_lot_alt_default"/>
          <table:table-cell table:formula="=HYPERLINK(&quot;#B2 In-Out.a5:z5&quot;; 0.95)" table:style-name="acquired_lot_alt_percent"/>
          <table:table-cell table:formula="=HYPERLINK(&quot;#B2 In-Out.a5:z5&quot;; 26600.000000000000000)" table:style-name="acquired_lot_alt_fiat"/>
          <table:table-cell table:formula="=HYPERLINK(&quot;#B2 In-Out.a5:z5&quot;; 0.00)" table:style-name="acquired_lot_alt_fiat"/>
          <table:table-cell table:formula="=HYPERLINK(&quot;#B2 In-Out.a5:z5&quot;; 26600.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9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1:z31&quot;; &quot;2020-04-11 07:10:00+00:00&quot;)" table:style-name="taxable_event_default"/>
          <table:table-cell table:formula="=HYPERLINK(&quot;#B2 In-Out.a31:z31&quot;; &quot;OUT / GIFT&quot;)" table:style-name="taxable_event_default"/>
          <table:table-cell table:formula="=HYPERLINK(&quot;#B2 In-Out.a31:z31&quot;; 0.03333333333333333333333333333333)" table:style-name="taxable_event_percent"/>
          <table:table-cell table:formula="=HYPERLINK(&quot;#B2 In-Out.a31:z31&quot;; 2300.0000000000000000)" table:style-name="highlighted_fiat"/>
          <table:table-cell table:formula="=HYPERLINK(&quot;#B2 In-Out.a31:z31&quot;; 23000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2: 0.10000000 of 3.00000000 B2&quot;)" table:style-name="taxable_event_note_default"/>
          <table:table-cell table:formula="=HYPERLINK(&quot;#B2 In-Out.a5:z5&quot;; &quot;2015-02-01 11:18:00+00:00&quot;)" table:style-name="acquired_lot_alt_default"/>
          <table:table-cell table:formula="=HYPERLINK(&quot;#B2 In-Out.a5:z5&quot;; 0.05)" table:style-name="acquired_lot_alt_percent"/>
          <table:table-cell table:formula="=HYPERLINK(&quot;#B2 In-Out.a5:z5&quot;; 1400.0000000000000000)" table:style-name="acquired_lot_alt_fiat"/>
          <table:table-cell table:formula="=HYPERLINK(&quot;#B2 In-Out.a5:z5&quot;; 0.00)" table:style-name="acquired_lot_alt_fiat"/>
          <table:table-cell table:formula="=HYPERLINK(&quot;#B2 In-Out.a5:z5&quot;; 1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9" office:value-type="float" table:style-name="transparent_crypto"/>
          <table:table-cell office:value-type="string" table:style-name="transparent_default">
            <text:p>B2</text:p>
          </table:table-cell>
          <table:table-cell office:value="5.9" office:value-type="float" table:style-name="transparent_crypto"/>
          <table:table-cell office:value="34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1:z31&quot;; &quot;2020-04-11 07:10:00+00:00&quot;)" table:style-name="taxable_event_default"/>
          <table:table-cell table:formula="=HYPERLINK(&quot;#B2 In-Out.a31:z31&quot;; &quot;OUT / GIFT&quot;)" table:style-name="taxable_event_default"/>
          <table:table-cell table:formula="=HYPERLINK(&quot;#B2 In-Out.a31:z31&quot;; 0.9666666666666666666666666666667)" table:style-name="taxable_event_percent"/>
          <table:table-cell table:formula="=HYPERLINK(&quot;#B2 In-Out.a31:z31&quot;; 66700.00000000000000)" table:style-name="highlighted_fiat"/>
          <table:table-cell table:formula="=HYPERLINK(&quot;#B2 In-Out.a31:z31&quot;; 23000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2/2: 2.90000000 of 3.00000000 B2&quot;)" table:style-name="taxable_event_note_default"/>
          <table:table-cell table:formula="=HYPERLINK(&quot;#B2 In-Out.a6:z6&quot;; &quot;2015-02-01 11:18:00+00:00&quot;)" table:style-name="acquired_lot_default"/>
          <table:table-cell table:formula="=HYPERLINK(&quot;#B2 In-Out.a6:z6&quot;; 0.9666666666666666666666666666667)" table:style-name="acquired_lot_percent"/>
          <table:table-cell table:formula="=HYPERLINK(&quot;#B2 In-Out.a6:z6&quot;; 31900.000000000000000)" table:style-name="acquired_lot_fiat"/>
          <table:table-cell table:formula="=HYPERLINK(&quot;#B2 In-Out.a6:z6&quot;; 0E-31)" table:style-name="acquired_lot_fiat"/>
          <table:table-cell table:formula="=HYPERLINK(&quot;#B2 In-Out.a6:z6&quot;; 31900.000000000000000)" table:style-name="highlighted_fiat"/>
          <table:table-cell table:formula="=HYPERLINK(&quot;#B2 In-Out.a6:z6&quot;; 11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9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11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2:z32&quot;; &quot;2020-06-11 05:31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0.025)" table:style-name="taxable_event_alt_percent"/>
          <table:table-cell table:formula="=HYPERLINK(&quot;#B2 In-Out.a32:z32&quot;; 2200.0000000000000000)" table:style-name="highlighted_fiat"/>
          <table:table-cell table:formula="=HYPERLINK(&quot;#B2 In-Out.a32:z32&quot;; 22000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2: 0.10000000 of 4.00000000 B2&quot;)" table:style-name="taxable_event_note_default"/>
          <table:table-cell table:formula="=HYPERLINK(&quot;#B2 In-Out.a6:z6&quot;; &quot;2015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100.0000000000000000)" table:style-name="acquired_lot_fiat"/>
          <table:table-cell table:formula="=HYPERLINK(&quot;#B2 In-Out.a6:z6&quot;; 0E-32)" table:style-name="acquired_lot_fiat"/>
          <table:table-cell table:formula="=HYPERLINK(&quot;#B2 In-Out.a6:z6&quot;; 1100.0000000000000000)" table:style-name="highlighted_fiat"/>
          <table:table-cell table:formula="=HYPERLINK(&quot;#B2 In-Out.a6:z6&quot;; 11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0.1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9" office:value-type="float" table:style-name="transparent_crypto"/>
          <table:table-cell office:value-type="string" table:style-name="transparent_default">
            <text:p>B2</text:p>
          </table:table-cell>
          <table:table-cell office:value="9.9" office:value-type="float" table:style-name="transparent_crypto"/>
          <table:table-cell office:value="27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2:z32&quot;; &quot;2020-06-11 05:31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0.975)" table:style-name="taxable_event_alt_percent"/>
          <table:table-cell table:formula="=HYPERLINK(&quot;#B2 In-Out.a32:z32&quot;; 85800.00000000000000)" table:style-name="highlighted_fiat"/>
          <table:table-cell table:formula="=HYPERLINK(&quot;#B2 In-Out.a32:z32&quot;; 22000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2/2: 3.90000000 of 4.00000000 B2&quot;)" table:style-name="taxable_event_note_default"/>
          <table:table-cell table:formula="=HYPERLINK(&quot;#B2 In-Out.a7:z7&quot;; &quot;2015-03-01 11:18:00+00:00&quot;)" table:style-name="acquired_lot_alt_default"/>
          <table:table-cell table:formula="=HYPERLINK(&quot;#B2 In-Out.a7:z7&quot;; 0.975)" table:style-name="acquired_lot_alt_percent"/>
          <table:table-cell table:formula="=HYPERLINK(&quot;#B2 In-Out.a7:z7&quot;; 58500.00000000000000)" table:style-name="acquired_lot_alt_fiat"/>
          <table:table-cell table:formula="=HYPERLINK(&quot;#B2 In-Out.a7:z7&quot;; 0.000)" table:style-name="acquired_lot_alt_fiat"/>
          <table:table-cell table:formula="=HYPERLINK(&quot;#B2 In-Out.a7:z7&quot;; 58500.00000000000000)" table:style-name="highlighted_fiat"/>
          <table:table-cell table:formula="=HYPERLINK(&quot;#B2 In-Out.a7:z7&quot;; 15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3.9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3:z33&quot;; &quot;2020-06-11 05:31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0.02)" table:style-name="taxable_event_percent"/>
          <table:table-cell table:formula="=HYPERLINK(&quot;#B2 In-Out.a33:z33&quot;; 2400.000000000000000)" table:style-name="highlighted_fiat"/>
          <table:table-cell table:formula="=HYPERLINK(&quot;#B2 In-Out.a33:z33&quot;; 24000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2: 0.10000000 of 5.00000000 B2&quot;)" table:style-name="taxable_event_note_default"/>
          <table:table-cell table:formula="=HYPERLINK(&quot;#B2 In-Out.a7:z7&quot;; &quot;2015-03-01 11:18:00+00:00&quot;)" table:style-name="acquired_lot_alt_default"/>
          <table:table-cell table:formula="=HYPERLINK(&quot;#B2 In-Out.a7:z7&quot;; 0.025)" table:style-name="acquired_lot_alt_percent"/>
          <table:table-cell table:formula="=HYPERLINK(&quot;#B2 In-Out.a7:z7&quot;; 1500.0000000000000000)" table:style-name="acquired_lot_alt_fiat"/>
          <table:table-cell table:formula="=HYPERLINK(&quot;#B2 In-Out.a7:z7&quot;; 0.000)" table:style-name="acquired_lot_alt_fiat"/>
          <table:table-cell table:formula="=HYPERLINK(&quot;#B2 In-Out.a7:z7&quot;; 1500.0000000000000000)" table:style-name="highlighted_fiat"/>
          <table:table-cell table:formula="=HYPERLINK(&quot;#B2 In-Out.a7:z7&quot;; 15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0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9" office:value-type="float" table:style-name="transparent_crypto"/>
          <table:table-cell office:value-type="string" table:style-name="transparent_default">
            <text:p>B2</text:p>
          </table:table-cell>
          <table:table-cell office:value="14.9" office:value-type="float" table:style-name="transparent_crypto"/>
          <table:table-cell office:value="58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3:z33&quot;; &quot;2020-06-11 05:31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0.98)" table:style-name="taxable_event_percent"/>
          <table:table-cell table:formula="=HYPERLINK(&quot;#B2 In-Out.a33:z33&quot;; 117600.00000000000000)" table:style-name="highlighted_fiat"/>
          <table:table-cell table:formula="=HYPERLINK(&quot;#B2 In-Out.a33:z33&quot;; 24000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2/2: 4.90000000 of 5.00000000 B2&quot;)" table:style-name="taxable_event_note_default"/>
          <table:table-cell table:formula="=HYPERLINK(&quot;#B2 In-Out.a8:z8&quot;; &quot;2015-05-01 14:03:00+00:00&quot;)" table:style-name="acquired_lot_default"/>
          <table:table-cell table:formula="=HYPERLINK(&quot;#B2 In-Out.a8:z8&quot;; 0.98)" table:style-name="acquired_lot_percent"/>
          <table:table-cell table:formula="=HYPERLINK(&quot;#B2 In-Out.a8:z8&quot;; 58800.00000000000000)" table:style-name="acquired_lot_fiat"/>
          <table:table-cell table:formula="=HYPERLINK(&quot;#B2 In-Out.a8:z8&quot;; 0.00)" table:style-name="acquired_lot_fiat"/>
          <table:table-cell table:formula="=HYPERLINK(&quot;#B2 In-Out.a8:z8&quot;; 58800.00000000000000)" table:style-name="highlighted_fiat"/>
          <table:table-cell table:formula="=HYPERLINK(&quot;#B2 In-Out.a8:z8&quot;; 12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4.9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8" office:value-type="float" table:style-name="transparent_border_crypto"/>
          <table:table-cell office:value="1170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34:z34&quot;; &quot;2021-01-11 11:15:00+00:00&quot;)" table:style-name="taxable_event_alt_border_default"/>
          <table:table-cell table:formula="=HYPERLINK(&quot;#B2 In-Out.a34:z34&quot;; &quot;OUT / SELL&quot;)" table:style-name="taxable_event_alt_border_default"/>
          <table:table-cell table:formula="=HYPERLINK(&quot;#B2 In-Out.a34:z34&quot;; 1)" table:style-name="taxable_event_alt_border_percent"/>
          <table:table-cell table:formula="=HYPERLINK(&quot;#B2 In-Out.a34:z34&quot;; 22500.000000000000000)" table:style-name="highlighted_border_fiat"/>
          <table:table-cell table:formula="=HYPERLINK(&quot;#B2 In-Out.a34:z34&quot;; 25000.00000000000)" table:style-name="taxable_event_alt_border_fiat"/>
          <table:table-cell table:formula="=HYPERLINK(&quot;#B2 In-Out.a34:z34&quot;; &quot;&quot;)" table:style-name="taxable_event_alt_border_fiat"/>
          <table:table-cell table:formula="=HYPERLINK(&quot;#B2 In-Out.a34:z34&quot;; &quot;1/1: 0.90000000 of 0.90000000 B2&quot;)" table:style-name="taxable_event_note_border_default"/>
          <table:table-cell table:formula="=HYPERLINK(&quot;#B2 In-Out.a23:z23&quot;; &quot;2018-05-01 14:03:00+00:00&quot;)" table:style-name="acquired_lot_alt_border_default"/>
          <table:table-cell table:formula="=HYPERLINK(&quot;#B2 In-Out.a23:z23&quot;; 0.18)" table:style-name="acquired_lot_alt_border_percent"/>
          <table:table-cell table:formula="=HYPERLINK(&quot;#B2 In-Out.a23:z23&quot;; 10800.000000000000000)" table:style-name="acquired_lot_alt_border_fiat"/>
          <table:table-cell table:formula="=HYPERLINK(&quot;#B2 In-Out.a23:z23&quot;; 0.00)" table:style-name="acquired_lot_alt_border_fiat"/>
          <table:table-cell table:formula="=HYPERLINK(&quot;#B2 In-Out.a23:z23&quot;; 10800.000000000000000)" table:style-name="highlighted_border_fiat"/>
          <table:table-cell table:formula="=HYPERLINK(&quot;#B2 In-Out.a23:z23&quot;; 12000.00000000000)" table:style-name="acquired_lot_alt_border_fiat"/>
          <table:table-cell table:formula="=HYPERLINK(&quot;#B2 In-Out.a23:z23&quot;; &quot;&quot;)" table:style-name="acquired_lot_alt_border_fiat"/>
          <table:table-cell table:formula="=HYPERLINK(&quot;#B2 In-Out.a23:z23&quot;; &quot;1/3: 0.90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8" office:value-type="float" table:style-name="transparent_crypto"/>
          <table:table-cell office:value="18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5:z35&quot;; &quot;2021-02-11 19:58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42000.000000000000000)" table:style-name="highlighted_fiat"/>
          <table:table-cell table:formula="=HYPERLINK(&quot;#B2 In-Out.a35:z35&quot;; 21000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2.00000000 of 2.00000000 B2&quot;)" table:style-name="taxable_event_note_default"/>
          <table:table-cell table:formula="=HYPERLINK(&quot;#B2 In-Out.a23:z23&quot;; &quot;2018-05-01 14:03:00+00:00&quot;)" table:style-name="acquired_lot_alt_default"/>
          <table:table-cell table:formula="=HYPERLINK(&quot;#B2 In-Out.a23:z23&quot;; 0.4)" table:style-name="acquired_lot_alt_percent"/>
          <table:table-cell table:formula="=HYPERLINK(&quot;#B2 In-Out.a23:z23&quot;; 24000.00000000000000)" table:style-name="acquired_lot_alt_fiat"/>
          <table:table-cell table:formula="=HYPERLINK(&quot;#B2 In-Out.a23:z23&quot;; 0.0)" table:style-name="acquired_lot_alt_fiat"/>
          <table:table-cell table:formula="=HYPERLINK(&quot;#B2 In-Out.a23:z23&quot;; 24000.00000000000000)" table:style-name="highlighted_fiat"/>
          <table:table-cell table:formula="=HYPERLINK(&quot;#B2 In-Out.a23:z23&quot;; 12000.00000000000)" table:style-name="acquired_lot_alt_fiat"/>
          <table:table-cell table:formula="=HYPERLINK(&quot;#B2 In-Out.a23:z23&quot;; &quot;&quot;)" table:style-name="acquired_lot_alt_fiat"/>
          <table:table-cell table:formula="=HYPERLINK(&quot;#B2 In-Out.a23:z23&quot;; &quot;2/3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1" office:value-type="float" table:style-name="transparent_crypto"/>
          <table:table-cell office:value-type="string" table:style-name="transparent_default">
            <text:p>B2</text:p>
          </table:table-cell>
          <table:table-cell office:value="19.9" office:value-type="float" table:style-name="transparent_crypto"/>
          <table:table-cell office:value="231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6:z36&quot;; &quot;2021-04-11 07:10:00+00:00&quot;)" table:style-name="taxable_event_alt_default"/>
          <table:table-cell table:formula="=HYPERLINK(&quot;#B2 In-Out.a36:z36&quot;; &quot;OUT / GIFT&quot;)" table:style-name="taxable_event_alt_default"/>
          <table:table-cell table:formula="=HYPERLINK(&quot;#B2 In-Out.a36:z36&quot;; 0.7)" table:style-name="taxable_event_alt_percent"/>
          <table:table-cell table:formula="=HYPERLINK(&quot;#B2 In-Out.a36:z36&quot;; 48300.00000000000000)" table:style-name="highlighted_fiat"/>
          <table:table-cell table:formula="=HYPERLINK(&quot;#B2 In-Out.a36:z36&quot;; 23000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2: 2.10000000 of 3.00000000 B2&quot;)" table:style-name="taxable_event_note_default"/>
          <table:table-cell table:formula="=HYPERLINK(&quot;#B2 In-Out.a23:z23&quot;; &quot;2018-05-01 14:03:00+00:00&quot;)" table:style-name="acquired_lot_alt_default"/>
          <table:table-cell table:formula="=HYPERLINK(&quot;#B2 In-Out.a23:z23&quot;; 0.42)" table:style-name="acquired_lot_alt_percent"/>
          <table:table-cell table:formula="=HYPERLINK(&quot;#B2 In-Out.a23:z23&quot;; 25200.00000000000000)" table:style-name="acquired_lot_alt_fiat"/>
          <table:table-cell table:formula="=HYPERLINK(&quot;#B2 In-Out.a23:z23&quot;; 0.00)" table:style-name="acquired_lot_alt_fiat"/>
          <table:table-cell table:formula="=HYPERLINK(&quot;#B2 In-Out.a23:z23&quot;; 25200.00000000000000)" table:style-name="highlighted_fiat"/>
          <table:table-cell table:formula="=HYPERLINK(&quot;#B2 In-Out.a23:z23&quot;; 12000.00000000000)" table:style-name="acquired_lot_alt_fiat"/>
          <table:table-cell table:formula="=HYPERLINK(&quot;#B2 In-Out.a23:z23&quot;; &quot;&quot;)" table:style-name="acquired_lot_alt_fiat"/>
          <table:table-cell table:formula="=HYPERLINK(&quot;#B2 In-Out.a23:z23&quot;; &quot;3/3: 2.1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20.8" office:value-type="float" table:style-name="transparent_crypto"/>
          <table:table-cell office:value="7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6:z36&quot;; &quot;2021-04-11 07:10:00+00:00&quot;)" table:style-name="taxable_event_alt_default"/>
          <table:table-cell table:formula="=HYPERLINK(&quot;#B2 In-Out.a36:z36&quot;; &quot;OUT / GIFT&quot;)" table:style-name="taxable_event_alt_default"/>
          <table:table-cell table:formula="=HYPERLINK(&quot;#B2 In-Out.a36:z36&quot;; 0.3)" table:style-name="taxable_event_alt_percent"/>
          <table:table-cell table:formula="=HYPERLINK(&quot;#B2 In-Out.a36:z36&quot;; 20700.000000000000000)" table:style-name="highlighted_fiat"/>
          <table:table-cell table:formula="=HYPERLINK(&quot;#B2 In-Out.a36:z36&quot;; 23000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2: 0.90000000 of 3.00000000 B2&quot;)" table:style-name="taxable_event_note_default"/>
          <table:table-cell table:formula="=HYPERLINK(&quot;#B2 In-Out.a22:z22&quot;; &quot;2018-03-01 11:18:00+00:00&quot;)" table:style-name="acquired_lot_default"/>
          <table:table-cell table:formula="=HYPERLINK(&quot;#B2 In-Out.a22:z22&quot;; 0.225)" table:style-name="acquired_lot_percent"/>
          <table:table-cell table:formula="=HYPERLINK(&quot;#B2 In-Out.a22:z22&quot;; 13500.000000000000000)" table:style-name="acquired_lot_fiat"/>
          <table:table-cell table:formula="=HYPERLINK(&quot;#B2 In-Out.a22:z22&quot;; 0.000)" table:style-name="acquired_lot_fiat"/>
          <table:table-cell table:formula="=HYPERLINK(&quot;#B2 In-Out.a22:z22&quot;; 13500.000000000000000)" table:style-name="highlighted_fiat"/>
          <table:table-cell table:formula="=HYPERLINK(&quot;#B2 In-Out.a22:z22&quot;; 15000.00000000000)" table:style-name="acquired_lot_fiat"/>
          <table:table-cell table:formula="=HYPERLINK(&quot;#B2 In-Out.a22:z22&quot;; &quot;&quot;)" table:style-name="acquired_lot_fiat"/>
          <table:table-cell table:formula="=HYPERLINK(&quot;#B2 In-Out.a22:z22&quot;; &quot;1/2: 0.9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" office:value-type="float" table:style-name="transparent_crypto"/>
          <table:table-cell office:value-type="string" table:style-name="transparent_default">
            <text:p>B2</text:p>
          </table:table-cell>
          <table:table-cell office:value="23.9" office:value-type="float" table:style-name="transparent_crypto"/>
          <table:table-cell office:value="217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7:z37&quot;; &quot;2021-06-11 05:31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0.775)" table:style-name="taxable_event_percent"/>
          <table:table-cell table:formula="=HYPERLINK(&quot;#B2 In-Out.a37:z37&quot;; 68200.00000000000000)" table:style-name="highlighted_fiat"/>
          <table:table-cell table:formula="=HYPERLINK(&quot;#B2 In-Out.a37:z37&quot;; 22000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2: 3.10000000 of 4.00000000 B2&quot;)" table:style-name="taxable_event_note_default"/>
          <table:table-cell table:formula="=HYPERLINK(&quot;#B2 In-Out.a22:z22&quot;; &quot;2018-03-01 11:18:00+00:00&quot;)" table:style-name="acquired_lot_default"/>
          <table:table-cell table:formula="=HYPERLINK(&quot;#B2 In-Out.a22:z22&quot;; 0.775)" table:style-name="acquired_lot_percent"/>
          <table:table-cell table:formula="=HYPERLINK(&quot;#B2 In-Out.a22:z22&quot;; 46500.00000000000000)" table:style-name="acquired_lot_fiat"/>
          <table:table-cell table:formula="=HYPERLINK(&quot;#B2 In-Out.a22:z22&quot;; 0.000)" table:style-name="acquired_lot_fiat"/>
          <table:table-cell table:formula="=HYPERLINK(&quot;#B2 In-Out.a22:z22&quot;; 46500.00000000000000)" table:style-name="highlighted_fiat"/>
          <table:table-cell table:formula="=HYPERLINK(&quot;#B2 In-Out.a22:z22&quot;; 15000.00000000000)" table:style-name="acquired_lot_fiat"/>
          <table:table-cell table:formula="=HYPERLINK(&quot;#B2 In-Out.a22:z22&quot;; &quot;&quot;)" table:style-name="acquired_lot_fiat"/>
          <table:table-cell table:formula="=HYPERLINK(&quot;#B2 In-Out.a22:z22&quot;; &quot;2/2: 3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24.8" office:value-type="float" table:style-name="transparent_crypto"/>
          <table:table-cell office:value="99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7:z37&quot;; &quot;2021-06-11 05:31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0.225)" table:style-name="taxable_event_percent"/>
          <table:table-cell table:formula="=HYPERLINK(&quot;#B2 In-Out.a37:z37&quot;; 19800.000000000000000)" table:style-name="highlighted_fiat"/>
          <table:table-cell table:formula="=HYPERLINK(&quot;#B2 In-Out.a37:z37&quot;; 22000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2/2: 0.90000000 of 4.00000000 B2&quot;)" table:style-name="taxable_event_note_default"/>
          <table:table-cell table:formula="=HYPERLINK(&quot;#B2 In-Out.a21:z21&quot;; &quot;2018-02-01 11:18:00+00:00&quot;)" table:style-name="acquired_lot_alt_default"/>
          <table:table-cell table:formula="=HYPERLINK(&quot;#B2 In-Out.a21:z21&quot;; 0.3)" table:style-name="acquired_lot_alt_percent"/>
          <table:table-cell table:formula="=HYPERLINK(&quot;#B2 In-Out.a21:z21&quot;; 9900.000000000000000)" table:style-name="acquired_lot_alt_fiat"/>
          <table:table-cell table:formula="=HYPERLINK(&quot;#B2 In-Out.a21:z21&quot;; 0.0)" table:style-name="acquired_lot_alt_fiat"/>
          <table:table-cell table:formula="=HYPERLINK(&quot;#B2 In-Out.a21:z21&quot;; 9900.000000000000000)" table:style-name="highlighted_fiat"/>
          <table:table-cell table:formula="=HYPERLINK(&quot;#B2 In-Out.a21:z21&quot;; 11000.00000000000)" table:style-name="acquired_lot_alt_fiat"/>
          <table:table-cell table:formula="=HYPERLINK(&quot;#B2 In-Out.a21:z21&quot;; &quot;&quot;)" table:style-name="acquired_lot_alt_fiat"/>
          <table:table-cell table:formula="=HYPERLINK(&quot;#B2 In-Out.a21:z21&quot;; &quot;1/2: 0.9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1" office:value-type="float" table:style-name="transparent_crypto"/>
          <table:table-cell office:value-type="string" table:style-name="transparent_default">
            <text:p>B2</text:p>
          </table:table-cell>
          <table:table-cell office:value="26.9" office:value-type="float" table:style-name="transparent_crypto"/>
          <table:table-cell office:value="27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8:z38&quot;; &quot;2021-06-11 05:31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0.42)" table:style-name="taxable_event_alt_percent"/>
          <table:table-cell table:formula="=HYPERLINK(&quot;#B2 In-Out.a38:z38&quot;; 50400.00000000000000)" table:style-name="highlighted_fiat"/>
          <table:table-cell table:formula="=HYPERLINK(&quot;#B2 In-Out.a38:z38&quot;; 24000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3: 2.10000000 of 5.00000000 B2&quot;)" table:style-name="taxable_event_note_default"/>
          <table:table-cell table:formula="=HYPERLINK(&quot;#B2 In-Out.a21:z21&quot;; &quot;2018-02-01 11:18:00+00:00&quot;)" table:style-name="acquired_lot_alt_default"/>
          <table:table-cell table:formula="=HYPERLINK(&quot;#B2 In-Out.a21:z21&quot;; 0.7)" table:style-name="acquired_lot_alt_percent"/>
          <table:table-cell table:formula="=HYPERLINK(&quot;#B2 In-Out.a21:z21&quot;; 23100.000000000000000)" table:style-name="acquired_lot_alt_fiat"/>
          <table:table-cell table:formula="=HYPERLINK(&quot;#B2 In-Out.a21:z21&quot;; 0.0)" table:style-name="acquired_lot_alt_fiat"/>
          <table:table-cell table:formula="=HYPERLINK(&quot;#B2 In-Out.a21:z21&quot;; 23100.000000000000000)" table:style-name="highlighted_fiat"/>
          <table:table-cell table:formula="=HYPERLINK(&quot;#B2 In-Out.a21:z21&quot;; 11000.00000000000)" table:style-name="acquired_lot_alt_fiat"/>
          <table:table-cell table:formula="=HYPERLINK(&quot;#B2 In-Out.a21:z21&quot;; &quot;&quot;)" table:style-name="acquired_lot_alt_fiat"/>
          <table:table-cell table:formula="=HYPERLINK(&quot;#B2 In-Out.a21:z21&quot;; &quot;2/2: 2.1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8.9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8:z38&quot;; &quot;2021-06-11 05:31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0.4)" table:style-name="taxable_event_alt_percent"/>
          <table:table-cell table:formula="=HYPERLINK(&quot;#B2 In-Out.a38:z38&quot;; 48000.00000000000000)" table:style-name="highlighted_fiat"/>
          <table:table-cell table:formula="=HYPERLINK(&quot;#B2 In-Out.a38:z38&quot;; 24000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2/3: 2.00000000 of 5.00000000 B2&quot;)" table:style-name="taxable_event_note_default"/>
          <table:table-cell table:formula="=HYPERLINK(&quot;#B2 In-Out.a20:z20&quot;; &quot;2018-02-01 11:18:00+00:00&quot;)" table:style-name="acquired_lot_default"/>
          <table:table-cell table:formula="=HYPERLINK(&quot;#B2 In-Out.a20:z20&quot;; 1)" table:style-name="acquired_lot_percent"/>
          <table:table-cell table:formula="=HYPERLINK(&quot;#B2 In-Out.a20:z20&quot;; 28000.000000000000000)" table:style-name="acquired_lot_fiat"/>
          <table:table-cell table:formula="=HYPERLINK(&quot;#B2 In-Out.a20:z20&quot;; 0)" table:style-name="acquired_lot_fiat"/>
          <table:table-cell table:formula="=HYPERLINK(&quot;#B2 In-Out.a20:z20&quot;; 28000.000000000000000)" table:style-name="highlighted_fiat"/>
          <table:table-cell table:formula="=HYPERLINK(&quot;#B2 In-Out.a20:z20&quot;; 14000.00000000000)" table:style-name="acquired_lot_fiat"/>
          <table:table-cell table:formula="=HYPERLINK(&quot;#B2 In-Out.a20:z20&quot;; &quot;&quot;)" table:style-name="acquired_lot_fiat"/>
          <table:table-cell table:formula="=HYPERLINK(&quot;#B2 In-Out.a20:z20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2</text:p>
          </table:table-cell>
          <table:table-cell office:value="29.8" office:value-type="float" table:style-name="transparent_crypto"/>
          <table:table-cell office:value="99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38:z38&quot;; &quot;2021-06-11 05:31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0.18)" table:style-name="taxable_event_alt_percent"/>
          <table:table-cell table:formula="=HYPERLINK(&quot;#B2 In-Out.a38:z38&quot;; 21600.00000000000000)" table:style-name="highlighted_fiat"/>
          <table:table-cell table:formula="=HYPERLINK(&quot;#B2 In-Out.a38:z38&quot;; 24000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3/3: 0.90000000 of 5.00000000 B2&quot;)" table:style-name="taxable_event_note_default"/>
          <table:table-cell table:formula="=HYPERLINK(&quot;#B2 In-Out.a19:z19&quot;; &quot;2018-01-01 08:41:00+00:00&quot;)" table:style-name="acquired_lot_alt_default"/>
          <table:table-cell table:formula="=HYPERLINK(&quot;#B2 In-Out.a19:z19&quot;; 0.9)" table:style-name="acquired_lot_alt_percent"/>
          <table:table-cell table:formula="=HYPERLINK(&quot;#B2 In-Out.a19:z19&quot;; 11700.000000000000000)" table:style-name="acquired_lot_alt_fiat"/>
          <table:table-cell table:formula="=HYPERLINK(&quot;#B2 In-Out.a19:z19&quot;; 0.0)" table:style-name="acquired_lot_alt_fiat"/>
          <table:table-cell table:formula="=HYPERLINK(&quot;#B2 In-Out.a19:z19&quot;; 11700.000000000000000)" table:style-name="highlighted_fiat"/>
          <table:table-cell table:formula="=HYPERLINK(&quot;#B2 In-Out.a19:z19&quot;; 13000.00000000000)" table:style-name="acquired_lot_alt_fiat"/>
          <table:table-cell table:formula="=HYPERLINK(&quot;#B2 In-Out.a19:z19&quot;; &quot;&quot;)" table:style-name="acquired_lot_alt_fiat"/>
          <table:table-cell table:formula="=HYPERLINK(&quot;#B2 In-Out.a19:z19&quot;; &quot;1/2: 0.9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30.7" office:value-type="float" table:style-name="transparent_border_crypto"/>
          <table:table-cell office:value="900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39:z39&quot;; &quot;2022-01-11 11:15:00+00:00&quot;)" table:style-name="taxable_event_border_default"/>
          <table:table-cell table:formula="=HYPERLINK(&quot;#B2 In-Out.a39:z39&quot;; &quot;OUT / SELL&quot;)" table:style-name="taxable_event_border_default"/>
          <table:table-cell table:formula="=HYPERLINK(&quot;#B2 In-Out.a39:z39&quot;; 1)" table:style-name="taxable_event_border_percent"/>
          <table:table-cell table:formula="=HYPERLINK(&quot;#B2 In-Out.a39:z39&quot;; 22500.000000000000000)" table:style-name="highlighted_border_fiat"/>
          <table:table-cell table:formula="=HYPERLINK(&quot;#B2 In-Out.a39:z39&quot;; 25000.00000000000)" table:style-name="taxable_event_border_fiat"/>
          <table:table-cell table:formula="=HYPERLINK(&quot;#B2 In-Out.a39:z39&quot;; &quot;&quot;)" table:style-name="taxable_event_border_fiat"/>
          <table:table-cell table:formula="=HYPERLINK(&quot;#B2 In-Out.a39:z39&quot;; &quot;1/1: 0.90000000 of 0.90000000 B2&quot;)" table:style-name="taxable_event_note_border_default"/>
          <table:table-cell table:formula="=HYPERLINK(&quot;#B2 In-Out.a12:z12&quot;; &quot;2016-03-01 11:18:00+00:00&quot;)" table:style-name="acquired_lot_border_default"/>
          <table:table-cell table:formula="=HYPERLINK(&quot;#B2 In-Out.a12:z12&quot;; 0.225)" table:style-name="acquired_lot_border_percent"/>
          <table:table-cell table:formula="=HYPERLINK(&quot;#B2 In-Out.a12:z12&quot;; 13500.000000000000000)" table:style-name="acquired_lot_border_fiat"/>
          <table:table-cell table:formula="=HYPERLINK(&quot;#B2 In-Out.a12:z12&quot;; 0.000)" table:style-name="acquired_lot_border_fiat"/>
          <table:table-cell table:formula="=HYPERLINK(&quot;#B2 In-Out.a12:z12&quot;; 13500.000000000000000)" table:style-name="highlighted_border_fiat"/>
          <table:table-cell table:formula="=HYPERLINK(&quot;#B2 In-Out.a12:z12&quot;; 15000.00000000000)" table:style-name="acquired_lot_border_fiat"/>
          <table:table-cell table:formula="=HYPERLINK(&quot;#B2 In-Out.a12:z12&quot;; &quot;&quot;)" table:style-name="acquired_lot_border_fiat"/>
          <table:table-cell table:formula="=HYPERLINK(&quot;#B2 In-Out.a12:z12&quot;; &quot;1/3: 0.9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2.7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0:z40&quot;; &quot;2022-02-11 19:58:00+00:00&quot;)" table:style-name="taxable_event_alt_default"/>
          <table:table-cell table:formula="=HYPERLINK(&quot;#B2 In-Out.a40:z40&quot;; &quot;OUT / SELL&quot;)" table:style-name="taxable_event_alt_default"/>
          <table:table-cell table:formula="=HYPERLINK(&quot;#B2 In-Out.a40:z40&quot;; 1)" table:style-name="taxable_event_alt_percent"/>
          <table:table-cell table:formula="=HYPERLINK(&quot;#B2 In-Out.a40:z40&quot;; 42000.000000000000000)" table:style-name="highlighted_fiat"/>
          <table:table-cell table:formula="=HYPERLINK(&quot;#B2 In-Out.a40:z40&quot;; 21000.00000000000)" table:style-name="taxable_event_alt_fiat"/>
          <table:table-cell table:formula="=HYPERLINK(&quot;#B2 In-Out.a40:z40&quot;; &quot;&quot;)" table:style-name="taxable_event_alt_fiat"/>
          <table:table-cell table:formula="=HYPERLINK(&quot;#B2 In-Out.a40:z40&quot;; &quot;1/1: 2.00000000 of 2.00000000 B2&quot;)" table:style-name="taxable_event_note_default"/>
          <table:table-cell table:formula="=HYPERLINK(&quot;#B2 In-Out.a12:z12&quot;; &quot;2016-03-01 11:18:00+00:00&quot;)" table:style-name="acquired_lot_default"/>
          <table:table-cell table:formula="=HYPERLINK(&quot;#B2 In-Out.a12:z12&quot;; 0.5)" table:style-name="acquired_lot_percent"/>
          <table:table-cell table:formula="=HYPERLINK(&quot;#B2 In-Out.a12:z12&quot;; 30000.00000000000000)" table:style-name="acquired_lot_fiat"/>
          <table:table-cell table:formula="=HYPERLINK(&quot;#B2 In-Out.a12:z12&quot;; 0.0)" table:style-name="acquired_lot_fiat"/>
          <table:table-cell table:formula="=HYPERLINK(&quot;#B2 In-Out.a12:z12&quot;; 30000.00000000000000)" table:style-name="highlighted_fiat"/>
          <table:table-cell table:formula="=HYPERLINK(&quot;#B2 In-Out.a12:z12&quot;; 15000.00000000000)" table:style-name="acquired_lot_fiat"/>
          <table:table-cell table:formula="=HYPERLINK(&quot;#B2 In-Out.a12:z12&quot;; &quot;&quot;)" table:style-name="acquired_lot_fiat"/>
          <table:table-cell table:formula="=HYPERLINK(&quot;#B2 In-Out.a12:z12&quot;; &quot;2/3: 2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1" office:value-type="float" table:style-name="transparent_crypto"/>
          <table:table-cell office:value-type="string" table:style-name="transparent_default">
            <text:p>B2</text:p>
          </table:table-cell>
          <table:table-cell office:value="33.8" office:value-type="float" table:style-name="transparent_crypto"/>
          <table:table-cell office:value="88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1:z41&quot;; &quot;2022-04-11 07:10:00+00:00&quot;)" table:style-name="taxable_event_default"/>
          <table:table-cell table:formula="=HYPERLINK(&quot;#B2 In-Out.a41:z41&quot;; &quot;OUT / GIFT&quot;)" table:style-name="taxable_event_default"/>
          <table:table-cell table:formula="=HYPERLINK(&quot;#B2 In-Out.a41:z41&quot;; 0.3666666666666666666666666666667)" table:style-name="taxable_event_percent"/>
          <table:table-cell table:formula="=HYPERLINK(&quot;#B2 In-Out.a41:z41&quot;; 25300.000000000000000)" table:style-name="highlighted_fiat"/>
          <table:table-cell table:formula="=HYPERLINK(&quot;#B2 In-Out.a41:z41&quot;; 23000.00000000000)" table:style-name="taxable_event_fiat"/>
          <table:table-cell table:formula="=HYPERLINK(&quot;#B2 In-Out.a41:z41&quot;; &quot;&quot;)" table:style-name="taxable_event_fiat"/>
          <table:table-cell table:formula="=HYPERLINK(&quot;#B2 In-Out.a41:z41&quot;; &quot;1/2: 1.10000000 of 3.00000000 B2&quot;)" table:style-name="taxable_event_note_default"/>
          <table:table-cell table:formula="=HYPERLINK(&quot;#B2 In-Out.a12:z12&quot;; &quot;2016-03-01 11:18:00+00:00&quot;)" table:style-name="acquired_lot_default"/>
          <table:table-cell table:formula="=HYPERLINK(&quot;#B2 In-Out.a12:z12&quot;; 0.275)" table:style-name="acquired_lot_percent"/>
          <table:table-cell table:formula="=HYPERLINK(&quot;#B2 In-Out.a12:z12&quot;; 16500.000000000000000)" table:style-name="acquired_lot_fiat"/>
          <table:table-cell table:formula="=HYPERLINK(&quot;#B2 In-Out.a12:z12&quot;; 0.000)" table:style-name="acquired_lot_fiat"/>
          <table:table-cell table:formula="=HYPERLINK(&quot;#B2 In-Out.a12:z12&quot;; 16500.000000000000000)" table:style-name="highlighted_fiat"/>
          <table:table-cell table:formula="=HYPERLINK(&quot;#B2 In-Out.a12:z12&quot;; 15000.00000000000)" table:style-name="acquired_lot_fiat"/>
          <table:table-cell table:formula="=HYPERLINK(&quot;#B2 In-Out.a12:z12&quot;; &quot;&quot;)" table:style-name="acquired_lot_fiat"/>
          <table:table-cell table:formula="=HYPERLINK(&quot;#B2 In-Out.a12:z12&quot;; &quot;3/3: 1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2</text:p>
          </table:table-cell>
          <table:table-cell office:value="35.7" office:value-type="float" table:style-name="transparent_crypto"/>
          <table:table-cell office:value="15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1:z41&quot;; &quot;2022-04-11 07:10:00+00:00&quot;)" table:style-name="taxable_event_default"/>
          <table:table-cell table:formula="=HYPERLINK(&quot;#B2 In-Out.a41:z41&quot;; &quot;OUT / GIFT&quot;)" table:style-name="taxable_event_default"/>
          <table:table-cell table:formula="=HYPERLINK(&quot;#B2 In-Out.a41:z41&quot;; 0.6333333333333333333333333333333)" table:style-name="taxable_event_percent"/>
          <table:table-cell table:formula="=HYPERLINK(&quot;#B2 In-Out.a41:z41&quot;; 43700.00000000000000)" table:style-name="highlighted_fiat"/>
          <table:table-cell table:formula="=HYPERLINK(&quot;#B2 In-Out.a41:z41&quot;; 23000.00000000000)" table:style-name="taxable_event_fiat"/>
          <table:table-cell table:formula="=HYPERLINK(&quot;#B2 In-Out.a41:z41&quot;; &quot;&quot;)" table:style-name="taxable_event_fiat"/>
          <table:table-cell table:formula="=HYPERLINK(&quot;#B2 In-Out.a41:z41&quot;; &quot;2/2: 1.90000000 of 3.00000000 B2&quot;)" table:style-name="taxable_event_note_default"/>
          <table:table-cell table:formula="=HYPERLINK(&quot;#B2 In-Out.a17:z17&quot;; &quot;2017-03-01 11:18:00+00:00&quot;)" table:style-name="acquired_lot_alt_default"/>
          <table:table-cell table:formula="=HYPERLINK(&quot;#B2 In-Out.a17:z17&quot;; 0.475)" table:style-name="acquired_lot_alt_percent"/>
          <table:table-cell table:formula="=HYPERLINK(&quot;#B2 In-Out.a17:z17&quot;; 28500.00000000000000)" table:style-name="acquired_lot_alt_fiat"/>
          <table:table-cell table:formula="=HYPERLINK(&quot;#B2 In-Out.a17:z17&quot;; 0.000)" table:style-name="acquired_lot_alt_fiat"/>
          <table:table-cell table:formula="=HYPERLINK(&quot;#B2 In-Out.a17:z17&quot;; 28500.00000000000000)" table:style-name="highlighted_fiat"/>
          <table:table-cell table:formula="=HYPERLINK(&quot;#B2 In-Out.a17:z17&quot;; 1500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1/2: 1.9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1" office:value-type="float" table:style-name="transparent_crypto"/>
          <table:table-cell office:value-type="string" table:style-name="transparent_default">
            <text:p>B2</text:p>
          </table:table-cell>
          <table:table-cell office:value="37.8" office:value-type="float" table:style-name="transparent_crypto"/>
          <table:table-cell office:value="147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2:z42&quot;; &quot;2022-06-11 05:31:00+00:00&quot;)" table:style-name="taxable_event_alt_default"/>
          <table:table-cell table:formula="=HYPERLINK(&quot;#B2 In-Out.a42:z42&quot;; &quot;OUT / SELL&quot;)" table:style-name="taxable_event_alt_default"/>
          <table:table-cell table:formula="=HYPERLINK(&quot;#B2 In-Out.a42:z42&quot;; 0.525)" table:style-name="taxable_event_alt_percent"/>
          <table:table-cell table:formula="=HYPERLINK(&quot;#B2 In-Out.a42:z42&quot;; 46200.00000000000000)" table:style-name="highlighted_fiat"/>
          <table:table-cell table:formula="=HYPERLINK(&quot;#B2 In-Out.a42:z42&quot;; 22000.00000000000)" table:style-name="taxable_event_alt_fiat"/>
          <table:table-cell table:formula="=HYPERLINK(&quot;#B2 In-Out.a42:z42&quot;; &quot;&quot;)" table:style-name="taxable_event_alt_fiat"/>
          <table:table-cell table:formula="=HYPERLINK(&quot;#B2 In-Out.a42:z42&quot;; &quot;1/2: 2.10000000 of 4.00000000 B2&quot;)" table:style-name="taxable_event_note_default"/>
          <table:table-cell table:formula="=HYPERLINK(&quot;#B2 In-Out.a17:z17&quot;; &quot;2017-03-01 11:18:00+00:00&quot;)" table:style-name="acquired_lot_alt_default"/>
          <table:table-cell table:formula="=HYPERLINK(&quot;#B2 In-Out.a17:z17&quot;; 0.525)" table:style-name="acquired_lot_alt_percent"/>
          <table:table-cell table:formula="=HYPERLINK(&quot;#B2 In-Out.a17:z17&quot;; 31500.00000000000000)" table:style-name="acquired_lot_alt_fiat"/>
          <table:table-cell table:formula="=HYPERLINK(&quot;#B2 In-Out.a17:z17&quot;; 0.000)" table:style-name="acquired_lot_alt_fiat"/>
          <table:table-cell table:formula="=HYPERLINK(&quot;#B2 In-Out.a17:z17&quot;; 31500.00000000000000)" table:style-name="highlighted_fiat"/>
          <table:table-cell table:formula="=HYPERLINK(&quot;#B2 In-Out.a17:z17&quot;; 15000.00000000000)" table:style-name="acquired_lot_alt_fiat"/>
          <table:table-cell table:formula="=HYPERLINK(&quot;#B2 In-Out.a17:z17&quot;; &quot;&quot;)" table:style-name="acquired_lot_alt_fiat"/>
          <table:table-cell table:formula="=HYPERLINK(&quot;#B2 In-Out.a17:z17&quot;; &quot;2/2: 2.1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2</text:p>
          </table:table-cell>
          <table:table-cell office:value="39.7" office:value-type="float" table:style-name="transparent_crypto"/>
          <table:table-cell office:value="15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2:z42&quot;; &quot;2022-06-11 05:31:00+00:00&quot;)" table:style-name="taxable_event_alt_default"/>
          <table:table-cell table:formula="=HYPERLINK(&quot;#B2 In-Out.a42:z42&quot;; &quot;OUT / SELL&quot;)" table:style-name="taxable_event_alt_default"/>
          <table:table-cell table:formula="=HYPERLINK(&quot;#B2 In-Out.a42:z42&quot;; 0.475)" table:style-name="taxable_event_alt_percent"/>
          <table:table-cell table:formula="=HYPERLINK(&quot;#B2 In-Out.a42:z42&quot;; 41800.00000000000000)" table:style-name="highlighted_fiat"/>
          <table:table-cell table:formula="=HYPERLINK(&quot;#B2 In-Out.a42:z42&quot;; 22000.00000000000)" table:style-name="taxable_event_alt_fiat"/>
          <table:table-cell table:formula="=HYPERLINK(&quot;#B2 In-Out.a42:z42&quot;; &quot;&quot;)" table:style-name="taxable_event_alt_fiat"/>
          <table:table-cell table:formula="=HYPERLINK(&quot;#B2 In-Out.a42:z42&quot;; &quot;2/2: 1.90000000 of 4.00000000 B2&quot;)" table:style-name="taxable_event_note_default"/>
          <table:table-cell table:formula="=HYPERLINK(&quot;#B2 In-Out.a10:z10&quot;; &quot;2016-02-01 11:18:00+00:00&quot;)" table:style-name="acquired_lot_default"/>
          <table:table-cell table:formula="=HYPERLINK(&quot;#B2 In-Out.a10:z10&quot;; 0.95)" table:style-name="acquired_lot_percent"/>
          <table:table-cell table:formula="=HYPERLINK(&quot;#B2 In-Out.a10:z10&quot;; 26600.000000000000000)" table:style-name="acquired_lot_fiat"/>
          <table:table-cell table:formula="=HYPERLINK(&quot;#B2 In-Out.a10:z10&quot;; 0.00)" table:style-name="acquired_lot_fiat"/>
          <table:table-cell table:formula="=HYPERLINK(&quot;#B2 In-Out.a10:z10&quot;; 26600.000000000000000)" table:style-name="highlighted_fiat"/>
          <table:table-cell table:formula="=HYPERLINK(&quot;#B2 In-Out.a10:z10&quot;; 14000.00000000000)" table:style-name="acquired_lot_fiat"/>
          <table:table-cell table:formula="=HYPERLINK(&quot;#B2 In-Out.a10:z10&quot;; &quot;&quot;)" table:style-name="acquired_lot_fiat"/>
          <table:table-cell table:formula="=HYPERLINK(&quot;#B2 In-Out.a10:z10&quot;; &quot;1/2: 1.9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39.8" office:value-type="float" table:style-name="transparent_crypto"/>
          <table:table-cell office:value="1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02)" table:style-name="taxable_event_percent"/>
          <table:table-cell table:formula="=HYPERLINK(&quot;#B2 In-Out.a43:z43&quot;; 24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1/7: 0.10000000 of 5.00000000 B2&quot;)" table:style-name="taxable_event_note_default"/>
          <table:table-cell table:formula="=HYPERLINK(&quot;#B2 In-Out.a10:z10&quot;; &quot;2016-02-01 11:18:00+00:00&quot;)" table:style-name="acquired_lot_default"/>
          <table:table-cell table:formula="=HYPERLINK(&quot;#B2 In-Out.a10:z10&quot;; 0.05)" table:style-name="acquired_lot_percent"/>
          <table:table-cell table:formula="=HYPERLINK(&quot;#B2 In-Out.a10:z10&quot;; 1400.0000000000000000)" table:style-name="acquired_lot_fiat"/>
          <table:table-cell table:formula="=HYPERLINK(&quot;#B2 In-Out.a10:z10&quot;; 0.00)" table:style-name="acquired_lot_fiat"/>
          <table:table-cell table:formula="=HYPERLINK(&quot;#B2 In-Out.a10:z10&quot;; 1400.0000000000000000)" table:style-name="highlighted_fiat"/>
          <table:table-cell table:formula="=HYPERLINK(&quot;#B2 In-Out.a10:z10&quot;; 14000.00000000000)" table:style-name="acquired_lot_fiat"/>
          <table:table-cell table:formula="=HYPERLINK(&quot;#B2 In-Out.a10:z10&quot;; &quot;&quot;)" table:style-name="acquired_lot_fiat"/>
          <table:table-cell table:formula="=HYPERLINK(&quot;#B2 In-Out.a10:z10&quot;; &quot;2/2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41.8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4)" table:style-name="taxable_event_percent"/>
          <table:table-cell table:formula="=HYPERLINK(&quot;#B2 In-Out.a43:z43&quot;; 48000.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2/7: 2.00000000 of 5.00000000 B2&quot;)" table:style-name="taxable_event_note_default"/>
          <table:table-cell table:formula="=HYPERLINK(&quot;#B2 In-Out.a15:z15&quot;; &quot;2017-02-01 11:18:00+00:00&quot;)" table:style-name="acquired_lot_alt_default"/>
          <table:table-cell table:formula="=HYPERLINK(&quot;#B2 In-Out.a15:z15&quot;; 1)" table:style-name="acquired_lot_alt_percent"/>
          <table:table-cell table:formula="=HYPERLINK(&quot;#B2 In-Out.a15:z15&quot;; 28000.000000000000000)" table:style-name="acquired_lot_alt_fiat"/>
          <table:table-cell table:formula="=HYPERLINK(&quot;#B2 In-Out.a15:z15&quot;; 0)" table:style-name="acquired_lot_alt_fiat"/>
          <table:table-cell table:formula="=HYPERLINK(&quot;#B2 In-Out.a15:z15&quot;; 28000.000000000000000)" table:style-name="highlighted_fiat"/>
          <table:table-cell table:formula="=HYPERLINK(&quot;#B2 In-Out.a15:z15&quot;; 14000.00000000000)" table:style-name="acquired_lot_alt_fiat"/>
          <table:table-cell table:formula="=HYPERLINK(&quot;#B2 In-Out.a15:z15&quot;; &quot;&quot;)" table:style-name="acquired_lot_alt_fiat"/>
          <table:table-cell table:formula="=HYPERLINK(&quot;#B2 In-Out.a15:z15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2.8" office:value-type="float" table:style-name="transparent_crypto"/>
          <table:table-cell office:value="11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2)" table:style-name="taxable_event_percent"/>
          <table:table-cell table:formula="=HYPERLINK(&quot;#B2 In-Out.a43:z43&quot;; 24000.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3/7: 1.00000000 of 5.00000000 B2&quot;)" table:style-name="taxable_event_note_default"/>
          <table:table-cell table:formula="=HYPERLINK(&quot;#B2 In-Out.a9:z9&quot;; &quot;2016-01-01 08:41:00+00:00&quot;)" table:style-name="acquired_lot_default"/>
          <table:table-cell table:formula="=HYPERLINK(&quot;#B2 In-Out.a9:z9&quot;; 1)" table:style-name="acquired_lot_percent"/>
          <table:table-cell table:formula="=HYPERLINK(&quot;#B2 In-Out.a9:z9&quot;; 13000.000000000000000)" table:style-name="acquired_lot_fiat"/>
          <table:table-cell table:formula="=HYPERLINK(&quot;#B2 In-Out.a9:z9&quot;; 0)" table:style-name="acquired_lot_fiat"/>
          <table:table-cell table:formula="=HYPERLINK(&quot;#B2 In-Out.a9:z9&quot;; 13000.000000000000000)" table:style-name="highlighted_fiat"/>
          <table:table-cell table:formula="=HYPERLINK(&quot;#B2 In-Out.a9:z9&quot;; 13000.00000000000)" table:style-name="acquired_lot_fiat"/>
          <table:table-cell table:formula="=HYPERLINK(&quot;#B2 In-Out.a9:z9&quot;; &quot;&quot;)" table:style-name="acquired_lot_fiat"/>
          <table:table-cell table:formula="=HYPERLINK(&quot;#B2 In-Out.a9:z9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3.8" office:value-type="float" table:style-name="transparent_crypto"/>
          <table:table-cell office:value="11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2)" table:style-name="taxable_event_percent"/>
          <table:table-cell table:formula="=HYPERLINK(&quot;#B2 In-Out.a43:z43&quot;; 24000.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4/7: 1.00000000 of 5.00000000 B2&quot;)" table:style-name="taxable_event_note_default"/>
          <table:table-cell table:formula="=HYPERLINK(&quot;#B2 In-Out.a14:z14&quot;; &quot;2017-01-01 08:41:00+00:00&quot;)" table:style-name="acquired_lot_alt_default"/>
          <table:table-cell table:formula="=HYPERLINK(&quot;#B2 In-Out.a14:z14&quot;; 1)" table:style-name="acquired_lot_alt_percent"/>
          <table:table-cell table:formula="=HYPERLINK(&quot;#B2 In-Out.a14:z14&quot;; 13000.000000000000000)" table:style-name="acquired_lot_alt_fiat"/>
          <table:table-cell table:formula="=HYPERLINK(&quot;#B2 In-Out.a14:z14&quot;; 0)" table:style-name="acquired_lot_alt_fiat"/>
          <table:table-cell table:formula="=HYPERLINK(&quot;#B2 In-Out.a14:z14&quot;; 13000.000000000000000)" table:style-name="highlighted_fiat"/>
          <table:table-cell table:formula="=HYPERLINK(&quot;#B2 In-Out.a14:z14&quot;; 13000.00000000000)" table:style-name="acquired_lot_alt_fiat"/>
          <table:table-cell table:formula="=HYPERLINK(&quot;#B2 In-Out.a14:z14&quot;; &quot;&quot;)" table:style-name="acquired_lot_alt_fiat"/>
          <table:table-cell table:formula="=HYPERLINK(&quot;#B2 In-Out.a14:z1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43.9" office:value-type="float" table:style-name="transparent_crypto"/>
          <table:table-cell office:value="11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02)" table:style-name="taxable_event_percent"/>
          <table:table-cell table:formula="=HYPERLINK(&quot;#B2 In-Out.a43:z43&quot;; 24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5/7: 0.10000000 of 5.00000000 B2&quot;)" table:style-name="taxable_event_note_default"/>
          <table:table-cell table:formula="=HYPERLINK(&quot;#B2 In-Out.a19:z19&quot;; &quot;2018-01-01 08:41:00+00:00&quot;)" table:style-name="acquired_lot_default"/>
          <table:table-cell table:formula="=HYPERLINK(&quot;#B2 In-Out.a19:z19&quot;; 0.1)" table:style-name="acquired_lot_percent"/>
          <table:table-cell table:formula="=HYPERLINK(&quot;#B2 In-Out.a19:z19&quot;; 1300.0000000000000000)" table:style-name="acquired_lot_fiat"/>
          <table:table-cell table:formula="=HYPERLINK(&quot;#B2 In-Out.a19:z19&quot;; 0.0)" table:style-name="acquired_lot_fiat"/>
          <table:table-cell table:formula="=HYPERLINK(&quot;#B2 In-Out.a19:z19&quot;; 1300.0000000000000000)" table:style-name="highlighted_fiat"/>
          <table:table-cell table:formula="=HYPERLINK(&quot;#B2 In-Out.a19:z19&quot;; 13000.00000000000)" table:style-name="acquired_lot_fiat"/>
          <table:table-cell table:formula="=HYPERLINK(&quot;#B2 In-Out.a19:z19&quot;; &quot;&quot;)" table:style-name="acquired_lot_fiat"/>
          <table:table-cell table:formula="=HYPERLINK(&quot;#B2 In-Out.a19:z19&quot;; &quot;2/2: 0.1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44.0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02)" table:style-name="taxable_event_percent"/>
          <table:table-cell table:formula="=HYPERLINK(&quot;#B2 In-Out.a43:z43&quot;; 24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6/7: 0.10000000 of 5.00000000 B2&quot;)" table:style-name="taxable_event_note_default"/>
          <table:table-cell table:formula="=HYPERLINK(&quot;#B2 In-Out.a8:z8&quot;; &quot;2015-05-01 14:03:00+00:00&quot;)" table:style-name="acquired_lot_alt_default"/>
          <table:table-cell table:formula="=HYPERLINK(&quot;#B2 In-Out.a8:z8&quot;; 0.02)" table:style-name="acquired_lot_alt_percent"/>
          <table:table-cell table:formula="=HYPERLINK(&quot;#B2 In-Out.a8:z8&quot;; 1200.0000000000000000)" table:style-name="acquired_lot_alt_fiat"/>
          <table:table-cell table:formula="=HYPERLINK(&quot;#B2 In-Out.a8:z8&quot;; 0.00)" table:style-name="acquired_lot_alt_fiat"/>
          <table:table-cell table:formula="=HYPERLINK(&quot;#B2 In-Out.a8:z8&quot;; 1200.0000000000000000)" table:style-name="highlighted_fiat"/>
          <table:table-cell table:formula="=HYPERLINK(&quot;#B2 In-Out.a8:z8&quot;; 12000.00000000000)" table:style-name="acquired_lot_alt_fiat"/>
          <table:table-cell table:formula="=HYPERLINK(&quot;#B2 In-Out.a8:z8&quot;; &quot;&quot;)" table:style-name="acquired_lot_alt_fiat"/>
          <table:table-cell table:formula="=HYPERLINK(&quot;#B2 In-Out.a8:z8&quot;; &quot;2/2: 0.1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2</text:p>
          </table:table-cell>
          <table:table-cell office:value="44.7" office:value-type="float" table:style-name="transparent_crypto"/>
          <table:table-cell office:value="84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3:z43&quot;; &quot;2022-06-11 05:31:00+00:00&quot;)" table:style-name="taxable_event_default"/>
          <table:table-cell table:formula="=HYPERLINK(&quot;#B2 In-Out.a43:z43&quot;; &quot;OUT / SELL&quot;)" table:style-name="taxable_event_default"/>
          <table:table-cell table:formula="=HYPERLINK(&quot;#B2 In-Out.a43:z43&quot;; 0.14)" table:style-name="taxable_event_percent"/>
          <table:table-cell table:formula="=HYPERLINK(&quot;#B2 In-Out.a43:z43&quot;; 16800.000000000000000)" table:style-name="highlighted_fiat"/>
          <table:table-cell table:formula="=HYPERLINK(&quot;#B2 In-Out.a43:z43&quot;; 24000.00000000000)" table:style-name="taxable_event_fiat"/>
          <table:table-cell table:formula="=HYPERLINK(&quot;#B2 In-Out.a43:z43&quot;; &quot;&quot;)" table:style-name="taxable_event_fiat"/>
          <table:table-cell table:formula="=HYPERLINK(&quot;#B2 In-Out.a43:z43&quot;; &quot;7/7: 0.70000000 of 5.00000000 B2&quot;)" table:style-name="taxable_event_note_default"/>
          <table:table-cell table:formula="=HYPERLINK(&quot;#B2 In-Out.a13:z13&quot;; &quot;2016-05-01 14:03:00+00:00&quot;)" table:style-name="acquired_lot_default"/>
          <table:table-cell table:formula="=HYPERLINK(&quot;#B2 In-Out.a13:z13&quot;; 0.14)" table:style-name="acquired_lot_percent"/>
          <table:table-cell table:formula="=HYPERLINK(&quot;#B2 In-Out.a13:z13&quot;; 8400.000000000000000)" table:style-name="acquired_lot_fiat"/>
          <table:table-cell table:formula="=HYPERLINK(&quot;#B2 In-Out.a13:z13&quot;; 0.00)" table:style-name="acquired_lot_fiat"/>
          <table:table-cell table:formula="=HYPERLINK(&quot;#B2 In-Out.a13:z13&quot;; 8400.000000000000000)" table:style-name="highlighted_fiat"/>
          <table:table-cell table:formula="=HYPERLINK(&quot;#B2 In-Out.a13:z13&quot;; 1200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1/3: 0.7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5.6" office:value-type="float" table:style-name="transparent_border_crypto"/>
          <table:table-cell office:value="1260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44:z44&quot;; &quot;2023-01-11 11:15:00+00:00&quot;)" table:style-name="taxable_event_alt_border_default"/>
          <table:table-cell table:formula="=HYPERLINK(&quot;#B2 In-Out.a44:z44&quot;; &quot;OUT / SELL&quot;)" table:style-name="taxable_event_alt_border_default"/>
          <table:table-cell table:formula="=HYPERLINK(&quot;#B2 In-Out.a44:z44&quot;; 1)" table:style-name="taxable_event_alt_border_percent"/>
          <table:table-cell table:formula="=HYPERLINK(&quot;#B2 In-Out.a44:z44&quot;; 22500.000000000000000)" table:style-name="highlighted_border_fiat"/>
          <table:table-cell table:formula="=HYPERLINK(&quot;#B2 In-Out.a44:z44&quot;; 25000.00000000000)" table:style-name="taxable_event_alt_border_fiat"/>
          <table:table-cell table:formula="=HYPERLINK(&quot;#B2 In-Out.a44:z44&quot;; &quot;&quot;)" table:style-name="taxable_event_alt_border_fiat"/>
          <table:table-cell table:formula="=HYPERLINK(&quot;#B2 In-Out.a44:z44&quot;; &quot;1/1: 0.90000000 of 0.90000000 B2&quot;)" table:style-name="taxable_event_note_border_default"/>
          <table:table-cell table:formula="=HYPERLINK(&quot;#B2 In-Out.a11:z11&quot;; &quot;2016-02-01 11:18:00+00:00&quot;)" table:style-name="acquired_lot_alt_border_default"/>
          <table:table-cell table:formula="=HYPERLINK(&quot;#B2 In-Out.a11:z11&quot;; 0.3)" table:style-name="acquired_lot_alt_border_percent"/>
          <table:table-cell table:formula="=HYPERLINK(&quot;#B2 In-Out.a11:z11&quot;; 9900.000000000000000)" table:style-name="acquired_lot_alt_border_fiat"/>
          <table:table-cell table:formula="=HYPERLINK(&quot;#B2 In-Out.a11:z11&quot;; 0.0)" table:style-name="acquired_lot_alt_border_fiat"/>
          <table:table-cell table:formula="=HYPERLINK(&quot;#B2 In-Out.a11:z11&quot;; 9900.000000000000000)" table:style-name="highlighted_border_fiat"/>
          <table:table-cell table:formula="=HYPERLINK(&quot;#B2 In-Out.a11:z11&quot;; 11000.00000000000)" table:style-name="acquired_lot_alt_border_fiat"/>
          <table:table-cell table:formula="=HYPERLINK(&quot;#B2 In-Out.a11:z11&quot;; &quot;&quot;)" table:style-name="acquired_lot_alt_border_fiat"/>
          <table:table-cell table:formula="=HYPERLINK(&quot;#B2 In-Out.a11:z11&quot;; &quot;1/3: 0.90000000 of 3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47.6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5:z45&quot;; &quot;2023-02-11 19:58:00+00:00&quot;)" table:style-name="taxable_event_default"/>
          <table:table-cell table:formula="=HYPERLINK(&quot;#B2 In-Out.a45:z45&quot;; &quot;OUT / SELL&quot;)" table:style-name="taxable_event_default"/>
          <table:table-cell table:formula="=HYPERLINK(&quot;#B2 In-Out.a45:z45&quot;; 1)" table:style-name="taxable_event_percent"/>
          <table:table-cell table:formula="=HYPERLINK(&quot;#B2 In-Out.a45:z45&quot;; 42000.000000000000000)" table:style-name="highlighted_fiat"/>
          <table:table-cell table:formula="=HYPERLINK(&quot;#B2 In-Out.a45:z45&quot;; 21000.00000000000)" table:style-name="taxable_event_fiat"/>
          <table:table-cell table:formula="=HYPERLINK(&quot;#B2 In-Out.a45:z45&quot;; &quot;&quot;)" table:style-name="taxable_event_fiat"/>
          <table:table-cell table:formula="=HYPERLINK(&quot;#B2 In-Out.a45:z45&quot;; &quot;1/1: 2.00000000 of 2.00000000 B2&quot;)" table:style-name="taxable_event_note_default"/>
          <table:table-cell table:formula="=HYPERLINK(&quot;#B2 In-Out.a11:z11&quot;; &quot;2016-02-01 11:18:00+00:00&quot;)" table:style-name="acquired_lot_alt_default"/>
          <table:table-cell table:formula="=HYPERLINK(&quot;#B2 In-Out.a11:z11&quot;; 0.6666666666666666666666666666667)" table:style-name="acquired_lot_alt_percent"/>
          <table:table-cell table:formula="=HYPERLINK(&quot;#B2 In-Out.a11:z11&quot;; 22000.000000000000000)" table:style-name="acquired_lot_alt_fiat"/>
          <table:table-cell table:formula="=HYPERLINK(&quot;#B2 In-Out.a11:z11&quot;; 0E-31)" table:style-name="acquired_lot_alt_fiat"/>
          <table:table-cell table:formula="=HYPERLINK(&quot;#B2 In-Out.a11:z11&quot;; 22000.000000000000000)" table:style-name="highlighted_fiat"/>
          <table:table-cell table:formula="=HYPERLINK(&quot;#B2 In-Out.a11:z11&quot;; 11000.00000000000)" table:style-name="acquired_lot_alt_fiat"/>
          <table:table-cell table:formula="=HYPERLINK(&quot;#B2 In-Out.a11:z11&quot;; &quot;&quot;)" table:style-name="acquired_lot_alt_fiat"/>
          <table:table-cell table:formula="=HYPERLINK(&quot;#B2 In-Out.a11:z11&quot;; &quot;2/3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47.7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6:z46&quot;; &quot;2023-04-11 07:10:00+00:00&quot;)" table:style-name="taxable_event_alt_default"/>
          <table:table-cell table:formula="=HYPERLINK(&quot;#B2 In-Out.a46:z46&quot;; &quot;OUT / GIFT&quot;)" table:style-name="taxable_event_alt_default"/>
          <table:table-cell table:formula="=HYPERLINK(&quot;#B2 In-Out.a46:z46&quot;; 0.03333333333333333333333333333333)" table:style-name="taxable_event_alt_percent"/>
          <table:table-cell table:formula="=HYPERLINK(&quot;#B2 In-Out.a46:z46&quot;; 2300.0000000000000000)" table:style-name="highlighted_fiat"/>
          <table:table-cell table:formula="=HYPERLINK(&quot;#B2 In-Out.a46:z46&quot;; 23000.00000000000)" table:style-name="taxable_event_alt_fiat"/>
          <table:table-cell table:formula="=HYPERLINK(&quot;#B2 In-Out.a46:z46&quot;; &quot;&quot;)" table:style-name="taxable_event_alt_fiat"/>
          <table:table-cell table:formula="=HYPERLINK(&quot;#B2 In-Out.a46:z46&quot;; &quot;1/2: 0.10000000 of 3.00000000 B2&quot;)" table:style-name="taxable_event_note_default"/>
          <table:table-cell table:formula="=HYPERLINK(&quot;#B2 In-Out.a11:z11&quot;; &quot;2016-02-01 11:18:00+00:00&quot;)" table:style-name="acquired_lot_alt_default"/>
          <table:table-cell table:formula="=HYPERLINK(&quot;#B2 In-Out.a11:z11&quot;; 0.03333333333333333333333333333333)" table:style-name="acquired_lot_alt_percent"/>
          <table:table-cell table:formula="=HYPERLINK(&quot;#B2 In-Out.a11:z11&quot;; 1100.0000000000000000)" table:style-name="acquired_lot_alt_fiat"/>
          <table:table-cell table:formula="=HYPERLINK(&quot;#B2 In-Out.a11:z11&quot;; 0E-32)" table:style-name="acquired_lot_alt_fiat"/>
          <table:table-cell table:formula="=HYPERLINK(&quot;#B2 In-Out.a11:z11&quot;; 1100.0000000000000000)" table:style-name="highlighted_fiat"/>
          <table:table-cell table:formula="=HYPERLINK(&quot;#B2 In-Out.a11:z11&quot;; 11000.00000000000)" table:style-name="acquired_lot_alt_fiat"/>
          <table:table-cell table:formula="=HYPERLINK(&quot;#B2 In-Out.a11:z11&quot;; &quot;&quot;)" table:style-name="acquired_lot_alt_fiat"/>
          <table:table-cell table:formula="=HYPERLINK(&quot;#B2 In-Out.a11:z11&quot;; &quot;3/3: 0.1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9" office:value-type="float" table:style-name="transparent_crypto"/>
          <table:table-cell office:value-type="string" table:style-name="transparent_default">
            <text:p>B2</text:p>
          </table:table-cell>
          <table:table-cell office:value="50.6" office:value-type="float" table:style-name="transparent_crypto"/>
          <table:table-cell office:value="319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6:z46&quot;; &quot;2023-04-11 07:10:00+00:00&quot;)" table:style-name="taxable_event_alt_default"/>
          <table:table-cell table:formula="=HYPERLINK(&quot;#B2 In-Out.a46:z46&quot;; &quot;OUT / GIFT&quot;)" table:style-name="taxable_event_alt_default"/>
          <table:table-cell table:formula="=HYPERLINK(&quot;#B2 In-Out.a46:z46&quot;; 0.9666666666666666666666666666667)" table:style-name="taxable_event_alt_percent"/>
          <table:table-cell table:formula="=HYPERLINK(&quot;#B2 In-Out.a46:z46&quot;; 66700.00000000000000)" table:style-name="highlighted_fiat"/>
          <table:table-cell table:formula="=HYPERLINK(&quot;#B2 In-Out.a46:z46&quot;; 23000.00000000000)" table:style-name="taxable_event_alt_fiat"/>
          <table:table-cell table:formula="=HYPERLINK(&quot;#B2 In-Out.a46:z46&quot;; &quot;&quot;)" table:style-name="taxable_event_alt_fiat"/>
          <table:table-cell table:formula="=HYPERLINK(&quot;#B2 In-Out.a46:z46&quot;; &quot;2/2: 2.90000000 of 3.00000000 B2&quot;)" table:style-name="taxable_event_note_default"/>
          <table:table-cell table:formula="=HYPERLINK(&quot;#B2 In-Out.a13:z13&quot;; &quot;2016-05-01 14:03:00+00:00&quot;)" table:style-name="acquired_lot_default"/>
          <table:table-cell table:formula="=HYPERLINK(&quot;#B2 In-Out.a13:z13&quot;; 0.58)" table:style-name="acquired_lot_percent"/>
          <table:table-cell table:formula="=HYPERLINK(&quot;#B2 In-Out.a13:z13&quot;; 34800.00000000000000)" table:style-name="acquired_lot_fiat"/>
          <table:table-cell table:formula="=HYPERLINK(&quot;#B2 In-Out.a13:z13&quot;; 0.00)" table:style-name="acquired_lot_fiat"/>
          <table:table-cell table:formula="=HYPERLINK(&quot;#B2 In-Out.a13:z13&quot;; 34800.00000000000000)" table:style-name="highlighted_fiat"/>
          <table:table-cell table:formula="=HYPERLINK(&quot;#B2 In-Out.a13:z13&quot;; 1200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2/3: 2.9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4" office:value-type="float" table:style-name="transparent_crypto"/>
          <table:table-cell office:value-type="string" table:style-name="transparent_default">
            <text:p>B2</text:p>
          </table:table-cell>
          <table:table-cell office:value="52.0" office:value-type="float" table:style-name="transparent_crypto"/>
          <table:table-cell office:value="14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7:z47&quot;; &quot;2023-06-11 05:31:00+00:00&quot;)" table:style-name="taxable_event_default"/>
          <table:table-cell table:formula="=HYPERLINK(&quot;#B2 In-Out.a47:z47&quot;; &quot;OUT / SELL&quot;)" table:style-name="taxable_event_default"/>
          <table:table-cell table:formula="=HYPERLINK(&quot;#B2 In-Out.a47:z47&quot;; 0.35)" table:style-name="taxable_event_percent"/>
          <table:table-cell table:formula="=HYPERLINK(&quot;#B2 In-Out.a47:z47&quot;; 30800.00000000000000)" table:style-name="highlighted_fiat"/>
          <table:table-cell table:formula="=HYPERLINK(&quot;#B2 In-Out.a47:z47&quot;; 22000.00000000000)" table:style-name="taxable_event_fiat"/>
          <table:table-cell table:formula="=HYPERLINK(&quot;#B2 In-Out.a47:z47&quot;; &quot;&quot;)" table:style-name="taxable_event_fiat"/>
          <table:table-cell table:formula="=HYPERLINK(&quot;#B2 In-Out.a47:z47&quot;; &quot;1/2: 1.40000000 of 4.00000000 B2&quot;)" table:style-name="taxable_event_note_default"/>
          <table:table-cell table:formula="=HYPERLINK(&quot;#B2 In-Out.a13:z13&quot;; &quot;2016-05-01 14:03:00+00:00&quot;)" table:style-name="acquired_lot_default"/>
          <table:table-cell table:formula="=HYPERLINK(&quot;#B2 In-Out.a13:z13&quot;; 0.28)" table:style-name="acquired_lot_percent"/>
          <table:table-cell table:formula="=HYPERLINK(&quot;#B2 In-Out.a13:z13&quot;; 16800.000000000000000)" table:style-name="acquired_lot_fiat"/>
          <table:table-cell table:formula="=HYPERLINK(&quot;#B2 In-Out.a13:z13&quot;; 0.00)" table:style-name="acquired_lot_fiat"/>
          <table:table-cell table:formula="=HYPERLINK(&quot;#B2 In-Out.a13:z13&quot;; 16800.000000000000000)" table:style-name="highlighted_fiat"/>
          <table:table-cell table:formula="=HYPERLINK(&quot;#B2 In-Out.a13:z13&quot;; 12000.00000000000)" table:style-name="acquired_lot_fiat"/>
          <table:table-cell table:formula="=HYPERLINK(&quot;#B2 In-Out.a13:z13&quot;; &quot;&quot;)" table:style-name="acquired_lot_fiat"/>
          <table:table-cell table:formula="=HYPERLINK(&quot;#B2 In-Out.a13:z13&quot;; &quot;3/3: 1.4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6" office:value-type="float" table:style-name="transparent_crypto"/>
          <table:table-cell office:value-type="string" table:style-name="transparent_default">
            <text:p>B2</text:p>
          </table:table-cell>
          <table:table-cell office:value="54.6" office:value-type="float" table:style-name="transparent_crypto"/>
          <table:table-cell office:value="28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7:z47&quot;; &quot;2023-06-11 05:31:00+00:00&quot;)" table:style-name="taxable_event_default"/>
          <table:table-cell table:formula="=HYPERLINK(&quot;#B2 In-Out.a47:z47&quot;; &quot;OUT / SELL&quot;)" table:style-name="taxable_event_default"/>
          <table:table-cell table:formula="=HYPERLINK(&quot;#B2 In-Out.a47:z47&quot;; 0.65)" table:style-name="taxable_event_percent"/>
          <table:table-cell table:formula="=HYPERLINK(&quot;#B2 In-Out.a47:z47&quot;; 57200.00000000000000)" table:style-name="highlighted_fiat"/>
          <table:table-cell table:formula="=HYPERLINK(&quot;#B2 In-Out.a47:z47&quot;; 22000.00000000000)" table:style-name="taxable_event_fiat"/>
          <table:table-cell table:formula="=HYPERLINK(&quot;#B2 In-Out.a47:z47&quot;; &quot;&quot;)" table:style-name="taxable_event_fiat"/>
          <table:table-cell table:formula="=HYPERLINK(&quot;#B2 In-Out.a47:z47&quot;; &quot;2/2: 2.60000000 of 4.00000000 B2&quot;)" table:style-name="taxable_event_note_default"/>
          <table:table-cell table:formula="=HYPERLINK(&quot;#B2 In-Out.a16:z16&quot;; &quot;2017-02-01 11:18:00+00:00&quot;)" table:style-name="acquired_lot_alt_default"/>
          <table:table-cell table:formula="=HYPERLINK(&quot;#B2 In-Out.a16:z16&quot;; 0.8666666666666666666666666666667)" table:style-name="acquired_lot_alt_percent"/>
          <table:table-cell table:formula="=HYPERLINK(&quot;#B2 In-Out.a16:z16&quot;; 28600.000000000000000)" table:style-name="acquired_lot_alt_fiat"/>
          <table:table-cell table:formula="=HYPERLINK(&quot;#B2 In-Out.a16:z16&quot;; 0E-31)" table:style-name="acquired_lot_alt_fiat"/>
          <table:table-cell table:formula="=HYPERLINK(&quot;#B2 In-Out.a16:z16&quot;; 28600.000000000000000)" table:style-name="highlighted_fiat"/>
          <table:table-cell table:formula="=HYPERLINK(&quot;#B2 In-Out.a16:z16&quot;; 11000.00000000000)" table:style-name="acquired_lot_alt_fiat"/>
          <table:table-cell table:formula="=HYPERLINK(&quot;#B2 In-Out.a16:z16&quot;; &quot;&quot;)" table:style-name="acquired_lot_alt_fiat"/>
          <table:table-cell table:formula="=HYPERLINK(&quot;#B2 In-Out.a16:z16&quot;; &quot;1/2: 2.6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2</text:p>
          </table:table-cell>
          <table:table-cell office:value="55.0" office:value-type="float" table:style-name="transparent_crypto"/>
          <table:table-cell office:value="5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8:z48&quot;; &quot;2023-06-11 05:31:00+00:00&quot;)" table:style-name="taxable_event_alt_default"/>
          <table:table-cell table:formula="=HYPERLINK(&quot;#B2 In-Out.a48:z48&quot;; &quot;OUT / SELL&quot;)" table:style-name="taxable_event_alt_default"/>
          <table:table-cell table:formula="=HYPERLINK(&quot;#B2 In-Out.a48:z48&quot;; 0.08)" table:style-name="taxable_event_alt_percent"/>
          <table:table-cell table:formula="=HYPERLINK(&quot;#B2 In-Out.a48:z48&quot;; 9600.000000000000000)" table:style-name="highlighted_fiat"/>
          <table:table-cell table:formula="=HYPERLINK(&quot;#B2 In-Out.a48:z48&quot;; 24000.00000000000)" table:style-name="taxable_event_alt_fiat"/>
          <table:table-cell table:formula="=HYPERLINK(&quot;#B2 In-Out.a48:z48&quot;; &quot;&quot;)" table:style-name="taxable_event_alt_fiat"/>
          <table:table-cell table:formula="=HYPERLINK(&quot;#B2 In-Out.a48:z48&quot;; &quot;1/2: 0.40000000 of 5.00000000 B2&quot;)" table:style-name="taxable_event_note_default"/>
          <table:table-cell table:formula="=HYPERLINK(&quot;#B2 In-Out.a16:z16&quot;; &quot;2017-02-01 11:18:00+00:00&quot;)" table:style-name="acquired_lot_alt_default"/>
          <table:table-cell table:formula="=HYPERLINK(&quot;#B2 In-Out.a16:z16&quot;; 0.1333333333333333333333333333333)" table:style-name="acquired_lot_alt_percent"/>
          <table:table-cell table:formula="=HYPERLINK(&quot;#B2 In-Out.a16:z16&quot;; 4400.000000000000000)" table:style-name="acquired_lot_alt_fiat"/>
          <table:table-cell table:formula="=HYPERLINK(&quot;#B2 In-Out.a16:z16&quot;; 0E-31)" table:style-name="acquired_lot_alt_fiat"/>
          <table:table-cell table:formula="=HYPERLINK(&quot;#B2 In-Out.a16:z16&quot;; 4400.000000000000000)" table:style-name="highlighted_fiat"/>
          <table:table-cell table:formula="=HYPERLINK(&quot;#B2 In-Out.a16:z16&quot;; 11000.00000000000)" table:style-name="acquired_lot_alt_fiat"/>
          <table:table-cell table:formula="=HYPERLINK(&quot;#B2 In-Out.a16:z16&quot;; &quot;&quot;)" table:style-name="acquired_lot_alt_fiat"/>
          <table:table-cell table:formula="=HYPERLINK(&quot;#B2 In-Out.a16:z16&quot;; &quot;2/2: 0.4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6" office:value-type="float" table:style-name="transparent_crypto"/>
          <table:table-cell office:value-type="string" table:style-name="transparent_default">
            <text:p>B2</text:p>
          </table:table-cell>
          <table:table-cell office:value="59.6" office:value-type="float" table:style-name="transparent_crypto"/>
          <table:table-cell office:value="55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48:z48&quot;; &quot;2023-06-11 05:31:00+00:00&quot;)" table:style-name="taxable_event_alt_default"/>
          <table:table-cell table:formula="=HYPERLINK(&quot;#B2 In-Out.a48:z48&quot;; &quot;OUT / SELL&quot;)" table:style-name="taxable_event_alt_default"/>
          <table:table-cell table:formula="=HYPERLINK(&quot;#B2 In-Out.a48:z48&quot;; 0.92)" table:style-name="taxable_event_alt_percent"/>
          <table:table-cell table:formula="=HYPERLINK(&quot;#B2 In-Out.a48:z48&quot;; 110400.00000000000000)" table:style-name="highlighted_fiat"/>
          <table:table-cell table:formula="=HYPERLINK(&quot;#B2 In-Out.a48:z48&quot;; 24000.00000000000)" table:style-name="taxable_event_alt_fiat"/>
          <table:table-cell table:formula="=HYPERLINK(&quot;#B2 In-Out.a48:z48&quot;; &quot;&quot;)" table:style-name="taxable_event_alt_fiat"/>
          <table:table-cell table:formula="=HYPERLINK(&quot;#B2 In-Out.a48:z48&quot;; &quot;2/2: 4.60000000 of 5.00000000 B2&quot;)" table:style-name="taxable_event_note_default"/>
          <table:table-cell table:formula="=HYPERLINK(&quot;#B2 In-Out.a18:z18&quot;; &quot;2017-05-01 14:03:00+00:00&quot;)" table:style-name="acquired_lot_default"/>
          <table:table-cell table:formula="=HYPERLINK(&quot;#B2 In-Out.a18:z18&quot;; 0.92)" table:style-name="acquired_lot_percent"/>
          <table:table-cell table:formula="=HYPERLINK(&quot;#B2 In-Out.a18:z18&quot;; 55200.00000000000000)" table:style-name="acquired_lot_fiat"/>
          <table:table-cell table:formula="=HYPERLINK(&quot;#B2 In-Out.a18:z18&quot;; 0.00)" table:style-name="acquired_lot_fiat"/>
          <table:table-cell table:formula="=HYPERLINK(&quot;#B2 In-Out.a18:z18&quot;; 55200.00000000000000)" table:style-name="highlighted_fiat"/>
          <table:table-cell table:formula="=HYPERLINK(&quot;#B2 In-Out.a18:z18&quot;; 12000.00000000000)" table:style-name="acquired_lot_fiat"/>
          <table:table-cell table:formula="=HYPERLINK(&quot;#B2 In-Out.a18:z18&quot;; &quot;&quot;)" table:style-name="acquired_lot_fiat"/>
          <table:table-cell table:formula="=HYPERLINK(&quot;#B2 In-Out.a18:z18&quot;; &quot;1/2: 4.6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0.0" office:value-type="float" table:style-name="transparent_border_crypto"/>
          <table:table-cell office:value="720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49:z49&quot;; &quot;2024-03-11 10:49:00+00:00&quot;)" table:style-name="taxable_event_border_default"/>
          <table:table-cell table:formula="=HYPERLINK(&quot;#B2 In-Out.a49:z49&quot;; &quot;OUT / SELL&quot;)" table:style-name="taxable_event_border_default"/>
          <table:table-cell table:formula="=HYPERLINK(&quot;#B2 In-Out.a49:z49&quot;; 1)" table:style-name="taxable_event_border_percent"/>
          <table:table-cell table:formula="=HYPERLINK(&quot;#B2 In-Out.a49:z49&quot;; 12000.0000000000000000)" table:style-name="highlighted_border_fiat"/>
          <table:table-cell table:formula="=HYPERLINK(&quot;#B2 In-Out.a49:z49&quot;; 30000.00000000000)" table:style-name="taxable_event_border_fiat"/>
          <table:table-cell table:formula="=HYPERLINK(&quot;#B2 In-Out.a49:z49&quot;; &quot;&quot;)" table:style-name="taxable_event_border_fiat"/>
          <table:table-cell table:formula="=HYPERLINK(&quot;#B2 In-Out.a49:z49&quot;; &quot;1/1: 0.40000000 of 0.40000000 B2&quot;)" table:style-name="taxable_event_note_border_default"/>
          <table:table-cell table:formula="=HYPERLINK(&quot;#B2 In-Out.a18:z18&quot;; &quot;2017-05-01 14:03:00+00:00&quot;)" table:style-name="acquired_lot_border_default"/>
          <table:table-cell table:formula="=HYPERLINK(&quot;#B2 In-Out.a18:z18&quot;; 0.08)" table:style-name="acquired_lot_border_percent"/>
          <table:table-cell table:formula="=HYPERLINK(&quot;#B2 In-Out.a18:z18&quot;; 4800.000000000000000)" table:style-name="acquired_lot_border_fiat"/>
          <table:table-cell table:formula="=HYPERLINK(&quot;#B2 In-Out.a18:z18&quot;; 0.00)" table:style-name="acquired_lot_border_fiat"/>
          <table:table-cell table:formula="=HYPERLINK(&quot;#B2 In-Out.a18:z18&quot;; 4800.000000000000000)" table:style-name="highlighted_border_fiat"/>
          <table:table-cell table:formula="=HYPERLINK(&quot;#B2 In-Out.a18:z18&quot;; 12000.00000000000)" table:style-name="acquired_lot_border_fiat"/>
          <table:table-cell table:formula="=HYPERLINK(&quot;#B2 In-Out.a18:z18&quot;; &quot;&quot;)" table:style-name="acquired_lot_border_fiat"/>
          <table:table-cell table:formula="=HYPERLINK(&quot;#B2 In-Out.a18:z18&quot;; &quot;2/2: 0.40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3000.0" office:value-type="float" table:style-name="transparent_fiat"/>
          <table:table-cell office:value="1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1-01-01 08:41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1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2-01-01 08:41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31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33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6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4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2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4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3-01-01 08:41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3000.0" office:value-type="float" table:style-name="transparent_border_fiat"/>
          <table:table-cell office:value="1.0" office:value-type="float" table:style-name="transparent_border_crypto"/>
          <table:table-cell office:value="46.0" office:value-type="float" table:style-name="transparent_border_crypto"/>
          <table:table-cell office:value="0.0" office:value-type="float" table:style-name="transparent_border_fiat"/>
          <table:table-cell office:value="13000.0" office:value-type="float" table:style-name="transparent_border_fiat"/>
          <table:table-cell office:value="130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fiat"/>
          <table:table-cell office:value="28000.0" office:value-type="float" table:style-name="transparent_fiat"/>
          <table:table-cell office:value="28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51.0" office:value-type="float" table:style-name="transparent_crypto"/>
          <table:table-cell office:value="0.0" office:value-type="float" table:style-name="transparent_fiat"/>
          <table:table-cell office:value="33000.0" office:value-type="float" table:style-name="transparent_fiat"/>
          <table:table-cell office:value="33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3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4.0" office:value-type="float" table:style-name="transparent_crypto"/>
          <table:table-cell office:value="55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3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5.0" office:value-type="float" table:style-name="transparent_crypto"/>
          <table:table-cell office:value="60.0" office:value-type="float" table:style-name="transparent_crypto"/>
          <table:table-cell office:value="0.0" office:value-type="float" table:style-name="transparent_fiat"/>
          <table:table-cell office:value="60000.0" office:value-type="float" table:style-name="transparent_fiat"/>
          <table:table-cell office:value="6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0.0" office:value-type="float" table:style-name="taxable_event_fiat"/>
          <table:table-cell office:value="0.9" office:value-type="float" table:style-name="taxable_event_crypto"/>
          <table:table-cell office:value="0.0" office:value-type="float" table:style-name="taxable_event_crypto"/>
          <table:table-cell office:value="0.9" office:value-type="float" table:style-name="taxable_event_crypto"/>
          <table:table-cell office:value="0.0" office:value-type="float" table:style-name="taxable_event_crypto"/>
          <table:table-cell office:value="2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.9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9.9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4.9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11 11:1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15.8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17.8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20.8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29.8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2-01-11 11:1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30.7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2.7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35.7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39.7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44.7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3-01-11 11:1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5000.0" office:value-type="float" table:style-name="taxable_event_border_fiat"/>
          <table:table-cell office:value="0.9" office:value-type="float" table:style-name="taxable_event_border_crypto"/>
          <table:table-cell office:value="0.0" office:value-type="float" table:style-name="taxable_event_border_crypto"/>
          <table:table-cell office:value="45.6" office:value-type="float" table:style-name="taxable_event_border_crypto"/>
          <table:table-cell office:value="0.0" office:value-type="float" table:style-name="taxable_event_border_crypto"/>
          <table:table-cell office:value="22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1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47.6" office:value-type="float" table:style-name="taxable_event_crypto"/>
          <table:table-cell office:value="0.0" office:value-type="float" table:style-name="taxable_event_crypto"/>
          <table:table-cell office:value="42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23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50.6" office:value-type="float" table:style-name="taxable_event_crypto"/>
          <table:table-cell office:value="0.0" office:value-type="float" table:style-name="taxable_event_crypto"/>
          <table:table-cell office:value="69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2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54.6" office:value-type="float" table:style-name="taxable_event_crypto"/>
          <table:table-cell office:value="0.0" office:value-type="float" table:style-name="taxable_event_crypto"/>
          <table:table-cell office:value="88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3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4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9.6" office:value-type="float" table:style-name="taxable_event_crypto"/>
          <table:table-cell office:value="0.0" office:value-type="float" table:style-name="taxable_event_crypto"/>
          <table:table-cell office:value="1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4-03-11 10:49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30000.0" office:value-type="float" table:style-name="taxable_event_border_fiat"/>
          <table:table-cell office:value="0.4" office:value-type="float" table:style-name="taxable_event_border_crypto"/>
          <table:table-cell office:value="0.0" office:value-type="float" table:style-name="taxable_event_border_crypto"/>
          <table:table-cell office:value="60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4" office:value-type="float" table:style-name="transparent_default"/>
          <table:table-cell office:value-type="string" table:style-name="transparent_default">
            <text:p>B3</text:p>
          </table:table-cell>
          <table:table-cell office:value="72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4" office:value-type="float" table:style-name="transparent_crypto"/>
          <table:table-cell office:value="12000.0" office:value-type="float" table:style-name="taxable_event_fiat"/>
          <table:table-cell office:value="48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14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83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3" office:value-type="float" table:style-name="transparent_default"/>
          <table:table-cell office:value-type="string" table:style-name="transparent_default">
            <text:p>B3</text:p>
          </table:table-cell>
          <table:table-cell office:value="348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42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221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7" office:value-type="float" table:style-name="transparent_border_crypto"/>
          <table:table-cell office:value="267800.0" office:value-type="float" table:style-name="taxable_event_border_fiat"/>
          <table:table-cell office:value="1457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4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3</text:p>
          </table:table-cell>
          <table:table-cell office:value="22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4700.0" office:value-type="float" table:style-name="taxable_event_fiat"/>
          <table:table-cell office:value="25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248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477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4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13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1.9" office:value-type="float" table:style-name="transparent_border_crypto"/>
          <table:table-cell office:value="272500.0" office:value-type="float" table:style-name="taxable_event_border_fiat"/>
          <table:table-cell office:value="159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357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3.0" office:value-type="float" table:style-name="transparent_crypto"/>
          <table:table-cell office:value="69000.0" office:value-type="float" table:style-name="taxable_event_fiat"/>
          <table:table-cell office:value="33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8.0" office:value-type="float" table:style-name="transparent_crypto"/>
          <table:table-cell office:value="12.0" office:value-type="float" table:style-name="transparent_crypto"/>
          <table:table-cell office:value="0.0" office:value-type="float" table:style-name="transparent_crypto"/>
          <table:table-cell office:value="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2.0" office:value-type="float" table:style-name="transparent_crypto"/>
          <table:table-cell office:value="48.0" office:value-type="float" table:style-name="transparent_crypto"/>
          <table:table-cell office:value="0.0" office:value-type="float" table:style-name="transparent_crypto"/>
          <table:table-cell office:value="-16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9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0.9" office:value-type="float" table:style-name="transparent_crypto"/>
          <table:table-cell office:value="10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9:z29&quot;; &quot;2020-01-11 11:15:00+00:00&quot;)" table:style-name="taxable_event_default"/>
          <table:table-cell table:formula="=HYPERLINK(&quot;#B3 In-Out.a29:z29&quot;; &quot;OUT / SELL&quot;)" table:style-name="taxable_event_default"/>
          <table:table-cell table:formula="=HYPERLINK(&quot;#B3 In-Out.a29:z29&quot;; 1)" table:style-name="taxable_event_percent"/>
          <table:table-cell table:formula="=HYPERLINK(&quot;#B3 In-Out.a29:z29&quot;; 22500.000000000000000)" table:style-name="highlighted_fiat"/>
          <table:table-cell table:formula="=HYPERLINK(&quot;#B3 In-Out.a29:z29&quot;; 25000.00000000000)" table:style-name="taxable_event_fiat"/>
          <table:table-cell table:formula="=HYPERLINK(&quot;#B3 In-Out.a29:z29&quot;; &quot;&quot;)" table:style-name="taxable_event_fiat"/>
          <table:table-cell table:formula="=HYPERLINK(&quot;#B3 In-Out.a29:z29&quot;; &quot;1/1: 0.90000000 of 0.9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9)" table:style-name="acquired_lot_percent"/>
          <table:table-cell table:formula="=HYPERLINK(&quot;#B3 In-Out.a4:z4&quot;; 11700.000000000000000)" table:style-name="acquired_lot_fiat"/>
          <table:table-cell table:formula="=HYPERLINK(&quot;#B3 In-Out.a4:z4&quot;; 0.0)" table:style-name="acquired_lot_fiat"/>
          <table:table-cell table:formula="=HYPERLINK(&quot;#B3 In-Out.a4:z4&quot;; 11700.000000000000000)" table:style-name="highlighted_fiat"/>
          <table:table-cell table:formula="=HYPERLINK(&quot;#B3 In-Out.a4:z4&quot;; 13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9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0:z30&quot;; &quot;2020-02-11 19:58:00+00:00&quot;)" table:style-name="taxable_event_alt_default"/>
          <table:table-cell table:formula="=HYPERLINK(&quot;#B3 In-Out.a30:z30&quot;; &quot;OUT / SELL&quot;)" table:style-name="taxable_event_alt_default"/>
          <table:table-cell table:formula="=HYPERLINK(&quot;#B3 In-Out.a30:z30&quot;; 0.05)" table:style-name="taxable_event_alt_percent"/>
          <table:table-cell table:formula="=HYPERLINK(&quot;#B3 In-Out.a30:z30&quot;; 2100.0000000000000000)" table:style-name="highlighted_fiat"/>
          <table:table-cell table:formula="=HYPERLINK(&quot;#B3 In-Out.a30:z30&quot;; 21000.00000000000)" table:style-name="taxable_event_alt_fiat"/>
          <table:table-cell table:formula="=HYPERLINK(&quot;#B3 In-Out.a30:z30&quot;; &quot;&quot;)" table:style-name="taxable_event_alt_fiat"/>
          <table:table-cell table:formula="=HYPERLINK(&quot;#B3 In-Out.a30:z30&quot;; &quot;1/2: 0.10000000 of 2.0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300.0000000000000000)" table:style-name="acquired_lot_fiat"/>
          <table:table-cell table:formula="=HYPERLINK(&quot;#B3 In-Out.a4:z4&quot;; 0.0)" table:style-name="acquired_lot_fiat"/>
          <table:table-cell table:formula="=HYPERLINK(&quot;#B3 In-Out.a4:z4&quot;; 1300.0000000000000000)" table:style-name="highlighted_fiat"/>
          <table:table-cell table:formula="=HYPERLINK(&quot;#B3 In-Out.a4:z4&quot;; 13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9" office:value-type="float" table:style-name="transparent_crypto"/>
          <table:table-cell office:value-type="string" table:style-name="transparent_default">
            <text:p>B3</text:p>
          </table:table-cell>
          <table:table-cell office:value="2.9" office:value-type="float" table:style-name="transparent_crypto"/>
          <table:table-cell office:value="13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0:z30&quot;; &quot;2020-02-11 19:58:00+00:00&quot;)" table:style-name="taxable_event_alt_default"/>
          <table:table-cell table:formula="=HYPERLINK(&quot;#B3 In-Out.a30:z30&quot;; &quot;OUT / SELL&quot;)" table:style-name="taxable_event_alt_default"/>
          <table:table-cell table:formula="=HYPERLINK(&quot;#B3 In-Out.a30:z30&quot;; 0.95)" table:style-name="taxable_event_alt_percent"/>
          <table:table-cell table:formula="=HYPERLINK(&quot;#B3 In-Out.a30:z30&quot;; 39900.000000000000000)" table:style-name="highlighted_fiat"/>
          <table:table-cell table:formula="=HYPERLINK(&quot;#B3 In-Out.a30:z30&quot;; 21000.00000000000)" table:style-name="taxable_event_alt_fiat"/>
          <table:table-cell table:formula="=HYPERLINK(&quot;#B3 In-Out.a30:z30&quot;; &quot;&quot;)" table:style-name="taxable_event_alt_fiat"/>
          <table:table-cell table:formula="=HYPERLINK(&quot;#B3 In-Out.a30:z30&quot;; &quot;2/2: 1.90000000 of 2.0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0.95)" table:style-name="acquired_lot_alt_percent"/>
          <table:table-cell table:formula="=HYPERLINK(&quot;#B3 In-Out.a5:z5&quot;; 26600.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6600.000000000000000)" table:style-name="highlighted_fiat"/>
          <table:table-cell table:formula="=HYPERLINK(&quot;#B3 In-Out.a5:z5&quot;; 1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1.9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1:z31&quot;; &quot;2020-04-11 07:10:00+00:00&quot;)" table:style-name="taxable_event_default"/>
          <table:table-cell table:formula="=HYPERLINK(&quot;#B3 In-Out.a31:z31&quot;; &quot;OUT / GIFT&quot;)" table:style-name="taxable_event_default"/>
          <table:table-cell table:formula="=HYPERLINK(&quot;#B3 In-Out.a31:z31&quot;; 0.03333333333333333333333333333333)" table:style-name="taxable_event_percent"/>
          <table:table-cell table:formula="=HYPERLINK(&quot;#B3 In-Out.a31:z31&quot;; 2300.0000000000000000)" table:style-name="highlighted_fiat"/>
          <table:table-cell table:formula="=HYPERLINK(&quot;#B3 In-Out.a31:z31&quot;; 23000.00000000000)" table:style-name="taxable_event_fiat"/>
          <table:table-cell table:formula="=HYPERLINK(&quot;#B3 In-Out.a31:z31&quot;; &quot;&quot;)" table:style-name="taxable_event_fiat"/>
          <table:table-cell table:formula="=HYPERLINK(&quot;#B3 In-Out.a31:z31&quot;; &quot;1/2: 0.10000000 of 3.0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0.05)" table:style-name="acquired_lot_alt_percent"/>
          <table:table-cell table:formula="=HYPERLINK(&quot;#B3 In-Out.a5:z5&quot;; 140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1400.0000000000000000)" table:style-name="highlighted_fiat"/>
          <table:table-cell table:formula="=HYPERLINK(&quot;#B3 In-Out.a5:z5&quot;; 1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9" office:value-type="float" table:style-name="transparent_crypto"/>
          <table:table-cell office:value-type="string" table:style-name="transparent_default">
            <text:p>B3</text:p>
          </table:table-cell>
          <table:table-cell office:value="5.9" office:value-type="float" table:style-name="transparent_crypto"/>
          <table:table-cell office:value="34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1:z31&quot;; &quot;2020-04-11 07:10:00+00:00&quot;)" table:style-name="taxable_event_default"/>
          <table:table-cell table:formula="=HYPERLINK(&quot;#B3 In-Out.a31:z31&quot;; &quot;OUT / GIFT&quot;)" table:style-name="taxable_event_default"/>
          <table:table-cell table:formula="=HYPERLINK(&quot;#B3 In-Out.a31:z31&quot;; 0.9666666666666666666666666666667)" table:style-name="taxable_event_percent"/>
          <table:table-cell table:formula="=HYPERLINK(&quot;#B3 In-Out.a31:z31&quot;; 66700.00000000000000)" table:style-name="highlighted_fiat"/>
          <table:table-cell table:formula="=HYPERLINK(&quot;#B3 In-Out.a31:z31&quot;; 23000.00000000000)" table:style-name="taxable_event_fiat"/>
          <table:table-cell table:formula="=HYPERLINK(&quot;#B3 In-Out.a31:z31&quot;; &quot;&quot;)" table:style-name="taxable_event_fiat"/>
          <table:table-cell table:formula="=HYPERLINK(&quot;#B3 In-Out.a31:z31&quot;; &quot;2/2: 2.90000000 of 3.0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9666666666666666666666666666667)" table:style-name="acquired_lot_percent"/>
          <table:table-cell table:formula="=HYPERLINK(&quot;#B3 In-Out.a6:z6&quot;; 31900.000000000000000)" table:style-name="acquired_lot_fiat"/>
          <table:table-cell table:formula="=HYPERLINK(&quot;#B3 In-Out.a6:z6&quot;; 0E-31)" table:style-name="acquired_lot_fiat"/>
          <table:table-cell table:formula="=HYPERLINK(&quot;#B3 In-Out.a6:z6&quot;; 31900.000000000000000)" table:style-name="highlighted_fiat"/>
          <table:table-cell table:formula="=HYPERLINK(&quot;#B3 In-Out.a6:z6&quot;; 11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2.9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2:z32&quot;; &quot;2020-06-11 05:31:00+00:00&quot;)" table:style-name="taxable_event_alt_default"/>
          <table:table-cell table:formula="=HYPERLINK(&quot;#B3 In-Out.a32:z32&quot;; &quot;OUT / SELL&quot;)" table:style-name="taxable_event_alt_default"/>
          <table:table-cell table:formula="=HYPERLINK(&quot;#B3 In-Out.a32:z32&quot;; 0.025)" table:style-name="taxable_event_alt_percent"/>
          <table:table-cell table:formula="=HYPERLINK(&quot;#B3 In-Out.a32:z32&quot;; 2200.0000000000000000)" table:style-name="highlighted_fiat"/>
          <table:table-cell table:formula="=HYPERLINK(&quot;#B3 In-Out.a32:z32&quot;; 22000.00000000000)" table:style-name="taxable_event_alt_fiat"/>
          <table:table-cell table:formula="=HYPERLINK(&quot;#B3 In-Out.a32:z32&quot;; &quot;&quot;)" table:style-name="taxable_event_alt_fiat"/>
          <table:table-cell table:formula="=HYPERLINK(&quot;#B3 In-Out.a32:z32&quot;; &quot;1/2: 0.10000000 of 4.0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3333333333333333333333333333333)" table:style-name="acquired_lot_percent"/>
          <table:table-cell table:formula="=HYPERLINK(&quot;#B3 In-Out.a6:z6&quot;; 1100.0000000000000000)" table:style-name="acquired_lot_fiat"/>
          <table:table-cell table:formula="=HYPERLINK(&quot;#B3 In-Out.a6:z6&quot;; 0E-32)" table:style-name="acquired_lot_fiat"/>
          <table:table-cell table:formula="=HYPERLINK(&quot;#B3 In-Out.a6:z6&quot;; 1100.0000000000000000)" table:style-name="highlighted_fiat"/>
          <table:table-cell table:formula="=HYPERLINK(&quot;#B3 In-Out.a6:z6&quot;; 11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9" office:value-type="float" table:style-name="transparent_crypto"/>
          <table:table-cell office:value-type="string" table:style-name="transparent_default">
            <text:p>B3</text:p>
          </table:table-cell>
          <table:table-cell office:value="9.9" office:value-type="float" table:style-name="transparent_crypto"/>
          <table:table-cell office:value="2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2:z32&quot;; &quot;2020-06-11 05:31:00+00:00&quot;)" table:style-name="taxable_event_alt_default"/>
          <table:table-cell table:formula="=HYPERLINK(&quot;#B3 In-Out.a32:z32&quot;; &quot;OUT / SELL&quot;)" table:style-name="taxable_event_alt_default"/>
          <table:table-cell table:formula="=HYPERLINK(&quot;#B3 In-Out.a32:z32&quot;; 0.975)" table:style-name="taxable_event_alt_percent"/>
          <table:table-cell table:formula="=HYPERLINK(&quot;#B3 In-Out.a32:z32&quot;; 85800.00000000000000)" table:style-name="highlighted_fiat"/>
          <table:table-cell table:formula="=HYPERLINK(&quot;#B3 In-Out.a32:z32&quot;; 22000.00000000000)" table:style-name="taxable_event_alt_fiat"/>
          <table:table-cell table:formula="=HYPERLINK(&quot;#B3 In-Out.a32:z32&quot;; &quot;&quot;)" table:style-name="taxable_event_alt_fiat"/>
          <table:table-cell table:formula="=HYPERLINK(&quot;#B3 In-Out.a32:z32&quot;; &quot;2/2: 3.90000000 of 4.00000000 B3&quot;)" table:style-name="taxable_event_note_default"/>
          <table:table-cell table:formula="=HYPERLINK(&quot;#B3 In-Out.a7:z7&quot;; &quot;2020-03-01 11:18:00+00:00&quot;)" table:style-name="acquired_lot_alt_default"/>
          <table:table-cell table:formula="=HYPERLINK(&quot;#B3 In-Out.a7:z7&quot;; 0.975)" table:style-name="acquired_lot_alt_percent"/>
          <table:table-cell table:formula="=HYPERLINK(&quot;#B3 In-Out.a7:z7&quot;; 58500.00000000000000)" table:style-name="acquired_lot_alt_fiat"/>
          <table:table-cell table:formula="=HYPERLINK(&quot;#B3 In-Out.a7:z7&quot;; 0.000)" table:style-name="acquired_lot_alt_fiat"/>
          <table:table-cell table:formula="=HYPERLINK(&quot;#B3 In-Out.a7:z7&quot;; 58500.00000000000000)" table:style-name="highlighted_fiat"/>
          <table:table-cell table:formula="=HYPERLINK(&quot;#B3 In-Out.a7:z7&quot;; 15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3.9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9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3:z33&quot;; &quot;2020-06-11 05:31:00+00:00&quot;)" table:style-name="taxable_event_default"/>
          <table:table-cell table:formula="=HYPERLINK(&quot;#B3 In-Out.a33:z33&quot;; &quot;OUT / SELL&quot;)" table:style-name="taxable_event_default"/>
          <table:table-cell table:formula="=HYPERLINK(&quot;#B3 In-Out.a33:z33&quot;; 0.02)" table:style-name="taxable_event_percent"/>
          <table:table-cell table:formula="=HYPERLINK(&quot;#B3 In-Out.a33:z33&quot;; 2400.000000000000000)" table:style-name="highlighted_fiat"/>
          <table:table-cell table:formula="=HYPERLINK(&quot;#B3 In-Out.a33:z33&quot;; 24000.00000000000)" table:style-name="taxable_event_fiat"/>
          <table:table-cell table:formula="=HYPERLINK(&quot;#B3 In-Out.a33:z33&quot;; &quot;&quot;)" table:style-name="taxable_event_fiat"/>
          <table:table-cell table:formula="=HYPERLINK(&quot;#B3 In-Out.a33:z33&quot;; &quot;1/2: 0.10000000 of 5.00000000 B3&quot;)" table:style-name="taxable_event_note_default"/>
          <table:table-cell table:formula="=HYPERLINK(&quot;#B3 In-Out.a7:z7&quot;; &quot;2020-03-01 11:18:00+00:00&quot;)" table:style-name="acquired_lot_alt_default"/>
          <table:table-cell table:formula="=HYPERLINK(&quot;#B3 In-Out.a7:z7&quot;; 0.025)" table:style-name="acquired_lot_alt_percent"/>
          <table:table-cell table:formula="=HYPERLINK(&quot;#B3 In-Out.a7:z7&quot;; 1500.0000000000000000)" table:style-name="acquired_lot_alt_fiat"/>
          <table:table-cell table:formula="=HYPERLINK(&quot;#B3 In-Out.a7:z7&quot;; 0.000)" table:style-name="acquired_lot_alt_fiat"/>
          <table:table-cell table:formula="=HYPERLINK(&quot;#B3 In-Out.a7:z7&quot;; 1500.0000000000000000)" table:style-name="highlighted_fiat"/>
          <table:table-cell table:formula="=HYPERLINK(&quot;#B3 In-Out.a7:z7&quot;; 15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1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9" office:value-type="float" table:style-name="transparent_crypto"/>
          <table:table-cell office:value-type="string" table:style-name="transparent_default">
            <text:p>B3</text:p>
          </table:table-cell>
          <table:table-cell office:value="14.9" office:value-type="float" table:style-name="transparent_crypto"/>
          <table:table-cell office:value="58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3:z33&quot;; &quot;2020-06-11 05:31:00+00:00&quot;)" table:style-name="taxable_event_default"/>
          <table:table-cell table:formula="=HYPERLINK(&quot;#B3 In-Out.a33:z33&quot;; &quot;OUT / SELL&quot;)" table:style-name="taxable_event_default"/>
          <table:table-cell table:formula="=HYPERLINK(&quot;#B3 In-Out.a33:z33&quot;; 0.98)" table:style-name="taxable_event_percent"/>
          <table:table-cell table:formula="=HYPERLINK(&quot;#B3 In-Out.a33:z33&quot;; 117600.00000000000000)" table:style-name="highlighted_fiat"/>
          <table:table-cell table:formula="=HYPERLINK(&quot;#B3 In-Out.a33:z33&quot;; 24000.00000000000)" table:style-name="taxable_event_fiat"/>
          <table:table-cell table:formula="=HYPERLINK(&quot;#B3 In-Out.a33:z33&quot;; &quot;&quot;)" table:style-name="taxable_event_fiat"/>
          <table:table-cell table:formula="=HYPERLINK(&quot;#B3 In-Out.a33:z33&quot;; &quot;2/2: 4.90000000 of 5.00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98)" table:style-name="acquired_lot_percent"/>
          <table:table-cell table:formula="=HYPERLINK(&quot;#B3 In-Out.a8:z8&quot;; 58800.00000000000000)" table:style-name="acquired_lot_fiat"/>
          <table:table-cell table:formula="=HYPERLINK(&quot;#B3 In-Out.a8:z8&quot;; 0.00)" table:style-name="acquired_lot_fiat"/>
          <table:table-cell table:formula="=HYPERLINK(&quot;#B3 In-Out.a8:z8&quot;; 58800.00000000000000)" table:style-name="highlighted_fiat"/>
          <table:table-cell table:formula="=HYPERLINK(&quot;#B3 In-Out.a8:z8&quot;; 12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2: 4.9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5.8" office:value-type="float" table:style-name="transparent_border_crypto"/>
          <table:table-cell office:value="108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34:z34&quot;; &quot;2021-01-11 11:15:00+00:00&quot;)" table:style-name="taxable_event_alt_border_default"/>
          <table:table-cell table:formula="=HYPERLINK(&quot;#B3 In-Out.a34:z34&quot;; &quot;OUT / SELL&quot;)" table:style-name="taxable_event_alt_border_default"/>
          <table:table-cell table:formula="=HYPERLINK(&quot;#B3 In-Out.a34:z34&quot;; 1)" table:style-name="taxable_event_alt_border_percent"/>
          <table:table-cell table:formula="=HYPERLINK(&quot;#B3 In-Out.a34:z34&quot;; 22500.000000000000000)" table:style-name="highlighted_border_fiat"/>
          <table:table-cell table:formula="=HYPERLINK(&quot;#B3 In-Out.a34:z34&quot;; 25000.00000000000)" table:style-name="taxable_event_alt_border_fiat"/>
          <table:table-cell table:formula="=HYPERLINK(&quot;#B3 In-Out.a34:z34&quot;; &quot;&quot;)" table:style-name="taxable_event_alt_border_fiat"/>
          <table:table-cell table:formula="=HYPERLINK(&quot;#B3 In-Out.a34:z34&quot;; &quot;1/1: 0.90000000 of 0.90000000 B3&quot;)" table:style-name="taxable_event_note_border_default"/>
          <table:table-cell table:formula="=HYPERLINK(&quot;#B3 In-Out.a9:z9&quot;; &quot;2021-01-01 08:41:00+00:00&quot;)" table:style-name="acquired_lot_alt_border_default"/>
          <table:table-cell table:formula="=HYPERLINK(&quot;#B3 In-Out.a9:z9&quot;; 0.9)" table:style-name="acquired_lot_alt_border_percent"/>
          <table:table-cell table:formula="=HYPERLINK(&quot;#B3 In-Out.a9:z9&quot;; 11700.000000000000000)" table:style-name="acquired_lot_alt_border_fiat"/>
          <table:table-cell table:formula="=HYPERLINK(&quot;#B3 In-Out.a9:z9&quot;; 0.0)" table:style-name="acquired_lot_alt_border_fiat"/>
          <table:table-cell table:formula="=HYPERLINK(&quot;#B3 In-Out.a9:z9&quot;; 11700.000000000000000)" table:style-name="highlighted_border_fiat"/>
          <table:table-cell table:formula="=HYPERLINK(&quot;#B3 In-Out.a9:z9&quot;; 13000.00000000000)" table:style-name="acquired_lot_alt_border_fiat"/>
          <table:table-cell table:formula="=HYPERLINK(&quot;#B3 In-Out.a9:z9&quot;; &quot;&quot;)" table:style-name="acquired_lot_alt_border_fiat"/>
          <table:table-cell table:formula="=HYPERLINK(&quot;#B3 In-Out.a9:z9&quot;; &quot;1/2: 0.9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17.8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5:z35&quot;; &quot;2021-02-11 19:58:00+00:00&quot;)" table:style-name="taxable_event_default"/>
          <table:table-cell table:formula="=HYPERLINK(&quot;#B3 In-Out.a35:z35&quot;; &quot;OUT / SELL&quot;)" table:style-name="taxable_event_default"/>
          <table:table-cell table:formula="=HYPERLINK(&quot;#B3 In-Out.a35:z35&quot;; 1)" table:style-name="taxable_event_percent"/>
          <table:table-cell table:formula="=HYPERLINK(&quot;#B3 In-Out.a35:z35&quot;; 42000.000000000000000)" table:style-name="highlighted_fiat"/>
          <table:table-cell table:formula="=HYPERLINK(&quot;#B3 In-Out.a35:z35&quot;; 21000.00000000000)" table:style-name="taxable_event_fiat"/>
          <table:table-cell table:formula="=HYPERLINK(&quot;#B3 In-Out.a35:z35&quot;; &quot;&quot;)" table:style-name="taxable_event_fiat"/>
          <table:table-cell table:formula="=HYPERLINK(&quot;#B3 In-Out.a35:z35&quot;; &quot;1/1: 2.00000000 of 2.00000000 B3&quot;)" table:style-name="taxable_event_note_default"/>
          <table:table-cell table:formula="=HYPERLINK(&quot;#B3 In-Out.a11:z11&quot;; &quot;2021-02-01 11:18:00+00:00&quot;)" table:style-name="acquired_lot_default"/>
          <table:table-cell table:formula="=HYPERLINK(&quot;#B3 In-Out.a11:z11&quot;; 0.6666666666666666666666666666667)" table:style-name="acquired_lot_percent"/>
          <table:table-cell table:formula="=HYPERLINK(&quot;#B3 In-Out.a11:z11&quot;; 22000.000000000000000)" table:style-name="acquired_lot_fiat"/>
          <table:table-cell table:formula="=HYPERLINK(&quot;#B3 In-Out.a11:z11&quot;; 0E-31)" table:style-name="acquired_lot_fiat"/>
          <table:table-cell table:formula="=HYPERLINK(&quot;#B3 In-Out.a11:z11&quot;; 22000.000000000000000)" table:style-name="highlighted_fiat"/>
          <table:table-cell table:formula="=HYPERLINK(&quot;#B3 In-Out.a11:z11&quot;; 11000.00000000000)" table:style-name="acquired_lot_fiat"/>
          <table:table-cell table:formula="=HYPERLINK(&quot;#B3 In-Out.a11:z11&quot;; &quot;&quot;)" table:style-name="acquired_lot_fiat"/>
          <table:table-cell table:formula="=HYPERLINK(&quot;#B3 In-Out.a11:z11&quot;; &quot;1/2: 2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20.8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6:z36&quot;; &quot;2021-04-11 07:10:00+00:00&quot;)" table:style-name="taxable_event_alt_default"/>
          <table:table-cell table:formula="=HYPERLINK(&quot;#B3 In-Out.a36:z36&quot;; &quot;OUT / GIFT&quot;)" table:style-name="taxable_event_alt_default"/>
          <table:table-cell table:formula="=HYPERLINK(&quot;#B3 In-Out.a36:z36&quot;; 1)" table:style-name="taxable_event_alt_percent"/>
          <table:table-cell table:formula="=HYPERLINK(&quot;#B3 In-Out.a36:z36&quot;; 69000.00000000000000)" table:style-name="highlighted_fiat"/>
          <table:table-cell table:formula="=HYPERLINK(&quot;#B3 In-Out.a36:z36&quot;; 23000.00000000000)" table:style-name="taxable_event_alt_fiat"/>
          <table:table-cell table:formula="=HYPERLINK(&quot;#B3 In-Out.a36:z36&quot;; &quot;&quot;)" table:style-name="taxable_event_alt_fiat"/>
          <table:table-cell table:formula="=HYPERLINK(&quot;#B3 In-Out.a36:z36&quot;; &quot;1/1: 3.00000000 of 3.00000000 B3&quot;)" table:style-name="taxable_event_note_default"/>
          <table:table-cell table:formula="=HYPERLINK(&quot;#B3 In-Out.a12:z12&quot;; &quot;2021-03-01 11:18:00+00:00&quot;)" table:style-name="acquired_lot_alt_default"/>
          <table:table-cell table:formula="=HYPERLINK(&quot;#B3 In-Out.a12:z12&quot;; 0.75)" table:style-name="acquired_lot_alt_percent"/>
          <table:table-cell table:formula="=HYPERLINK(&quot;#B3 In-Out.a12:z12&quot;; 45000.00000000000000)" table:style-name="acquired_lot_alt_fiat"/>
          <table:table-cell table:formula="=HYPERLINK(&quot;#B3 In-Out.a12:z12&quot;; 0.00)" table:style-name="acquired_lot_alt_fiat"/>
          <table:table-cell table:formula="=HYPERLINK(&quot;#B3 In-Out.a12:z12&quot;; 45000.00000000000000)" table:style-name="highlighted_fiat"/>
          <table:table-cell table:formula="=HYPERLINK(&quot;#B3 In-Out.a12:z12&quot;; 15000.00000000000)" table:style-name="acquired_lot_alt_fiat"/>
          <table:table-cell table:formula="=HYPERLINK(&quot;#B3 In-Out.a12:z12&quot;; &quot;&quot;)" table:style-name="acquired_lot_alt_fiat"/>
          <table:table-cell table:formula="=HYPERLINK(&quot;#B3 In-Out.a12:z12&quot;; &quot;1/2: 3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3</text:p>
          </table:table-cell>
          <table:table-cell office:value="24.8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7:z37&quot;; &quot;2021-06-11 05:31:00+00:00&quot;)" table:style-name="taxable_event_default"/>
          <table:table-cell table:formula="=HYPERLINK(&quot;#B3 In-Out.a37:z37&quot;; &quot;OUT / SELL&quot;)" table:style-name="taxable_event_default"/>
          <table:table-cell table:formula="=HYPERLINK(&quot;#B3 In-Out.a37:z37&quot;; 1)" table:style-name="taxable_event_percent"/>
          <table:table-cell table:formula="=HYPERLINK(&quot;#B3 In-Out.a37:z37&quot;; 88000.00000000000000)" table:style-name="highlighted_fiat"/>
          <table:table-cell table:formula="=HYPERLINK(&quot;#B3 In-Out.a37:z37&quot;; 22000.00000000000)" table:style-name="taxable_event_fiat"/>
          <table:table-cell table:formula="=HYPERLINK(&quot;#B3 In-Out.a37:z37&quot;; &quot;&quot;)" table:style-name="taxable_event_fiat"/>
          <table:table-cell table:formula="=HYPERLINK(&quot;#B3 In-Out.a37:z37&quot;; &quot;1/1: 4.00000000 of 4.00000000 B3&quot;)" table:style-name="taxable_event_note_default"/>
          <table:table-cell table:formula="=HYPERLINK(&quot;#B3 In-Out.a13:z13&quot;; &quot;2021-05-01 14:03:00+00:00&quot;)" table:style-name="acquired_lot_default"/>
          <table:table-cell table:formula="=HYPERLINK(&quot;#B3 In-Out.a13:z13&quot;; 0.8)" table:style-name="acquired_lot_percent"/>
          <table:table-cell table:formula="=HYPERLINK(&quot;#B3 In-Out.a13:z13&quot;; 48000.00000000000000)" table:style-name="acquired_lot_fiat"/>
          <table:table-cell table:formula="=HYPERLINK(&quot;#B3 In-Out.a13:z13&quot;; 0.0)" table:style-name="acquired_lot_fiat"/>
          <table:table-cell table:formula="=HYPERLINK(&quot;#B3 In-Out.a13:z13&quot;; 48000.00000000000000)" table:style-name="highlighted_fiat"/>
          <table:table-cell table:formula="=HYPERLINK(&quot;#B3 In-Out.a13:z13&quot;; 12000.00000000000)" table:style-name="acquired_lot_fiat"/>
          <table:table-cell table:formula="=HYPERLINK(&quot;#B3 In-Out.a13:z13&quot;; &quot;&quot;)" table:style-name="acquired_lot_fiat"/>
          <table:table-cell table:formula="=HYPERLINK(&quot;#B3 In-Out.a13:z13&quot;; &quot;1/2: 4.0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5.8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2)" table:style-name="taxable_event_alt_percent"/>
          <table:table-cell table:formula="=HYPERLINK(&quot;#B3 In-Out.a38:z38&quot;; 24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1/4: 1.00000000 of 5.00000000 B3&quot;)" table:style-name="taxable_event_note_default"/>
          <table:table-cell table:formula="=HYPERLINK(&quot;#B3 In-Out.a13:z13&quot;; &quot;2021-05-01 14:03:00+00:00&quot;)" table:style-name="acquired_lot_default"/>
          <table:table-cell table:formula="=HYPERLINK(&quot;#B3 In-Out.a13:z13&quot;; 0.2)" table:style-name="acquired_lot_percent"/>
          <table:table-cell table:formula="=HYPERLINK(&quot;#B3 In-Out.a13:z13&quot;; 12000.000000000000000)" table:style-name="acquired_lot_fiat"/>
          <table:table-cell table:formula="=HYPERLINK(&quot;#B3 In-Out.a13:z13&quot;; 0.0)" table:style-name="acquired_lot_fiat"/>
          <table:table-cell table:formula="=HYPERLINK(&quot;#B3 In-Out.a13:z13&quot;; 12000.000000000000000)" table:style-name="highlighted_fiat"/>
          <table:table-cell table:formula="=HYPERLINK(&quot;#B3 In-Out.a13:z13&quot;; 12000.00000000000)" table:style-name="acquired_lot_fiat"/>
          <table:table-cell table:formula="=HYPERLINK(&quot;#B3 In-Out.a13:z13&quot;; &quot;&quot;)" table:style-name="acquired_lot_fiat"/>
          <table:table-cell table:formula="=HYPERLINK(&quot;#B3 In-Out.a13:z13&quot;; &quot;2/2: 1.0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6.8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2)" table:style-name="taxable_event_alt_percent"/>
          <table:table-cell table:formula="=HYPERLINK(&quot;#B3 In-Out.a38:z38&quot;; 24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2/4: 1.00000000 of 5.00000000 B3&quot;)" table:style-name="taxable_event_note_default"/>
          <table:table-cell table:formula="=HYPERLINK(&quot;#B3 In-Out.a12:z12&quot;; &quot;2021-03-01 11:18:00+00:00&quot;)" table:style-name="acquired_lot_alt_default"/>
          <table:table-cell table:formula="=HYPERLINK(&quot;#B3 In-Out.a12:z12&quot;; 0.25)" table:style-name="acquired_lot_alt_percent"/>
          <table:table-cell table:formula="=HYPERLINK(&quot;#B3 In-Out.a12:z12&quot;; 15000.000000000000000)" table:style-name="acquired_lot_alt_fiat"/>
          <table:table-cell table:formula="=HYPERLINK(&quot;#B3 In-Out.a12:z12&quot;; 0.00)" table:style-name="acquired_lot_alt_fiat"/>
          <table:table-cell table:formula="=HYPERLINK(&quot;#B3 In-Out.a12:z12&quot;; 15000.000000000000000)" table:style-name="highlighted_fiat"/>
          <table:table-cell table:formula="=HYPERLINK(&quot;#B3 In-Out.a12:z12&quot;; 15000.00000000000)" table:style-name="acquired_lot_alt_fiat"/>
          <table:table-cell table:formula="=HYPERLINK(&quot;#B3 In-Out.a12:z12&quot;; &quot;&quot;)" table:style-name="acquired_lot_alt_fiat"/>
          <table:table-cell table:formula="=HYPERLINK(&quot;#B3 In-Out.a12:z12&quot;; &quot;2/2: 1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7.8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2)" table:style-name="taxable_event_alt_percent"/>
          <table:table-cell table:formula="=HYPERLINK(&quot;#B3 In-Out.a38:z38&quot;; 24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3/4: 1.00000000 of 5.00000000 B3&quot;)" table:style-name="taxable_event_note_default"/>
          <table:table-cell table:formula="=HYPERLINK(&quot;#B3 In-Out.a11:z11&quot;; &quot;2021-02-01 11:18:00+00:00&quot;)" table:style-name="acquired_lot_default"/>
          <table:table-cell table:formula="=HYPERLINK(&quot;#B3 In-Out.a11:z11&quot;; 0.3333333333333333333333333333333)" table:style-name="acquired_lot_percent"/>
          <table:table-cell table:formula="=HYPERLINK(&quot;#B3 In-Out.a11:z11&quot;; 11000.000000000000000)" table:style-name="acquired_lot_fiat"/>
          <table:table-cell table:formula="=HYPERLINK(&quot;#B3 In-Out.a11:z11&quot;; 0E-31)" table:style-name="acquired_lot_fiat"/>
          <table:table-cell table:formula="=HYPERLINK(&quot;#B3 In-Out.a11:z11&quot;; 11000.000000000000000)" table:style-name="highlighted_fiat"/>
          <table:table-cell table:formula="=HYPERLINK(&quot;#B3 In-Out.a11:z11&quot;; 11000.00000000000)" table:style-name="acquired_lot_fiat"/>
          <table:table-cell table:formula="=HYPERLINK(&quot;#B3 In-Out.a11:z11&quot;; &quot;&quot;)" table:style-name="acquired_lot_fiat"/>
          <table:table-cell table:formula="=HYPERLINK(&quot;#B3 In-Out.a11:z11&quot;; &quot;2/2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9.8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8:z38&quot;; &quot;2021-06-11 05:31:00+00:00&quot;)" table:style-name="taxable_event_alt_default"/>
          <table:table-cell table:formula="=HYPERLINK(&quot;#B3 In-Out.a38:z38&quot;; &quot;OUT / SELL&quot;)" table:style-name="taxable_event_alt_default"/>
          <table:table-cell table:formula="=HYPERLINK(&quot;#B3 In-Out.a38:z38&quot;; 0.4)" table:style-name="taxable_event_alt_percent"/>
          <table:table-cell table:formula="=HYPERLINK(&quot;#B3 In-Out.a38:z38&quot;; 48000.00000000000000)" table:style-name="highlighted_fiat"/>
          <table:table-cell table:formula="=HYPERLINK(&quot;#B3 In-Out.a38:z38&quot;; 24000.00000000000)" table:style-name="taxable_event_alt_fiat"/>
          <table:table-cell table:formula="=HYPERLINK(&quot;#B3 In-Out.a38:z38&quot;; &quot;&quot;)" table:style-name="taxable_event_alt_fiat"/>
          <table:table-cell table:formula="=HYPERLINK(&quot;#B3 In-Out.a38:z38&quot;; &quot;4/4: 2.00000000 of 5.00000000 B3&quot;)" table:style-name="taxable_event_note_default"/>
          <table:table-cell table:formula="=HYPERLINK(&quot;#B3 In-Out.a10:z10&quot;; &quot;2021-02-01 11:18:00+00:00&quot;)" table:style-name="acquired_lot_alt_default"/>
          <table:table-cell table:formula="=HYPERLINK(&quot;#B3 In-Out.a10:z10&quot;; 1)" table:style-name="acquired_lot_alt_percent"/>
          <table:table-cell table:formula="=HYPERLINK(&quot;#B3 In-Out.a10:z10&quot;; 28000.000000000000000)" table:style-name="acquired_lot_alt_fiat"/>
          <table:table-cell table:formula="=HYPERLINK(&quot;#B3 In-Out.a10:z10&quot;; 0)" table:style-name="acquired_lot_alt_fiat"/>
          <table:table-cell table:formula="=HYPERLINK(&quot;#B3 In-Out.a10:z10&quot;; 28000.000000000000000)" table:style-name="highlighted_fiat"/>
          <table:table-cell table:formula="=HYPERLINK(&quot;#B3 In-Out.a10:z10&quot;; 14000.00000000000)" table:style-name="acquired_lot_alt_fiat"/>
          <table:table-cell table:formula="=HYPERLINK(&quot;#B3 In-Out.a10:z10&quot;; &quot;&quot;)" table:style-name="acquired_lot_alt_fiat"/>
          <table:table-cell table:formula="=HYPERLINK(&quot;#B3 In-Out.a10:z10&quot;; &quot;1/1: 2.0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9.9" office:value-type="float" table:style-name="transparent_border_crypto"/>
          <table:table-cell office:value="120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39:z39&quot;; &quot;2022-01-11 11:15:00+00:00&quot;)" table:style-name="taxable_event_border_default"/>
          <table:table-cell table:formula="=HYPERLINK(&quot;#B3 In-Out.a39:z39&quot;; &quot;OUT / SELL&quot;)" table:style-name="taxable_event_border_default"/>
          <table:table-cell table:formula="=HYPERLINK(&quot;#B3 In-Out.a39:z39&quot;; 0.1111111111111111111111111111111)" table:style-name="taxable_event_border_percent"/>
          <table:table-cell table:formula="=HYPERLINK(&quot;#B3 In-Out.a39:z39&quot;; 2500.0000000000000000)" table:style-name="highlighted_border_fiat"/>
          <table:table-cell table:formula="=HYPERLINK(&quot;#B3 In-Out.a39:z39&quot;; 25000.00000000000)" table:style-name="taxable_event_border_fiat"/>
          <table:table-cell table:formula="=HYPERLINK(&quot;#B3 In-Out.a39:z39&quot;; &quot;&quot;)" table:style-name="taxable_event_border_fiat"/>
          <table:table-cell table:formula="=HYPERLINK(&quot;#B3 In-Out.a39:z39&quot;; &quot;1/2: 0.10000000 of 0.90000000 B3&quot;)" table:style-name="taxable_event_note_border_default"/>
          <table:table-cell table:formula="=HYPERLINK(&quot;#B3 In-Out.a9:z9&quot;; &quot;2021-01-01 08:41:00+00:00&quot;)" table:style-name="acquired_lot_border_default"/>
          <table:table-cell table:formula="=HYPERLINK(&quot;#B3 In-Out.a9:z9&quot;; 0.1)" table:style-name="acquired_lot_border_percent"/>
          <table:table-cell table:formula="=HYPERLINK(&quot;#B3 In-Out.a9:z9&quot;; 1300.0000000000000000)" table:style-name="acquired_lot_border_fiat"/>
          <table:table-cell table:formula="=HYPERLINK(&quot;#B3 In-Out.a9:z9&quot;; 0.0)" table:style-name="acquired_lot_border_fiat"/>
          <table:table-cell table:formula="=HYPERLINK(&quot;#B3 In-Out.a9:z9&quot;; 1300.0000000000000000)" table:style-name="highlighted_border_fiat"/>
          <table:table-cell table:formula="=HYPERLINK(&quot;#B3 In-Out.a9:z9&quot;; 13000.00000000000)" table:style-name="acquired_lot_border_fiat"/>
          <table:table-cell table:formula="=HYPERLINK(&quot;#B3 In-Out.a9:z9&quot;; &quot;&quot;)" table:style-name="acquired_lot_border_fiat"/>
          <table:table-cell table:formula="=HYPERLINK(&quot;#B3 In-Out.a9:z9&quot;; &quot;2/2: 0.1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3</text:p>
          </table:table-cell>
          <table:table-cell office:value="30.7" office:value-type="float" table:style-name="transparent_crypto"/>
          <table:table-cell office:value="9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39:z39&quot;; &quot;2022-01-11 11:15:00+00:00&quot;)" table:style-name="taxable_event_default"/>
          <table:table-cell table:formula="=HYPERLINK(&quot;#B3 In-Out.a39:z39&quot;; &quot;OUT / SELL&quot;)" table:style-name="taxable_event_default"/>
          <table:table-cell table:formula="=HYPERLINK(&quot;#B3 In-Out.a39:z39&quot;; 0.8888888888888888888888888888889)" table:style-name="taxable_event_percent"/>
          <table:table-cell table:formula="=HYPERLINK(&quot;#B3 In-Out.a39:z39&quot;; 20000.000000000000000)" table:style-name="highlighted_fiat"/>
          <table:table-cell table:formula="=HYPERLINK(&quot;#B3 In-Out.a39:z39&quot;; 25000.00000000000)" table:style-name="taxable_event_fiat"/>
          <table:table-cell table:formula="=HYPERLINK(&quot;#B3 In-Out.a39:z39&quot;; &quot;&quot;)" table:style-name="taxable_event_fiat"/>
          <table:table-cell table:formula="=HYPERLINK(&quot;#B3 In-Out.a39:z39&quot;; &quot;2/2: 0.80000000 of 0.90000000 B3&quot;)" table:style-name="taxable_event_note_default"/>
          <table:table-cell table:formula="=HYPERLINK(&quot;#B3 In-Out.a14:z14&quot;; &quot;2022-01-01 08:41:00+00:00&quot;)" table:style-name="acquired_lot_alt_default"/>
          <table:table-cell table:formula="=HYPERLINK(&quot;#B3 In-Out.a14:z14&quot;; 0.8)" table:style-name="acquired_lot_alt_percent"/>
          <table:table-cell table:formula="=HYPERLINK(&quot;#B3 In-Out.a14:z14&quot;; 10400.000000000000000)" table:style-name="acquired_lot_alt_fiat"/>
          <table:table-cell table:formula="=HYPERLINK(&quot;#B3 In-Out.a14:z14&quot;; 0.0)" table:style-name="acquired_lot_alt_fiat"/>
          <table:table-cell table:formula="=HYPERLINK(&quot;#B3 In-Out.a14:z14&quot;; 10400.000000000000000)" table:style-name="highlighted_fiat"/>
          <table:table-cell table:formula="=HYPERLINK(&quot;#B3 In-Out.a14:z14&quot;; 13000.00000000000)" table:style-name="acquired_lot_alt_fiat"/>
          <table:table-cell table:formula="=HYPERLINK(&quot;#B3 In-Out.a14:z14&quot;; &quot;&quot;)" table:style-name="acquired_lot_alt_fiat"/>
          <table:table-cell table:formula="=HYPERLINK(&quot;#B3 In-Out.a14:z14&quot;; &quot;1/2: 0.8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32.7" office:value-type="float" table:style-name="transparent_crypto"/>
          <table:table-cell office:value="1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0:z40&quot;; &quot;2022-02-11 19:58:00+00:00&quot;)" table:style-name="taxable_event_alt_default"/>
          <table:table-cell table:formula="=HYPERLINK(&quot;#B3 In-Out.a40:z40&quot;; &quot;OUT / SELL&quot;)" table:style-name="taxable_event_alt_default"/>
          <table:table-cell table:formula="=HYPERLINK(&quot;#B3 In-Out.a40:z40&quot;; 1)" table:style-name="taxable_event_alt_percent"/>
          <table:table-cell table:formula="=HYPERLINK(&quot;#B3 In-Out.a40:z40&quot;; 42000.000000000000000)" table:style-name="highlighted_fiat"/>
          <table:table-cell table:formula="=HYPERLINK(&quot;#B3 In-Out.a40:z40&quot;; 21000.00000000000)" table:style-name="taxable_event_alt_fiat"/>
          <table:table-cell table:formula="=HYPERLINK(&quot;#B3 In-Out.a40:z40&quot;; &quot;&quot;)" table:style-name="taxable_event_alt_fiat"/>
          <table:table-cell table:formula="=HYPERLINK(&quot;#B3 In-Out.a40:z40&quot;; &quot;1/1: 2.00000000 of 2.00000000 B3&quot;)" table:style-name="taxable_event_note_default"/>
          <table:table-cell table:formula="=HYPERLINK(&quot;#B3 In-Out.a15:z15&quot;; &quot;2022-02-01 11:18:00+00:00&quot;)" table:style-name="acquired_lot_default"/>
          <table:table-cell table:formula="=HYPERLINK(&quot;#B3 In-Out.a15:z15&quot;; 1)" table:style-name="acquired_lot_percent"/>
          <table:table-cell table:formula="=HYPERLINK(&quot;#B3 In-Out.a15:z15&quot;; 28000.000000000000000)" table:style-name="acquired_lot_fiat"/>
          <table:table-cell table:formula="=HYPERLINK(&quot;#B3 In-Out.a15:z15&quot;; 0)" table:style-name="acquired_lot_fiat"/>
          <table:table-cell table:formula="=HYPERLINK(&quot;#B3 In-Out.a15:z15&quot;; 28000.000000000000000)" table:style-name="highlighted_fiat"/>
          <table:table-cell table:formula="=HYPERLINK(&quot;#B3 In-Out.a15:z15&quot;; 14000.00000000000)" table:style-name="acquired_lot_fiat"/>
          <table:table-cell table:formula="=HYPERLINK(&quot;#B3 In-Out.a15:z15&quot;; &quot;&quot;)" table:style-name="acquired_lot_fiat"/>
          <table:table-cell table:formula="=HYPERLINK(&quot;#B3 In-Out.a15:z15&quot;; &quot;1/1: 2.0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35.7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1:z41&quot;; &quot;2022-04-11 07:10:00+00:00&quot;)" table:style-name="taxable_event_default"/>
          <table:table-cell table:formula="=HYPERLINK(&quot;#B3 In-Out.a41:z41&quot;; &quot;OUT / GIFT&quot;)" table:style-name="taxable_event_default"/>
          <table:table-cell table:formula="=HYPERLINK(&quot;#B3 In-Out.a41:z41&quot;; 1)" table:style-name="taxable_event_percent"/>
          <table:table-cell table:formula="=HYPERLINK(&quot;#B3 In-Out.a41:z41&quot;; 69000.00000000000000)" table:style-name="highlighted_fiat"/>
          <table:table-cell table:formula="=HYPERLINK(&quot;#B3 In-Out.a41:z41&quot;; 23000.00000000000)" table:style-name="taxable_event_fiat"/>
          <table:table-cell table:formula="=HYPERLINK(&quot;#B3 In-Out.a41:z41&quot;; &quot;&quot;)" table:style-name="taxable_event_fiat"/>
          <table:table-cell table:formula="=HYPERLINK(&quot;#B3 In-Out.a41:z41&quot;; &quot;1/1: 3.00000000 of 3.00000000 B3&quot;)" table:style-name="taxable_event_note_default"/>
          <table:table-cell table:formula="=HYPERLINK(&quot;#B3 In-Out.a17:z17&quot;; &quot;2022-03-01 11:18:00+00:00&quot;)" table:style-name="acquired_lot_alt_default"/>
          <table:table-cell table:formula="=HYPERLINK(&quot;#B3 In-Out.a17:z17&quot;; 0.75)" table:style-name="acquired_lot_alt_percent"/>
          <table:table-cell table:formula="=HYPERLINK(&quot;#B3 In-Out.a17:z17&quot;; 45000.00000000000000)" table:style-name="acquired_lot_alt_fiat"/>
          <table:table-cell table:formula="=HYPERLINK(&quot;#B3 In-Out.a17:z17&quot;; 0.00)" table:style-name="acquired_lot_alt_fiat"/>
          <table:table-cell table:formula="=HYPERLINK(&quot;#B3 In-Out.a17:z17&quot;; 45000.00000000000000)" table:style-name="highlighted_fiat"/>
          <table:table-cell table:formula="=HYPERLINK(&quot;#B3 In-Out.a17:z17&quot;; 15000.00000000000)" table:style-name="acquired_lot_alt_fiat"/>
          <table:table-cell table:formula="=HYPERLINK(&quot;#B3 In-Out.a17:z17&quot;; &quot;&quot;)" table:style-name="acquired_lot_alt_fiat"/>
          <table:table-cell table:formula="=HYPERLINK(&quot;#B3 In-Out.a17:z17&quot;; &quot;1/2: 3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6.7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25)" table:style-name="taxable_event_alt_percent"/>
          <table:table-cell table:formula="=HYPERLINK(&quot;#B3 In-Out.a42:z42&quot;; 22000.0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1/4: 1.00000000 of 4.00000000 B3&quot;)" table:style-name="taxable_event_note_default"/>
          <table:table-cell table:formula="=HYPERLINK(&quot;#B3 In-Out.a17:z17&quot;; &quot;2022-03-01 11:18:00+00:00&quot;)" table:style-name="acquired_lot_alt_default"/>
          <table:table-cell table:formula="=HYPERLINK(&quot;#B3 In-Out.a17:z17&quot;; 0.25)" table:style-name="acquired_lot_alt_percent"/>
          <table:table-cell table:formula="=HYPERLINK(&quot;#B3 In-Out.a17:z17&quot;; 15000.000000000000000)" table:style-name="acquired_lot_alt_fiat"/>
          <table:table-cell table:formula="=HYPERLINK(&quot;#B3 In-Out.a17:z17&quot;; 0.00)" table:style-name="acquired_lot_alt_fiat"/>
          <table:table-cell table:formula="=HYPERLINK(&quot;#B3 In-Out.a17:z17&quot;; 15000.000000000000000)" table:style-name="highlighted_fiat"/>
          <table:table-cell table:formula="=HYPERLINK(&quot;#B3 In-Out.a17:z17&quot;; 15000.00000000000)" table:style-name="acquired_lot_alt_fiat"/>
          <table:table-cell table:formula="=HYPERLINK(&quot;#B3 In-Out.a17:z17&quot;; &quot;&quot;)" table:style-name="acquired_lot_alt_fiat"/>
          <table:table-cell table:formula="=HYPERLINK(&quot;#B3 In-Out.a17:z17&quot;; &quot;2/2: 1.0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6.9" office:value-type="float" table:style-name="transparent_crypto"/>
          <table:table-cell office:value="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05)" table:style-name="taxable_event_alt_percent"/>
          <table:table-cell table:formula="=HYPERLINK(&quot;#B3 In-Out.a42:z42&quot;; 4400.0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2/4: 0.20000000 of 4.00000000 B3&quot;)" table:style-name="taxable_event_note_default"/>
          <table:table-cell table:formula="=HYPERLINK(&quot;#B3 In-Out.a14:z14&quot;; &quot;2022-01-01 08:41:00+00:00&quot;)" table:style-name="acquired_lot_default"/>
          <table:table-cell table:formula="=HYPERLINK(&quot;#B3 In-Out.a14:z14&quot;; 0.2)" table:style-name="acquired_lot_percent"/>
          <table:table-cell table:formula="=HYPERLINK(&quot;#B3 In-Out.a14:z14&quot;; 2600.0000000000000000)" table:style-name="acquired_lot_fiat"/>
          <table:table-cell table:formula="=HYPERLINK(&quot;#B3 In-Out.a14:z14&quot;; 0.0)" table:style-name="acquired_lot_fiat"/>
          <table:table-cell table:formula="=HYPERLINK(&quot;#B3 In-Out.a14:z14&quot;; 2600.0000000000000000)" table:style-name="highlighted_fiat"/>
          <table:table-cell table:formula="=HYPERLINK(&quot;#B3 In-Out.a14:z14&quot;; 13000.00000000000)" table:style-name="acquired_lot_fiat"/>
          <table:table-cell table:formula="=HYPERLINK(&quot;#B3 In-Out.a14:z14&quot;; &quot;&quot;)" table:style-name="acquired_lot_fiat"/>
          <table:table-cell table:formula="=HYPERLINK(&quot;#B3 In-Out.a14:z14&quot;; &quot;2/2: 0.2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7.0" office:value-type="float" table:style-name="transparent_crypto"/>
          <table:table-cell office:value="1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025)" table:style-name="taxable_event_alt_percent"/>
          <table:table-cell table:formula="=HYPERLINK(&quot;#B3 In-Out.a42:z42&quot;; 2200.00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3/4: 0.10000000 of 4.00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1200.0000000000000000)" table:style-name="acquired_lot_alt_fiat"/>
          <table:table-cell table:formula="=HYPERLINK(&quot;#B3 In-Out.a8:z8&quot;; 0.00)" table:style-name="acquired_lot_alt_fiat"/>
          <table:table-cell table:formula="=HYPERLINK(&quot;#B3 In-Out.a8:z8&quot;; 1200.0000000000000000)" table:style-name="highlighted_fiat"/>
          <table:table-cell table:formula="=HYPERLINK(&quot;#B3 In-Out.a8:z8&quot;; 12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1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" office:value-type="float" table:style-name="transparent_crypto"/>
          <table:table-cell office:value-type="string" table:style-name="transparent_default">
            <text:p>B3</text:p>
          </table:table-cell>
          <table:table-cell office:value="39.7" office:value-type="float" table:style-name="transparent_crypto"/>
          <table:table-cell office:value="2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2:z42&quot;; &quot;2022-06-11 05:31:00+00:00&quot;)" table:style-name="taxable_event_alt_default"/>
          <table:table-cell table:formula="=HYPERLINK(&quot;#B3 In-Out.a42:z42&quot;; &quot;OUT / SELL&quot;)" table:style-name="taxable_event_alt_default"/>
          <table:table-cell table:formula="=HYPERLINK(&quot;#B3 In-Out.a42:z42&quot;; 0.675)" table:style-name="taxable_event_alt_percent"/>
          <table:table-cell table:formula="=HYPERLINK(&quot;#B3 In-Out.a42:z42&quot;; 59400.00000000000000)" table:style-name="highlighted_fiat"/>
          <table:table-cell table:formula="=HYPERLINK(&quot;#B3 In-Out.a42:z42&quot;; 22000.00000000000)" table:style-name="taxable_event_alt_fiat"/>
          <table:table-cell table:formula="=HYPERLINK(&quot;#B3 In-Out.a42:z42&quot;; &quot;&quot;)" table:style-name="taxable_event_alt_fiat"/>
          <table:table-cell table:formula="=HYPERLINK(&quot;#B3 In-Out.a42:z42&quot;; &quot;4/4: 2.70000000 of 4.00000000 B3&quot;)" table:style-name="taxable_event_note_default"/>
          <table:table-cell table:formula="=HYPERLINK(&quot;#B3 In-Out.a18:z18&quot;; &quot;2022-05-01 14:03:00+00:00&quot;)" table:style-name="acquired_lot_default"/>
          <table:table-cell table:formula="=HYPERLINK(&quot;#B3 In-Out.a18:z18&quot;; 0.54)" table:style-name="acquired_lot_percent"/>
          <table:table-cell table:formula="=HYPERLINK(&quot;#B3 In-Out.a18:z18&quot;; 32400.00000000000000)" table:style-name="acquired_lot_fiat"/>
          <table:table-cell table:formula="=HYPERLINK(&quot;#B3 In-Out.a18:z18&quot;; 0.00)" table:style-name="acquired_lot_fiat"/>
          <table:table-cell table:formula="=HYPERLINK(&quot;#B3 In-Out.a18:z18&quot;; 32400.00000000000000)" table:style-name="highlighted_fiat"/>
          <table:table-cell table:formula="=HYPERLINK(&quot;#B3 In-Out.a18:z18&quot;; 12000.00000000000)" table:style-name="acquired_lot_fiat"/>
          <table:table-cell table:formula="=HYPERLINK(&quot;#B3 In-Out.a18:z18&quot;; &quot;&quot;)" table:style-name="acquired_lot_fiat"/>
          <table:table-cell table:formula="=HYPERLINK(&quot;#B3 In-Out.a18:z18&quot;; &quot;1/2: 2.7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3" office:value-type="float" table:style-name="transparent_crypto"/>
          <table:table-cell office:value-type="string" table:style-name="transparent_default">
            <text:p>B3</text:p>
          </table:table-cell>
          <table:table-cell office:value="42.0" office:value-type="float" table:style-name="transparent_crypto"/>
          <table:table-cell office:value="2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3:z43&quot;; &quot;2022-06-11 05:31:00+00:00&quot;)" table:style-name="taxable_event_default"/>
          <table:table-cell table:formula="=HYPERLINK(&quot;#B3 In-Out.a43:z43&quot;; &quot;OUT / SELL&quot;)" table:style-name="taxable_event_default"/>
          <table:table-cell table:formula="=HYPERLINK(&quot;#B3 In-Out.a43:z43&quot;; 0.46)" table:style-name="taxable_event_percent"/>
          <table:table-cell table:formula="=HYPERLINK(&quot;#B3 In-Out.a43:z43&quot;; 55200.00000000000000)" table:style-name="highlighted_fiat"/>
          <table:table-cell table:formula="=HYPERLINK(&quot;#B3 In-Out.a43:z43&quot;; 24000.00000000000)" table:style-name="taxable_event_fiat"/>
          <table:table-cell table:formula="=HYPERLINK(&quot;#B3 In-Out.a43:z43&quot;; &quot;&quot;)" table:style-name="taxable_event_fiat"/>
          <table:table-cell table:formula="=HYPERLINK(&quot;#B3 In-Out.a43:z43&quot;; &quot;1/2: 2.30000000 of 5.00000000 B3&quot;)" table:style-name="taxable_event_note_default"/>
          <table:table-cell table:formula="=HYPERLINK(&quot;#B3 In-Out.a18:z18&quot;; &quot;2022-05-01 14:03:00+00:00&quot;)" table:style-name="acquired_lot_default"/>
          <table:table-cell table:formula="=HYPERLINK(&quot;#B3 In-Out.a18:z18&quot;; 0.46)" table:style-name="acquired_lot_percent"/>
          <table:table-cell table:formula="=HYPERLINK(&quot;#B3 In-Out.a18:z18&quot;; 27600.00000000000000)" table:style-name="acquired_lot_fiat"/>
          <table:table-cell table:formula="=HYPERLINK(&quot;#B3 In-Out.a18:z18&quot;; 0.00)" table:style-name="acquired_lot_fiat"/>
          <table:table-cell table:formula="=HYPERLINK(&quot;#B3 In-Out.a18:z18&quot;; 27600.00000000000000)" table:style-name="highlighted_fiat"/>
          <table:table-cell table:formula="=HYPERLINK(&quot;#B3 In-Out.a18:z18&quot;; 12000.00000000000)" table:style-name="acquired_lot_fiat"/>
          <table:table-cell table:formula="=HYPERLINK(&quot;#B3 In-Out.a18:z18&quot;; &quot;&quot;)" table:style-name="acquired_lot_fiat"/>
          <table:table-cell table:formula="=HYPERLINK(&quot;#B3 In-Out.a18:z18&quot;; &quot;2/2: 2.3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" office:value-type="float" table:style-name="transparent_crypto"/>
          <table:table-cell office:value-type="string" table:style-name="transparent_default">
            <text:p>B3</text:p>
          </table:table-cell>
          <table:table-cell office:value="44.7" office:value-type="float" table:style-name="transparent_crypto"/>
          <table:table-cell office:value="35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3:z43&quot;; &quot;2022-06-11 05:31:00+00:00&quot;)" table:style-name="taxable_event_default"/>
          <table:table-cell table:formula="=HYPERLINK(&quot;#B3 In-Out.a43:z43&quot;; &quot;OUT / SELL&quot;)" table:style-name="taxable_event_default"/>
          <table:table-cell table:formula="=HYPERLINK(&quot;#B3 In-Out.a43:z43&quot;; 0.54)" table:style-name="taxable_event_percent"/>
          <table:table-cell table:formula="=HYPERLINK(&quot;#B3 In-Out.a43:z43&quot;; 64800.00000000000000)" table:style-name="highlighted_fiat"/>
          <table:table-cell table:formula="=HYPERLINK(&quot;#B3 In-Out.a43:z43&quot;; 24000.00000000000)" table:style-name="taxable_event_fiat"/>
          <table:table-cell table:formula="=HYPERLINK(&quot;#B3 In-Out.a43:z43&quot;; &quot;&quot;)" table:style-name="taxable_event_fiat"/>
          <table:table-cell table:formula="=HYPERLINK(&quot;#B3 In-Out.a43:z43&quot;; &quot;2/2: 2.70000000 of 5.00000000 B3&quot;)" table:style-name="taxable_event_note_default"/>
          <table:table-cell table:formula="=HYPERLINK(&quot;#B3 In-Out.a16:z16&quot;; &quot;2022-02-01 11:18:00+00:00&quot;)" table:style-name="acquired_lot_alt_default"/>
          <table:table-cell table:formula="=HYPERLINK(&quot;#B3 In-Out.a16:z16&quot;; 0.9)" table:style-name="acquired_lot_alt_percent"/>
          <table:table-cell table:formula="=HYPERLINK(&quot;#B3 In-Out.a16:z16&quot;; 29700.000000000000000)" table:style-name="acquired_lot_alt_fiat"/>
          <table:table-cell table:formula="=HYPERLINK(&quot;#B3 In-Out.a16:z16&quot;; 0.0)" table:style-name="acquired_lot_alt_fiat"/>
          <table:table-cell table:formula="=HYPERLINK(&quot;#B3 In-Out.a16:z16&quot;; 29700.000000000000000)" table:style-name="highlighted_fiat"/>
          <table:table-cell table:formula="=HYPERLINK(&quot;#B3 In-Out.a16:z16&quot;; 11000.00000000000)" table:style-name="acquired_lot_alt_fiat"/>
          <table:table-cell table:formula="=HYPERLINK(&quot;#B3 In-Out.a16:z16&quot;; &quot;&quot;)" table:style-name="acquired_lot_alt_fiat"/>
          <table:table-cell table:formula="=HYPERLINK(&quot;#B3 In-Out.a16:z16&quot;; &quot;1/2: 2.7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5.0" office:value-type="float" table:style-name="transparent_border_crypto"/>
          <table:table-cell office:value="42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44:z44&quot;; &quot;2023-01-11 11:15:00+00:00&quot;)" table:style-name="taxable_event_alt_border_default"/>
          <table:table-cell table:formula="=HYPERLINK(&quot;#B3 In-Out.a44:z44&quot;; &quot;OUT / SELL&quot;)" table:style-name="taxable_event_alt_border_default"/>
          <table:table-cell table:formula="=HYPERLINK(&quot;#B3 In-Out.a44:z44&quot;; 0.3333333333333333333333333333333)" table:style-name="taxable_event_alt_border_percent"/>
          <table:table-cell table:formula="=HYPERLINK(&quot;#B3 In-Out.a44:z44&quot;; 7500.0000000000000000)" table:style-name="highlighted_border_fiat"/>
          <table:table-cell table:formula="=HYPERLINK(&quot;#B3 In-Out.a44:z44&quot;; 25000.00000000000)" table:style-name="taxable_event_alt_border_fiat"/>
          <table:table-cell table:formula="=HYPERLINK(&quot;#B3 In-Out.a44:z44&quot;; &quot;&quot;)" table:style-name="taxable_event_alt_border_fiat"/>
          <table:table-cell table:formula="=HYPERLINK(&quot;#B3 In-Out.a44:z44&quot;; &quot;1/2: 0.30000000 of 0.90000000 B3&quot;)" table:style-name="taxable_event_note_border_default"/>
          <table:table-cell table:formula="=HYPERLINK(&quot;#B3 In-Out.a16:z16&quot;; &quot;2022-02-01 11:18:00+00:00&quot;)" table:style-name="acquired_lot_alt_border_default"/>
          <table:table-cell table:formula="=HYPERLINK(&quot;#B3 In-Out.a16:z16&quot;; 0.1)" table:style-name="acquired_lot_alt_border_percent"/>
          <table:table-cell table:formula="=HYPERLINK(&quot;#B3 In-Out.a16:z16&quot;; 3300.0000000000000000)" table:style-name="acquired_lot_alt_border_fiat"/>
          <table:table-cell table:formula="=HYPERLINK(&quot;#B3 In-Out.a16:z16&quot;; 0.0)" table:style-name="acquired_lot_alt_border_fiat"/>
          <table:table-cell table:formula="=HYPERLINK(&quot;#B3 In-Out.a16:z16&quot;; 3300.0000000000000000)" table:style-name="highlighted_border_fiat"/>
          <table:table-cell table:formula="=HYPERLINK(&quot;#B3 In-Out.a16:z16&quot;; 11000.00000000000)" table:style-name="acquired_lot_alt_border_fiat"/>
          <table:table-cell table:formula="=HYPERLINK(&quot;#B3 In-Out.a16:z16&quot;; &quot;&quot;)" table:style-name="acquired_lot_alt_border_fiat"/>
          <table:table-cell table:formula="=HYPERLINK(&quot;#B3 In-Out.a16:z16&quot;; &quot;2/2: 0.30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" office:value-type="float" table:style-name="transparent_crypto"/>
          <table:table-cell office:value-type="string" table:style-name="transparent_default">
            <text:p>B3</text:p>
          </table:table-cell>
          <table:table-cell office:value="45.6" office:value-type="float" table:style-name="transparent_crypto"/>
          <table:table-cell office:value="7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4:z44&quot;; &quot;2023-01-11 11:15:00+00:00&quot;)" table:style-name="taxable_event_alt_default"/>
          <table:table-cell table:formula="=HYPERLINK(&quot;#B3 In-Out.a44:z44&quot;; &quot;OUT / SELL&quot;)" table:style-name="taxable_event_alt_default"/>
          <table:table-cell table:formula="=HYPERLINK(&quot;#B3 In-Out.a44:z44&quot;; 0.6666666666666666666666666666667)" table:style-name="taxable_event_alt_percent"/>
          <table:table-cell table:formula="=HYPERLINK(&quot;#B3 In-Out.a44:z44&quot;; 15000.000000000000000)" table:style-name="highlighted_fiat"/>
          <table:table-cell table:formula="=HYPERLINK(&quot;#B3 In-Out.a44:z44&quot;; 25000.00000000000)" table:style-name="taxable_event_alt_fiat"/>
          <table:table-cell table:formula="=HYPERLINK(&quot;#B3 In-Out.a44:z44&quot;; &quot;&quot;)" table:style-name="taxable_event_alt_fiat"/>
          <table:table-cell table:formula="=HYPERLINK(&quot;#B3 In-Out.a44:z44&quot;; &quot;2/2: 0.60000000 of 0.90000000 B3&quot;)" table:style-name="taxable_event_note_default"/>
          <table:table-cell table:formula="=HYPERLINK(&quot;#B3 In-Out.a19:z19&quot;; &quot;2023-01-01 08:41:00+00:00&quot;)" table:style-name="acquired_lot_default"/>
          <table:table-cell table:formula="=HYPERLINK(&quot;#B3 In-Out.a19:z19&quot;; 0.6)" table:style-name="acquired_lot_percent"/>
          <table:table-cell table:formula="=HYPERLINK(&quot;#B3 In-Out.a19:z19&quot;; 7800.0000000000000000)" table:style-name="acquired_lot_fiat"/>
          <table:table-cell table:formula="=HYPERLINK(&quot;#B3 In-Out.a19:z19&quot;; 0.0)" table:style-name="acquired_lot_fiat"/>
          <table:table-cell table:formula="=HYPERLINK(&quot;#B3 In-Out.a19:z19&quot;; 7800.0000000000000000)" table:style-name="highlighted_fiat"/>
          <table:table-cell table:formula="=HYPERLINK(&quot;#B3 In-Out.a19:z19&quot;; 13000.00000000000)" table:style-name="acquired_lot_fiat"/>
          <table:table-cell table:formula="=HYPERLINK(&quot;#B3 In-Out.a19:z19&quot;; &quot;&quot;)" table:style-name="acquired_lot_fiat"/>
          <table:table-cell table:formula="=HYPERLINK(&quot;#B3 In-Out.a19:z19&quot;; &quot;1/2: 0.6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46.0" office:value-type="float" table:style-name="transparent_crypto"/>
          <table:table-cell office:value="3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5:z45&quot;; &quot;2023-02-11 19:58:00+00:00&quot;)" table:style-name="taxable_event_default"/>
          <table:table-cell table:formula="=HYPERLINK(&quot;#B3 In-Out.a45:z45&quot;; &quot;OUT / SELL&quot;)" table:style-name="taxable_event_default"/>
          <table:table-cell table:formula="=HYPERLINK(&quot;#B3 In-Out.a45:z45&quot;; 0.2)" table:style-name="taxable_event_percent"/>
          <table:table-cell table:formula="=HYPERLINK(&quot;#B3 In-Out.a45:z45&quot;; 8400.000000000000000)" table:style-name="highlighted_fiat"/>
          <table:table-cell table:formula="=HYPERLINK(&quot;#B3 In-Out.a45:z45&quot;; 21000.00000000000)" table:style-name="taxable_event_fiat"/>
          <table:table-cell table:formula="=HYPERLINK(&quot;#B3 In-Out.a45:z45&quot;; &quot;&quot;)" table:style-name="taxable_event_fiat"/>
          <table:table-cell table:formula="=HYPERLINK(&quot;#B3 In-Out.a45:z45&quot;; &quot;1/2: 0.40000000 of 2.00000000 B3&quot;)" table:style-name="taxable_event_note_default"/>
          <table:table-cell table:formula="=HYPERLINK(&quot;#B3 In-Out.a19:z19&quot;; &quot;2023-01-01 08:41:00+00:00&quot;)" table:style-name="acquired_lot_default"/>
          <table:table-cell table:formula="=HYPERLINK(&quot;#B3 In-Out.a19:z19&quot;; 0.4)" table:style-name="acquired_lot_percent"/>
          <table:table-cell table:formula="=HYPERLINK(&quot;#B3 In-Out.a19:z19&quot;; 5200.0000000000000000)" table:style-name="acquired_lot_fiat"/>
          <table:table-cell table:formula="=HYPERLINK(&quot;#B3 In-Out.a19:z19&quot;; 0.0)" table:style-name="acquired_lot_fiat"/>
          <table:table-cell table:formula="=HYPERLINK(&quot;#B3 In-Out.a19:z19&quot;; 5200.0000000000000000)" table:style-name="highlighted_fiat"/>
          <table:table-cell table:formula="=HYPERLINK(&quot;#B3 In-Out.a19:z19&quot;; 13000.00000000000)" table:style-name="acquired_lot_fiat"/>
          <table:table-cell table:formula="=HYPERLINK(&quot;#B3 In-Out.a19:z19&quot;; &quot;&quot;)" table:style-name="acquired_lot_fiat"/>
          <table:table-cell table:formula="=HYPERLINK(&quot;#B3 In-Out.a19:z19&quot;; &quot;2/2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6" office:value-type="float" table:style-name="transparent_crypto"/>
          <table:table-cell office:value-type="string" table:style-name="transparent_default">
            <text:p>B3</text:p>
          </table:table-cell>
          <table:table-cell office:value="47.6" office:value-type="float" table:style-name="transparent_crypto"/>
          <table:table-cell office:value="1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5:z45&quot;; &quot;2023-02-11 19:58:00+00:00&quot;)" table:style-name="taxable_event_default"/>
          <table:table-cell table:formula="=HYPERLINK(&quot;#B3 In-Out.a45:z45&quot;; &quot;OUT / SELL&quot;)" table:style-name="taxable_event_default"/>
          <table:table-cell table:formula="=HYPERLINK(&quot;#B3 In-Out.a45:z45&quot;; 0.8)" table:style-name="taxable_event_percent"/>
          <table:table-cell table:formula="=HYPERLINK(&quot;#B3 In-Out.a45:z45&quot;; 33600.000000000000000)" table:style-name="highlighted_fiat"/>
          <table:table-cell table:formula="=HYPERLINK(&quot;#B3 In-Out.a45:z45&quot;; 21000.00000000000)" table:style-name="taxable_event_fiat"/>
          <table:table-cell table:formula="=HYPERLINK(&quot;#B3 In-Out.a45:z45&quot;; &quot;&quot;)" table:style-name="taxable_event_fiat"/>
          <table:table-cell table:formula="=HYPERLINK(&quot;#B3 In-Out.a45:z45&quot;; &quot;2/2: 1.60000000 of 2.00000000 B3&quot;)" table:style-name="taxable_event_note_default"/>
          <table:table-cell table:formula="=HYPERLINK(&quot;#B3 In-Out.a20:z20&quot;; &quot;2023-02-01 11:18:00+00:00&quot;)" table:style-name="acquired_lot_alt_default"/>
          <table:table-cell table:formula="=HYPERLINK(&quot;#B3 In-Out.a20:z20&quot;; 0.8)" table:style-name="acquired_lot_alt_percent"/>
          <table:table-cell table:formula="=HYPERLINK(&quot;#B3 In-Out.a20:z20&quot;; 22400.000000000000000)" table:style-name="acquired_lot_alt_fiat"/>
          <table:table-cell table:formula="=HYPERLINK(&quot;#B3 In-Out.a20:z20&quot;; 0.0)" table:style-name="acquired_lot_alt_fiat"/>
          <table:table-cell table:formula="=HYPERLINK(&quot;#B3 In-Out.a20:z20&quot;; 22400.000000000000000)" table:style-name="highlighted_fiat"/>
          <table:table-cell table:formula="=HYPERLINK(&quot;#B3 In-Out.a20:z20&quot;; 14000.00000000000)" table:style-name="acquired_lot_alt_fiat"/>
          <table:table-cell table:formula="=HYPERLINK(&quot;#B3 In-Out.a20:z20&quot;; &quot;&quot;)" table:style-name="acquired_lot_alt_fiat"/>
          <table:table-cell table:formula="=HYPERLINK(&quot;#B3 In-Out.a20:z20&quot;; &quot;1/2: 1.6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6:z46&quot;; &quot;2023-04-11 07:10:00+00:00&quot;)" table:style-name="taxable_event_alt_default"/>
          <table:table-cell table:formula="=HYPERLINK(&quot;#B3 In-Out.a46:z46&quot;; &quot;OUT / GIFT&quot;)" table:style-name="taxable_event_alt_default"/>
          <table:table-cell table:formula="=HYPERLINK(&quot;#B3 In-Out.a46:z46&quot;; 0.1333333333333333333333333333333)" table:style-name="taxable_event_alt_percent"/>
          <table:table-cell table:formula="=HYPERLINK(&quot;#B3 In-Out.a46:z46&quot;; 9200.000000000000000)" table:style-name="highlighted_fiat"/>
          <table:table-cell table:formula="=HYPERLINK(&quot;#B3 In-Out.a46:z46&quot;; 23000.00000000000)" table:style-name="taxable_event_alt_fiat"/>
          <table:table-cell table:formula="=HYPERLINK(&quot;#B3 In-Out.a46:z46&quot;; &quot;&quot;)" table:style-name="taxable_event_alt_fiat"/>
          <table:table-cell table:formula="=HYPERLINK(&quot;#B3 In-Out.a46:z46&quot;; &quot;1/2: 0.40000000 of 3.00000000 B3&quot;)" table:style-name="taxable_event_note_default"/>
          <table:table-cell table:formula="=HYPERLINK(&quot;#B3 In-Out.a20:z20&quot;; &quot;2023-02-01 11:18:00+00:00&quot;)" table:style-name="acquired_lot_alt_default"/>
          <table:table-cell table:formula="=HYPERLINK(&quot;#B3 In-Out.a20:z20&quot;; 0.2)" table:style-name="acquired_lot_alt_percent"/>
          <table:table-cell table:formula="=HYPERLINK(&quot;#B3 In-Out.a20:z20&quot;; 5600.000000000000000)" table:style-name="acquired_lot_alt_fiat"/>
          <table:table-cell table:formula="=HYPERLINK(&quot;#B3 In-Out.a20:z20&quot;; 0.0)" table:style-name="acquired_lot_alt_fiat"/>
          <table:table-cell table:formula="=HYPERLINK(&quot;#B3 In-Out.a20:z20&quot;; 5600.000000000000000)" table:style-name="highlighted_fiat"/>
          <table:table-cell table:formula="=HYPERLINK(&quot;#B3 In-Out.a20:z20&quot;; 14000.00000000000)" table:style-name="acquired_lot_alt_fiat"/>
          <table:table-cell table:formula="=HYPERLINK(&quot;#B3 In-Out.a20:z20&quot;; &quot;&quot;)" table:style-name="acquired_lot_alt_fiat"/>
          <table:table-cell table:formula="=HYPERLINK(&quot;#B3 In-Out.a20:z20&quot;; &quot;2/2: 0.4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6" office:value-type="float" table:style-name="transparent_crypto"/>
          <table:table-cell office:value-type="string" table:style-name="transparent_default">
            <text:p>B3</text:p>
          </table:table-cell>
          <table:table-cell office:value="50.6" office:value-type="float" table:style-name="transparent_crypto"/>
          <table:table-cell office:value="3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6:z46&quot;; &quot;2023-04-11 07:10:00+00:00&quot;)" table:style-name="taxable_event_alt_default"/>
          <table:table-cell table:formula="=HYPERLINK(&quot;#B3 In-Out.a46:z46&quot;; &quot;OUT / GIFT&quot;)" table:style-name="taxable_event_alt_default"/>
          <table:table-cell table:formula="=HYPERLINK(&quot;#B3 In-Out.a46:z46&quot;; 0.8666666666666666666666666666667)" table:style-name="taxable_event_alt_percent"/>
          <table:table-cell table:formula="=HYPERLINK(&quot;#B3 In-Out.a46:z46&quot;; 59800.00000000000000)" table:style-name="highlighted_fiat"/>
          <table:table-cell table:formula="=HYPERLINK(&quot;#B3 In-Out.a46:z46&quot;; 23000.00000000000)" table:style-name="taxable_event_alt_fiat"/>
          <table:table-cell table:formula="=HYPERLINK(&quot;#B3 In-Out.a46:z46&quot;; &quot;&quot;)" table:style-name="taxable_event_alt_fiat"/>
          <table:table-cell table:formula="=HYPERLINK(&quot;#B3 In-Out.a46:z46&quot;; &quot;2/2: 2.60000000 of 3.00000000 B3&quot;)" table:style-name="taxable_event_note_default"/>
          <table:table-cell table:formula="=HYPERLINK(&quot;#B3 In-Out.a21:z21&quot;; &quot;2023-02-01 11:18:00+00:00&quot;)" table:style-name="acquired_lot_default"/>
          <table:table-cell table:formula="=HYPERLINK(&quot;#B3 In-Out.a21:z21&quot;; 0.8666666666666666666666666666667)" table:style-name="acquired_lot_percent"/>
          <table:table-cell table:formula="=HYPERLINK(&quot;#B3 In-Out.a21:z21&quot;; 28600.000000000000000)" table:style-name="acquired_lot_fiat"/>
          <table:table-cell table:formula="=HYPERLINK(&quot;#B3 In-Out.a21:z21&quot;; 0E-31)" table:style-name="acquired_lot_fiat"/>
          <table:table-cell table:formula="=HYPERLINK(&quot;#B3 In-Out.a21:z21&quot;; 28600.000000000000000)" table:style-name="highlighted_fiat"/>
          <table:table-cell table:formula="=HYPERLINK(&quot;#B3 In-Out.a21:z21&quot;; 11000.00000000000)" table:style-name="acquired_lot_fiat"/>
          <table:table-cell table:formula="=HYPERLINK(&quot;#B3 In-Out.a21:z21&quot;; &quot;&quot;)" table:style-name="acquired_lot_fiat"/>
          <table:table-cell table:formula="=HYPERLINK(&quot;#B3 In-Out.a21:z21&quot;; &quot;1/2: 2.6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51.0" office:value-type="float" table:style-name="transparent_crypto"/>
          <table:table-cell office:value="4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7:z47&quot;; &quot;2023-06-11 05:31:00+00:00&quot;)" table:style-name="taxable_event_default"/>
          <table:table-cell table:formula="=HYPERLINK(&quot;#B3 In-Out.a47:z47&quot;; &quot;OUT / SELL&quot;)" table:style-name="taxable_event_default"/>
          <table:table-cell table:formula="=HYPERLINK(&quot;#B3 In-Out.a47:z47&quot;; 0.1)" table:style-name="taxable_event_percent"/>
          <table:table-cell table:formula="=HYPERLINK(&quot;#B3 In-Out.a47:z47&quot;; 8800.000000000000000)" table:style-name="highlighted_fiat"/>
          <table:table-cell table:formula="=HYPERLINK(&quot;#B3 In-Out.a47:z47&quot;; 22000.00000000000)" table:style-name="taxable_event_fiat"/>
          <table:table-cell table:formula="=HYPERLINK(&quot;#B3 In-Out.a47:z47&quot;; &quot;&quot;)" table:style-name="taxable_event_fiat"/>
          <table:table-cell table:formula="=HYPERLINK(&quot;#B3 In-Out.a47:z47&quot;; &quot;1/2: 0.40000000 of 4.00000000 B3&quot;)" table:style-name="taxable_event_note_default"/>
          <table:table-cell table:formula="=HYPERLINK(&quot;#B3 In-Out.a21:z21&quot;; &quot;2023-02-01 11:18:00+00:00&quot;)" table:style-name="acquired_lot_default"/>
          <table:table-cell table:formula="=HYPERLINK(&quot;#B3 In-Out.a21:z21&quot;; 0.1333333333333333333333333333333)" table:style-name="acquired_lot_percent"/>
          <table:table-cell table:formula="=HYPERLINK(&quot;#B3 In-Out.a21:z21&quot;; 4400.000000000000000)" table:style-name="acquired_lot_fiat"/>
          <table:table-cell table:formula="=HYPERLINK(&quot;#B3 In-Out.a21:z21&quot;; 0E-31)" table:style-name="acquired_lot_fiat"/>
          <table:table-cell table:formula="=HYPERLINK(&quot;#B3 In-Out.a21:z21&quot;; 4400.000000000000000)" table:style-name="highlighted_fiat"/>
          <table:table-cell table:formula="=HYPERLINK(&quot;#B3 In-Out.a21:z21&quot;; 11000.00000000000)" table:style-name="acquired_lot_fiat"/>
          <table:table-cell table:formula="=HYPERLINK(&quot;#B3 In-Out.a21:z21&quot;; &quot;&quot;)" table:style-name="acquired_lot_fiat"/>
          <table:table-cell table:formula="=HYPERLINK(&quot;#B3 In-Out.a21:z21&quot;; &quot;2/2: 0.4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6" office:value-type="float" table:style-name="transparent_crypto"/>
          <table:table-cell office:value-type="string" table:style-name="transparent_default">
            <text:p>B3</text:p>
          </table:table-cell>
          <table:table-cell office:value="54.6" office:value-type="float" table:style-name="transparent_crypto"/>
          <table:table-cell office:value="2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7:z47&quot;; &quot;2023-06-11 05:31:00+00:00&quot;)" table:style-name="taxable_event_default"/>
          <table:table-cell table:formula="=HYPERLINK(&quot;#B3 In-Out.a47:z47&quot;; &quot;OUT / SELL&quot;)" table:style-name="taxable_event_default"/>
          <table:table-cell table:formula="=HYPERLINK(&quot;#B3 In-Out.a47:z47&quot;; 0.9)" table:style-name="taxable_event_percent"/>
          <table:table-cell table:formula="=HYPERLINK(&quot;#B3 In-Out.a47:z47&quot;; 79200.00000000000000)" table:style-name="highlighted_fiat"/>
          <table:table-cell table:formula="=HYPERLINK(&quot;#B3 In-Out.a47:z47&quot;; 22000.00000000000)" table:style-name="taxable_event_fiat"/>
          <table:table-cell table:formula="=HYPERLINK(&quot;#B3 In-Out.a47:z47&quot;; &quot;&quot;)" table:style-name="taxable_event_fiat"/>
          <table:table-cell table:formula="=HYPERLINK(&quot;#B3 In-Out.a47:z47&quot;; &quot;2/2: 3.60000000 of 4.00000000 B3&quot;)" table:style-name="taxable_event_note_default"/>
          <table:table-cell table:formula="=HYPERLINK(&quot;#B3 In-Out.a22:z22&quot;; &quot;2023-03-01 11:18:00+00:00&quot;)" table:style-name="acquired_lot_alt_default"/>
          <table:table-cell table:formula="=HYPERLINK(&quot;#B3 In-Out.a22:z22&quot;; 0.9)" table:style-name="acquired_lot_alt_percent"/>
          <table:table-cell table:formula="=HYPERLINK(&quot;#B3 In-Out.a22:z22&quot;; 54000.00000000000000)" table:style-name="acquired_lot_alt_fiat"/>
          <table:table-cell table:formula="=HYPERLINK(&quot;#B3 In-Out.a22:z22&quot;; 0.0)" table:style-name="acquired_lot_alt_fiat"/>
          <table:table-cell table:formula="=HYPERLINK(&quot;#B3 In-Out.a22:z22&quot;; 54000.00000000000000)" table:style-name="highlighted_fiat"/>
          <table:table-cell table:formula="=HYPERLINK(&quot;#B3 In-Out.a22:z22&quot;; 15000.00000000000)" table:style-name="acquired_lot_alt_fiat"/>
          <table:table-cell table:formula="=HYPERLINK(&quot;#B3 In-Out.a22:z22&quot;; &quot;&quot;)" table:style-name="acquired_lot_alt_fiat"/>
          <table:table-cell table:formula="=HYPERLINK(&quot;#B3 In-Out.a22:z22&quot;; &quot;1/2: 3.6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55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8:z48&quot;; &quot;2023-06-11 05:31:00+00:00&quot;)" table:style-name="taxable_event_alt_default"/>
          <table:table-cell table:formula="=HYPERLINK(&quot;#B3 In-Out.a48:z48&quot;; &quot;OUT / SELL&quot;)" table:style-name="taxable_event_alt_default"/>
          <table:table-cell table:formula="=HYPERLINK(&quot;#B3 In-Out.a48:z48&quot;; 0.08)" table:style-name="taxable_event_alt_percent"/>
          <table:table-cell table:formula="=HYPERLINK(&quot;#B3 In-Out.a48:z48&quot;; 9600.000000000000000)" table:style-name="highlighted_fiat"/>
          <table:table-cell table:formula="=HYPERLINK(&quot;#B3 In-Out.a48:z48&quot;; 24000.00000000000)" table:style-name="taxable_event_alt_fiat"/>
          <table:table-cell table:formula="=HYPERLINK(&quot;#B3 In-Out.a48:z48&quot;; &quot;&quot;)" table:style-name="taxable_event_alt_fiat"/>
          <table:table-cell table:formula="=HYPERLINK(&quot;#B3 In-Out.a48:z48&quot;; &quot;1/2: 0.40000000 of 5.00000000 B3&quot;)" table:style-name="taxable_event_note_default"/>
          <table:table-cell table:formula="=HYPERLINK(&quot;#B3 In-Out.a22:z22&quot;; &quot;2023-03-01 11:18:00+00:00&quot;)" table:style-name="acquired_lot_alt_default"/>
          <table:table-cell table:formula="=HYPERLINK(&quot;#B3 In-Out.a22:z22&quot;; 0.1)" table:style-name="acquired_lot_alt_percent"/>
          <table:table-cell table:formula="=HYPERLINK(&quot;#B3 In-Out.a22:z22&quot;; 6000.000000000000000)" table:style-name="acquired_lot_alt_fiat"/>
          <table:table-cell table:formula="=HYPERLINK(&quot;#B3 In-Out.a22:z22&quot;; 0.0)" table:style-name="acquired_lot_alt_fiat"/>
          <table:table-cell table:formula="=HYPERLINK(&quot;#B3 In-Out.a22:z22&quot;; 6000.000000000000000)" table:style-name="highlighted_fiat"/>
          <table:table-cell table:formula="=HYPERLINK(&quot;#B3 In-Out.a22:z22&quot;; 15000.00000000000)" table:style-name="acquired_lot_alt_fiat"/>
          <table:table-cell table:formula="=HYPERLINK(&quot;#B3 In-Out.a22:z22&quot;; &quot;&quot;)" table:style-name="acquired_lot_alt_fiat"/>
          <table:table-cell table:formula="=HYPERLINK(&quot;#B3 In-Out.a22:z22&quot;; &quot;2/2: 0.40000000 of 4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6" office:value-type="float" table:style-name="transparent_crypto"/>
          <table:table-cell office:value-type="string" table:style-name="transparent_default">
            <text:p>B3</text:p>
          </table:table-cell>
          <table:table-cell office:value="59.6" office:value-type="float" table:style-name="transparent_crypto"/>
          <table:table-cell office:value="55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8:z48&quot;; &quot;2023-06-11 05:31:00+00:00&quot;)" table:style-name="taxable_event_alt_default"/>
          <table:table-cell table:formula="=HYPERLINK(&quot;#B3 In-Out.a48:z48&quot;; &quot;OUT / SELL&quot;)" table:style-name="taxable_event_alt_default"/>
          <table:table-cell table:formula="=HYPERLINK(&quot;#B3 In-Out.a48:z48&quot;; 0.92)" table:style-name="taxable_event_alt_percent"/>
          <table:table-cell table:formula="=HYPERLINK(&quot;#B3 In-Out.a48:z48&quot;; 110400.00000000000000)" table:style-name="highlighted_fiat"/>
          <table:table-cell table:formula="=HYPERLINK(&quot;#B3 In-Out.a48:z48&quot;; 24000.00000000000)" table:style-name="taxable_event_alt_fiat"/>
          <table:table-cell table:formula="=HYPERLINK(&quot;#B3 In-Out.a48:z48&quot;; &quot;&quot;)" table:style-name="taxable_event_alt_fiat"/>
          <table:table-cell table:formula="=HYPERLINK(&quot;#B3 In-Out.a48:z48&quot;; &quot;2/2: 4.60000000 of 5.00000000 B3&quot;)" table:style-name="taxable_event_note_default"/>
          <table:table-cell table:formula="=HYPERLINK(&quot;#B3 In-Out.a23:z23&quot;; &quot;2023-05-01 14:03:00+00:00&quot;)" table:style-name="acquired_lot_default"/>
          <table:table-cell table:formula="=HYPERLINK(&quot;#B3 In-Out.a23:z23&quot;; 0.92)" table:style-name="acquired_lot_percent"/>
          <table:table-cell table:formula="=HYPERLINK(&quot;#B3 In-Out.a23:z23&quot;; 55200.00000000000000)" table:style-name="acquired_lot_fiat"/>
          <table:table-cell table:formula="=HYPERLINK(&quot;#B3 In-Out.a23:z23&quot;; 0.00)" table:style-name="acquired_lot_fiat"/>
          <table:table-cell table:formula="=HYPERLINK(&quot;#B3 In-Out.a23:z23&quot;; 55200.00000000000000)" table:style-name="highlighted_fiat"/>
          <table:table-cell table:formula="=HYPERLINK(&quot;#B3 In-Out.a23:z23&quot;; 12000.00000000000)" table:style-name="acquired_lot_fiat"/>
          <table:table-cell table:formula="=HYPERLINK(&quot;#B3 In-Out.a23:z23&quot;; &quot;&quot;)" table:style-name="acquired_lot_fiat"/>
          <table:table-cell table:formula="=HYPERLINK(&quot;#B3 In-Out.a23:z23&quot;; &quot;1/2: 4.60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60.0" office:value-type="float" table:style-name="transparent_border_crypto"/>
          <table:table-cell office:value="72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49:z49&quot;; &quot;2024-03-11 10:49:00+00:00&quot;)" table:style-name="taxable_event_border_default"/>
          <table:table-cell table:formula="=HYPERLINK(&quot;#B3 In-Out.a49:z49&quot;; &quot;OUT / SELL&quot;)" table:style-name="taxable_event_border_default"/>
          <table:table-cell table:formula="=HYPERLINK(&quot;#B3 In-Out.a49:z49&quot;; 1)" table:style-name="taxable_event_border_percent"/>
          <table:table-cell table:formula="=HYPERLINK(&quot;#B3 In-Out.a49:z49&quot;; 12000.0000000000000000)" table:style-name="highlighted_border_fiat"/>
          <table:table-cell table:formula="=HYPERLINK(&quot;#B3 In-Out.a49:z49&quot;; 30000.00000000000)" table:style-name="taxable_event_border_fiat"/>
          <table:table-cell table:formula="=HYPERLINK(&quot;#B3 In-Out.a49:z49&quot;; &quot;&quot;)" table:style-name="taxable_event_border_fiat"/>
          <table:table-cell table:formula="=HYPERLINK(&quot;#B3 In-Out.a49:z49&quot;; &quot;1/1: 0.40000000 of 0.40000000 B3&quot;)" table:style-name="taxable_event_note_border_default"/>
          <table:table-cell table:formula="=HYPERLINK(&quot;#B3 In-Out.a23:z23&quot;; &quot;2023-05-01 14:03:00+00:00&quot;)" table:style-name="acquired_lot_border_default"/>
          <table:table-cell table:formula="=HYPERLINK(&quot;#B3 In-Out.a23:z23&quot;; 0.08)" table:style-name="acquired_lot_border_percent"/>
          <table:table-cell table:formula="=HYPERLINK(&quot;#B3 In-Out.a23:z23&quot;; 4800.000000000000000)" table:style-name="acquired_lot_border_fiat"/>
          <table:table-cell table:formula="=HYPERLINK(&quot;#B3 In-Out.a23:z23&quot;; 0.00)" table:style-name="acquired_lot_border_fiat"/>
          <table:table-cell table:formula="=HYPERLINK(&quot;#B3 In-Out.a23:z23&quot;; 4800.000000000000000)" table:style-name="highlighted_border_fiat"/>
          <table:table-cell table:formula="=HYPERLINK(&quot;#B3 In-Out.a23:z23&quot;; 12000.00000000000)" table:style-name="acquired_lot_border_fiat"/>
          <table:table-cell table:formula="=HYPERLINK(&quot;#B3 In-Out.a23:z23&quot;; &quot;&quot;)" table:style-name="acquired_lot_border_fiat"/>
          <table:table-cell table:formula="=HYPERLINK(&quot;#B3 In-Out.a23:z23&quot;; &quot;2/2: 0.40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1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0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9T08:36:50.90733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